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053cm" svg:stroke-color="#a33e03" draw:marker-start-width="0.069cm" draw:marker-end-width="0.069cm" draw:fill="none" draw:textarea-horizontal-align="center" draw:textarea-vertical-align="middle" fo:padding-top="0.151cm" fo:padding-bottom="0.151cm" fo:padding-left="0.276cm" fo:padding-right="0.276cm"/>
    </style:style>
    <style:style style:name="gr2" style:family="graphic" style:parent-style-name="objectwithoutfill">
      <style:graphic-properties svg:stroke-width="0.053cm" svg:stroke-color="#63bbee" draw:marker-start-width="0.069cm" draw:marker-end-width="0.069cm" draw:fill="none" draw:textarea-vertical-align="middle" fo:padding-top="0.151cm" fo:padding-bottom="0.151cm" fo:padding-left="0.276cm" fo:padding-right="0.276cm"/>
    </style:style>
    <style:style style:name="gr3" style:family="graphic" style:parent-style-name="standard">
      <style:graphic-properties svg:stroke-width="0.02cm" svg:stroke-color="#000000" draw:marker-start-width="0.12cm" draw:marker-end-width="0.12cm" draw:fill="solid" draw:fill-color="#b2b2b2" draw:textarea-horizontal-align="justify" draw:textarea-vertical-align="middle" draw:auto-grow-height="false" fo:min-height="5.015cm" fo:min-width="2.98cm" fo:padding-top="0.085cm" fo:padding-bottom="0.085cm" fo:padding-left="0.21cm" fo:padding-right="0.21cm"/>
    </style:style>
    <style:style style:name="gr4" style:family="graphic" style:parent-style-name="standard">
      <style:graphic-properties svg:stroke-width="0.02cm" svg:stroke-color="#000000" draw:marker-start-width="0.12cm" draw:marker-end-width="0.12cm" draw:fill="solid" draw:fill-color="#808080" draw:textarea-horizontal-align="justify" draw:textarea-vertical-align="middle" draw:auto-grow-height="false" fo:min-height="0.574cm" fo:min-width="2.98cm" fo:padding-top="0.085cm" fo:padding-bottom="0.085cm" fo:padding-left="0.21cm" fo:padding-right="0.21cm"/>
    </style:style>
    <style:style style:name="gr5" style:family="graphic" style:parent-style-name="standard">
      <style:graphic-properties svg:stroke-width="0.06cm" svg:stroke-color="#18a303" draw:marker-start-width="0cm" draw:marker-end-width="0cm" draw:fill="solid" draw:fill-color="#b2b2b2" draw:textarea-horizontal-align="justify" draw:textarea-vertical-align="middle" draw:auto-grow-height="false" fo:min-height="0.25cm" fo:min-width="0cm" fo:padding-top="0.105cm" fo:padding-bottom="0.105cm" fo:padding-left="0.23cm" fo:padding-right="0.23cm"/>
    </style:style>
    <style:style style:name="gr6" style:family="graphic" style:parent-style-name="standard">
      <style:graphic-properties svg:stroke-width="0.06cm" svg:stroke-color="#18a303" draw:marker-start-width="0cm" draw:marker-end-width="0cm" draw:fill="solid" draw:fill-color="#b2b2b2" draw:textarea-horizontal-align="justify" draw:textarea-vertical-align="middle" draw:auto-grow-height="false" fo:min-height="0.25cm" fo:min-width="0.2cm" fo:padding-top="0.105cm" fo:padding-bottom="0.105cm" fo:padding-left="0.23cm" fo:padding-right="0.23cm"/>
    </style:style>
    <style:style style:name="gr7" style:family="graphic" style:parent-style-name="objectwithoutfill">
      <style:graphic-properties draw:stroke="dash" draw:stroke-dash="Axis" svg:stroke-width="0.03cm" svg:stroke-color="#000000" draw:marker-start-width="0.155cm" draw:marker-end-width="0.155cm" draw:fill="none" draw:textarea-vertical-align="middle" fo:padding-top="0.09cm" fo:padding-bottom="0.09cm" fo:padding-left="0.215cm" fo:padding-right="0.215cm"/>
    </style:style>
    <style:style style:name="gr8" style:family="graphic" style:parent-style-name="standard">
      <style:graphic-properties draw:stroke="none" draw:fill="none" fo:min-height="0.319cm"/>
    </style:style>
    <style:style style:name="gr9" style:family="graphic" style:parent-style-name="standard">
      <style:graphic-properties draw:stroke="solid" svg:stroke-width="0.03cm" svg:stroke-color="#000000" draw:marker-start-width="0.16cm" draw:marker-end-width="0.16cm" draw:fill="solid" draw:fill-color="#b2b2b2" draw:textarea-horizontal-align="justify" draw:textarea-vertical-align="middle" draw:auto-grow-height="false" fo:min-height="6.47cm" fo:min-width="0.07cm" fo:padding-top="0.09cm" fo:padding-bottom="0.09cm" fo:padding-left="0.215cm" fo:padding-right="0.215cm"/>
    </style:style>
    <style:style style:name="gr10" style:family="graphic" style:parent-style-name="standard">
      <style:graphic-properties draw:stroke="solid" svg:stroke-width="0.03cm" svg:stroke-color="#000000" draw:marker-start-width="0.16cm" draw:marker-end-width="0.16cm" draw:fill="solid" draw:fill-color="#b2b2b2" draw:textarea-horizontal-align="justify" draw:textarea-vertical-align="middle" draw:auto-grow-height="false" fo:min-height="0.32cm" fo:min-width="4.52cm" fo:padding-top="0.09cm" fo:padding-bottom="0.09cm" fo:padding-left="0.215cm" fo:padding-right="0.215cm"/>
    </style:style>
    <style:style style:name="gr11" style:family="graphic" style:parent-style-name="standard">
      <style:graphic-properties draw:stroke="solid" svg:stroke-width="0.03cm" svg:stroke-color="#000000" draw:marker-start-width="0.16cm" draw:marker-end-width="0.16cm" draw:fill="solid" draw:fill-color="#b2b2b2" draw:textarea-horizontal-align="justify" draw:textarea-vertical-align="middle" draw:auto-grow-height="false" fo:min-height="0.03cm" fo:min-width="3.73cm" fo:padding-top="0.09cm" fo:padding-bottom="0.09cm" fo:padding-left="0.215cm" fo:padding-right="0.215cm"/>
    </style:style>
    <style:style style:name="gr12" style:family="graphic" style:parent-style-name="standard">
      <style:graphic-properties draw:stroke="solid" svg:stroke-width="0.03cm" svg:stroke-color="#000000" draw:marker-start-width="0.16cm" draw:marker-end-width="0.16cm" draw:fill="solid" draw:fill-color="#b2b2b2" draw:textarea-horizontal-align="justify" draw:textarea-vertical-align="middle" draw:auto-grow-height="false" fo:min-height="1.381cm" fo:min-width="1.11cm" fo:padding-top="0.09cm" fo:padding-bottom="0.09cm" fo:padding-left="0.215cm" fo:padding-right="0.215cm"/>
    </style:style>
    <style:style style:name="gr13" style:family="graphic" style:parent-style-name="standard">
      <style:graphic-properties draw:stroke="solid" svg:stroke-width="0.03cm" svg:stroke-color="#000000" draw:marker-start-width="0.16cm" draw:marker-end-width="0.16cm" draw:textarea-horizontal-align="justify" draw:textarea-vertical-align="middle" draw:auto-grow-height="false" fo:min-height="0.955cm" fo:min-width="3.75cm" fo:padding-top="0.09cm" fo:padding-bottom="0.09cm" fo:padding-left="0.215cm" fo:padding-right="0.215cm"/>
    </style:style>
    <style:style style:name="gr14" style:family="graphic" style:parent-style-name="standard">
      <style:graphic-properties draw:stroke="none" svg:stroke-width="0.03cm" svg:stroke-color="#000000" draw:marker-start-width="0.16cm" draw:marker-end-width="0.16cm" draw:fill="none" fo:min-height="1.052cm" fo:padding-top="0.115cm" fo:padding-bottom="0.115cm" fo:padding-left="0.24cm" fo:padding-right="0.24cm"/>
    </style:style>
    <style:style style:name="gr15" style:family="graphic" style:parent-style-name="standard">
      <style:graphic-properties draw:stroke="solid" svg:stroke-width="0.03cm" svg:stroke-color="#000000" draw:marker-start-width="0.16cm" draw:marker-end-width="0.16cm" draw:fill="solid" draw:fill-color="#b2b2b2" draw:textarea-horizontal-align="justify" draw:textarea-vertical-align="middle" draw:auto-grow-height="false" fo:min-height="1.215cm" fo:min-width="1.014cm" fo:padding-top="0.09cm" fo:padding-bottom="0.09cm" fo:padding-left="0.215cm" fo:padding-right="0.215cm"/>
    </style:style>
    <style:style style:name="gr16" style:family="graphic" style:parent-style-name="standard">
      <style:graphic-properties draw:stroke="solid" svg:stroke-width="0.03cm" svg:stroke-color="#000000" draw:marker-start-width="0.16cm" draw:marker-end-width="0.16cm" draw:fill="solid" draw:fill-color="#b2b2b2" draw:textarea-horizontal-align="justify" draw:textarea-vertical-align="middle" draw:auto-grow-height="false" fo:min-height="1.22cm" fo:min-width="0.97cm" fo:padding-top="0.09cm" fo:padding-bottom="0.09cm" fo:padding-left="0.215cm" fo:padding-right="0.215cm"/>
    </style:style>
    <style:style style:name="gr17" style:family="graphic" style:parent-style-name="standard">
      <style:graphic-properties draw:stroke="solid" svg:stroke-width="0.03cm" svg:stroke-color="#000000" draw:marker-start-width="0.16cm" draw:marker-end-width="0.16cm" draw:fill="solid" draw:fill-color="#b2b2b2" draw:textarea-horizontal-align="justify" draw:textarea-vertical-align="middle" draw:auto-grow-height="false" fo:min-height="1.17cm" fo:min-width="1.014cm" fo:padding-top="0.09cm" fo:padding-bottom="0.09cm" fo:padding-left="0.215cm" fo:padding-right="0.215cm"/>
    </style:style>
    <style:style style:name="gr18" style:family="graphic" style:parent-style-name="standard">
      <style:graphic-properties draw:stroke="solid" svg:stroke-width="0.03cm" svg:stroke-color="#000000" draw:marker-start-width="0.16cm" draw:marker-end-width="0.16cm" draw:fill="solid" draw:fill-color="#b2b2b2" draw:textarea-horizontal-align="justify" draw:textarea-vertical-align="middle" draw:auto-grow-height="false" fo:min-height="1.18cm" fo:min-width="0.97cm" fo:padding-top="0.09cm" fo:padding-bottom="0.09cm" fo:padding-left="0.215cm" fo:padding-right="0.215cm"/>
    </style:style>
    <style:style style:name="gr19" style:family="graphic" style:parent-style-name="standard">
      <style:graphic-properties draw:stroke="solid" svg:stroke-width="0.03cm" svg:stroke-color="#000000" draw:marker-start-width="0.16cm" draw:marker-end-width="0.16cm" draw:fill="solid" draw:fill-color="#b2b2b2" draw:textarea-horizontal-align="justify" draw:textarea-vertical-align="middle" draw:auto-grow-height="false" fo:min-height="0.384cm" fo:min-width="4.52cm" fo:padding-top="0.09cm" fo:padding-bottom="0.09cm" fo:padding-left="0.215cm" fo:padding-right="0.215cm"/>
    </style:style>
    <style:style style:name="gr20" style:family="graphic" style:parent-style-name="objectwithoutfill">
      <style:graphic-properties draw:stroke="solid" draw:stroke-dash="Dashed_20__28_var_29_" svg:stroke-width="0.053cm" svg:stroke-color="#2cee0e" draw:marker-start-width="0.279cm" draw:marker-end-width="0.279cm" draw:fill="none" draw:textarea-vertical-align="middle" fo:padding-top="0.151cm" fo:padding-bottom="0.151cm" fo:padding-left="0.276cm" fo:padding-right="0.276cm"/>
    </style:style>
    <style:style style:name="gr21" style:family="graphic" style:parent-style-name="objectwithoutfill">
      <style:graphic-properties draw:stroke="dash" draw:stroke-dash="Dashed_20__28_var_29_" svg:stroke-width="0.053cm" svg:stroke-color="#ffd74c" draw:marker-start-width="0.279cm" draw:marker-end-width="0.279cm" draw:fill="none" draw:textarea-vertical-align="middle" fo:padding-top="0.151cm" fo:padding-bottom="0.151cm" fo:padding-left="0.276cm" fo:padding-right="0.276cm"/>
    </style:style>
    <style:style style:name="gr22" style:family="graphic" style:parent-style-name="objectwithoutfill">
      <style:graphic-properties svg:stroke-width="0.053cm" svg:stroke-color="#63bbee" draw:marker-start-width="0.279cm" draw:marker-end-width="0.279cm" draw:fill="none" draw:textarea-vertical-align="middle" fo:padding-top="0.151cm" fo:padding-bottom="0.151cm" fo:padding-left="0.276cm" fo:padding-right="0.276cm"/>
    </style:style>
    <style:style style:name="gr23" style:family="graphic" style:parent-style-name="objectwithoutfill">
      <style:graphic-properties svg:stroke-width="0.053cm" svg:stroke-color="#a33e03" draw:marker-start-width="0.279cm" draw:marker-end-width="0.279cm" draw:fill="none" draw:textarea-vertical-align="middle" fo:padding-top="0.151cm" fo:padding-bottom="0.151cm" fo:padding-left="0.276cm" fo:padding-right="0.276cm"/>
    </style:style>
    <style:style style:name="gr24" style:family="graphic" style:parent-style-name="standard">
      <style:graphic-properties draw:stroke="none" svg:stroke-color="#000000" draw:fill="none" draw:fill-color="#ffffff" draw:auto-grow-height="false" fo:min-height="13.06cm"/>
    </style:style>
    <style:style style:name="gr25" style:family="graphic" style:parent-style-name="objectwithoutfill">
      <style:graphic-properties svg:stroke-width="0.053cm" svg:stroke-color="#a33e03" draw:marker-start-width="0.209cm" draw:marker-end-width="0.209cm" draw:fill="none" draw:textarea-vertical-align="middle" fo:padding-top="0.151cm" fo:padding-bottom="0.151cm" fo:padding-left="0.276cm" fo:padding-right="0.276cm"/>
    </style:style>
    <style:style style:name="gr26" style:family="graphic" style:parent-style-name="standard">
      <style:graphic-properties svg:stroke-width="0.053cm" svg:stroke-color="#000000" draw:marker-start-width="0.279cm" draw:marker-end-width="0.279cm" draw:fill="none" draw:fill-color="#ffffff" draw:textarea-horizontal-align="justify" draw:textarea-vertical-align="middle" draw:auto-grow-height="false" fo:min-height="0.398cm" fo:min-width="0cm" fo:padding-top="0.151cm" fo:padding-bottom="0.151cm" fo:padding-left="0.276cm" fo:padding-right="0.276cm"/>
    </style:style>
    <style:style style:name="gr27" style:family="graphic" style:parent-style-name="standard">
      <style:graphic-properties svg:stroke-width="0.053cm" svg:stroke-color="#000000" draw:marker-start-width="0.279cm" draw:marker-end-width="0.279cm" draw:fill-color="#dddddd" draw:textarea-horizontal-align="justify" draw:textarea-vertical-align="middle" draw:auto-grow-height="false" fo:min-height="0cm" fo:min-width="0cm" fo:padding-top="0.151cm" fo:padding-bottom="0.151cm" fo:padding-left="0.276cm" fo:padding-right="0.276cm"/>
    </style:style>
    <style:style style:name="gr28" style:family="graphic" style:parent-style-name="objectwithoutfill">
      <style:graphic-properties svg:stroke-width="0.053cm" svg:stroke-color="#000000" draw:marker-start-width="0.209cm" draw:marker-end-width="0.209cm" draw:fill="none" draw:textarea-vertical-align="middle" fo:padding-top="0.151cm" fo:padding-bottom="0.151cm" fo:padding-left="0.276cm" fo:padding-right="0.276cm"/>
    </style:style>
    <style:style style:name="gr29" style:family="graphic" style:parent-style-name="standard">
      <style:graphic-properties draw:stroke="none" svg:stroke-color="#000000" draw:fill="none" draw:fill-color="#ffffff" draw:auto-grow-height="false" fo:min-height="13.06cm" fo:padding-top="0cm" fo:padding-bottom="0cm" fo:padding-left="0cm" fo:padding-right="0cm"/>
    </style:style>
    <style:style style:name="gr30" style:family="graphic" style:parent-style-name="standard">
      <style:graphic-properties svg:stroke-width="0.02cm" svg:stroke-color="#000000" draw:marker-start-width="0.13cm" draw:marker-end-width="0.13cm" draw:fill="solid" draw:fill-color="#006da1" draw:textarea-horizontal-align="justify" draw:textarea-vertical-align="middle" draw:auto-grow-height="false" fo:min-height="3.925cm" fo:min-width="4.698cm" fo:padding-top="0.085cm" fo:padding-bottom="0.085cm" fo:padding-left="0.21cm" fo:padding-right="0.21cm"/>
    </style:style>
    <style:style style:name="gr31" style:family="graphic" style:parent-style-name="standard">
      <style:graphic-properties svg:stroke-width="0.03cm" svg:stroke-color="#ffcc00" draw:marker-start-width="0.245cm" draw:marker-end-width="0.245cm" draw:fill-color="#ffffff" draw:textarea-horizontal-align="justify" draw:textarea-vertical-align="middle" draw:auto-grow-height="false" fo:min-height="0cm" fo:min-width="0cm" fo:padding-top="0.12cm" fo:padding-bottom="0.12cm" fo:padding-left="0.245cm" fo:padding-right="0.245cm"/>
    </style:style>
    <style:style style:name="gr32" style:family="graphic" style:parent-style-name="standard">
      <style:graphic-properties svg:stroke-width="0.03cm" svg:stroke-color="#ffffff" draw:marker-start-width="0.16cm" draw:marker-end-width="0.16cm" draw:fill="none" draw:textarea-horizontal-align="justify" draw:textarea-vertical-align="middle" draw:auto-grow-height="false" fo:min-height="0cm" fo:min-width="2.136cm" fo:padding-top="0.09cm" fo:padding-bottom="0.09cm" fo:padding-left="0.215cm" fo:padding-right="0.215cm"/>
    </style:style>
    <style:style style:name="gr33" style:family="graphic" style:parent-style-name="standard">
      <style:graphic-properties draw:stroke="none" svg:stroke-color="#ffffff" draw:fill="solid" draw:fill-color="#b2b2b2" draw:textarea-horizontal-align="justify" draw:textarea-vertical-align="middle" draw:auto-grow-height="false" fo:min-height="0.059cm" fo:min-width="0cm"/>
    </style:style>
    <style:style style:name="gr34" style:family="graphic" style:parent-style-name="standard">
      <style:graphic-properties draw:stroke="none" svg:stroke-color="#ffffff" draw:fill="solid" draw:fill-color="#b2b2b2" draw:textarea-horizontal-align="justify" draw:textarea-vertical-align="middle" draw:auto-grow-height="false" fo:min-height="0cm" fo:min-width="0cm"/>
    </style:style>
    <style:style style:name="gr35" style:family="graphic" style:parent-style-name="standard">
      <style:graphic-properties draw:stroke="none" svg:stroke-color="#ffffff" draw:fill="solid" draw:fill-color="#b2b2b2" draw:textarea-horizontal-align="justify" draw:textarea-vertical-align="middle" draw:auto-grow-height="false" fo:min-height="0.424cm" fo:min-width="0.409cm"/>
    </style:style>
    <style:style style:name="gr36" style:family="graphic" style:parent-style-name="standard">
      <style:graphic-properties svg:stroke-width="0.03cm" svg:stroke-color="#e9b913" draw:marker-start-width="0.095cm" draw:marker-end-width="0.095cm" draw:fill-color="#ffffff" draw:textarea-horizontal-align="justify" draw:textarea-vertical-align="middle" draw:auto-grow-height="false" fo:min-height="0cm" fo:min-width="0cm" fo:padding-top="0.12cm" fo:padding-bottom="0.12cm" fo:padding-left="0.245cm" fo:padding-right="0.245cm"/>
    </style:style>
    <style:style style:name="gr37" style:family="graphic" style:parent-style-name="standard">
      <style:graphic-properties svg:stroke-width="0.03cm" svg:stroke-color="#ffffff" draw:marker-start-width="0.095cm" draw:marker-end-width="0.095cm" draw:fill="none" draw:textarea-horizontal-align="justify" draw:textarea-vertical-align="middle" draw:auto-grow-height="false" fo:min-height="0cm" fo:min-width="0.246cm" fo:padding-top="0.09cm" fo:padding-bottom="0.09cm" fo:padding-left="0.215cm" fo:padding-right="0.215cm"/>
    </style:style>
    <style:style style:name="gr38" style:family="graphic" style:parent-style-name="standard">
      <style:graphic-properties svg:stroke-width="0.03cm" svg:stroke-color="#ffffff" draw:marker-start-width="0.095cm" draw:marker-end-width="0.095cm" draw:fill="none" draw:textarea-horizontal-align="justify" draw:textarea-vertical-align="middle" draw:auto-grow-height="false" fo:min-height="0cm" fo:min-width="0.245cm" fo:padding-top="0.09cm" fo:padding-bottom="0.09cm" fo:padding-left="0.215cm" fo:padding-right="0.215cm"/>
    </style:style>
    <style:style style:name="gr39" style:family="graphic" style:parent-style-name="standard">
      <style:graphic-properties svg:stroke-width="0.03cm" svg:stroke-color="#ffffff" draw:marker-start-width="0.095cm" draw:marker-end-width="0.095cm" draw:fill="none" draw:textarea-horizontal-align="justify" draw:textarea-vertical-align="middle" draw:auto-grow-height="false" fo:min-height="0cm" fo:min-width="0cm" fo:padding-top="0.09cm" fo:padding-bottom="0.09cm" fo:padding-left="0.215cm" fo:padding-right="0.215cm"/>
    </style:style>
    <style:style style:name="gr40" style:family="graphic" style:parent-style-name="standard">
      <style:graphic-properties svg:stroke-width="0.03cm" svg:stroke-color="#e9b913" draw:marker-start-width="0.1cm" draw:marker-end-width="0.1cm" draw:fill-color="#ffffff" draw:textarea-horizontal-align="justify" draw:textarea-vertical-align="middle" draw:auto-grow-height="false" fo:min-height="0cm" fo:min-width="0cm" fo:padding-top="0.12cm" fo:padding-bottom="0.12cm" fo:padding-left="0.245cm" fo:padding-right="0.245cm"/>
    </style:style>
    <style:style style:name="gr41" style:family="graphic" style:parent-style-name="standard">
      <style:graphic-properties svg:stroke-width="0.03cm" svg:stroke-color="#ffffff" draw:marker-start-width="0.1cm" draw:marker-end-width="0.1cm" draw:fill="none" draw:textarea-horizontal-align="justify" draw:textarea-vertical-align="middle" draw:auto-grow-height="false" fo:min-height="0cm" fo:min-width="0cm" fo:padding-top="0.09cm" fo:padding-bottom="0.09cm" fo:padding-left="0.215cm" fo:padding-right="0.215cm"/>
    </style:style>
    <style:style style:name="gr42" style:family="graphic" style:parent-style-name="standard">
      <style:graphic-properties svg:stroke-width="0.05cm" svg:stroke-color="#ffffff" draw:marker-start-width="0.155cm" draw:marker-end-width="0.155cm" draw:fill-color="#ffffff" draw:textarea-horizontal-align="justify" draw:textarea-vertical-align="middle" draw:auto-grow-height="false" fo:min-height="0cm" fo:min-width="0cm" fo:padding-top="0.13cm" fo:padding-bottom="0.13cm" fo:padding-left="0.255cm" fo:padding-right="0.255cm"/>
    </style:style>
    <style:style style:name="gr43" style:family="graphic" style:parent-style-name="standard">
      <style:graphic-properties svg:stroke-width="0.05cm" svg:stroke-color="#ffffff" draw:marker-start-width="0.155cm" draw:marker-end-width="0.155cm" draw:fill="none" draw:textarea-horizontal-align="justify" draw:textarea-vertical-align="middle" draw:auto-grow-height="false" fo:min-height="0cm" fo:min-width="0cm" fo:padding-top="0.1cm" fo:padding-bottom="0.1cm" fo:padding-left="0.225cm" fo:padding-right="0.225cm"/>
    </style:style>
    <style:style style:name="gr44" style:family="graphic" style:parent-style-name="standard">
      <style:graphic-properties svg:stroke-width="0.06cm" svg:stroke-color="#ffcc00" draw:marker-start-width="0.35cm" draw:marker-end-width="0.35cm" draw:fill-color="#ffffff" draw:textarea-horizontal-align="justify" draw:textarea-vertical-align="middle" draw:auto-grow-height="false" fo:min-height="0cm" fo:min-width="0cm" fo:padding-top="0.135cm" fo:padding-bottom="0.135cm" fo:padding-left="0.26cm" fo:padding-right="0.26cm"/>
    </style:style>
    <style:style style:name="gr45" style:family="graphic" style:parent-style-name="standard">
      <style:graphic-properties draw:stroke="none" draw:fill-color="#000000" draw:textarea-horizontal-align="justify" draw:textarea-vertical-align="middle" draw:auto-grow-height="false" fo:min-height="0.333cm" fo:min-width="0.082cm"/>
    </style:style>
    <style:style style:name="gr46" style:family="graphic" style:parent-style-name="standard">
      <style:graphic-properties svg:stroke-width="0.1cm" svg:stroke-color="#ffcc00" draw:marker-start-width="0.465cm" draw:marker-end-width="0.465cm" draw:fill-color="#ffffff" draw:textarea-horizontal-align="justify" draw:textarea-vertical-align="middle" draw:auto-grow-height="false" fo:min-height="0cm" fo:min-width="0cm" fo:padding-top="0.155cm" fo:padding-bottom="0.155cm" fo:padding-left="0.28cm" fo:padding-right="0.28cm"/>
    </style:style>
    <style:style style:name="gr47" style:family="graphic" style:parent-style-name="standard">
      <style:graphic-properties svg:stroke-color="#00cc00" draw:fill="none" draw:textarea-horizontal-align="justify" draw:textarea-vertical-align="middle" draw:auto-grow-height="false" fo:min-height="0.169cm" fo:min-width="0.136cm"/>
    </style:style>
    <style:style style:name="gr48" style:family="graphic" style:parent-style-name="standard">
      <style:graphic-properties draw:stroke="none" draw:fill-color="#66ff00" draw:textarea-horizontal-align="justify" draw:textarea-vertical-align="middle" draw:auto-grow-height="false" fo:min-height="0cm" fo:min-width="0cm"/>
    </style:style>
    <style:style style:name="gr49" style:family="graphic" style:parent-style-name="standard">
      <style:graphic-properties draw:stroke="none" draw:fill-color="#ff3333" draw:textarea-horizontal-align="justify" draw:textarea-vertical-align="middle" draw:auto-grow-height="false" fo:min-height="0cm" fo:min-width="0cm"/>
    </style:style>
    <style:style style:name="gr50" style:family="graphic" style:parent-style-name="standard">
      <style:graphic-properties svg:stroke-width="0.03cm" svg:stroke-color="#ffffff" draw:marker-start-width="0.1cm" draw:marker-end-width="0.1cm" draw:fill-color="#ffffff" draw:textarea-horizontal-align="justify" draw:textarea-vertical-align="middle" draw:auto-grow-height="false" fo:min-height="0cm" fo:min-width="0cm" fo:padding-top="0.12cm" fo:padding-bottom="0.12cm" fo:padding-left="0.245cm" fo:padding-right="0.245cm"/>
    </style:style>
    <style:style style:name="gr51" style:family="graphic" style:parent-style-name="standard">
      <style:graphic-properties draw:stroke="none" draw:fill-color="#00ccff" draw:textarea-horizontal-align="justify" draw:textarea-vertical-align="middle" draw:auto-grow-height="false" fo:min-height="0cm" fo:min-width="0cm"/>
    </style:style>
    <style:style style:name="gr52" style:family="graphic" style:parent-style-name="standard">
      <style:graphic-properties draw:stroke="none" draw:fill-color="#000000" draw:textarea-horizontal-align="justify" draw:textarea-vertical-align="middle" draw:auto-grow-height="false" fo:min-height="0cm" fo:min-width="0cm"/>
    </style:style>
    <style:style style:name="gr53" style:family="graphic" style:parent-style-name="standard">
      <style:graphic-properties svg:stroke-color="#111111" draw:fill="solid" draw:fill-color="#111111" draw:textarea-horizontal-align="justify" draw:textarea-vertical-align="middle" draw:auto-grow-height="false" fo:min-height="0.225cm" fo:min-width="0cm"/>
    </style:style>
    <style:style style:name="gr54" style:family="graphic" style:parent-style-name="standard">
      <style:graphic-properties draw:stroke="none" svg:stroke-color="#ffffff" draw:fill="solid" draw:fill-color="#b2b2b2" draw:textarea-horizontal-align="justify" draw:textarea-vertical-align="middle" draw:auto-grow-height="false" fo:min-height="0.35cm" fo:min-width="0.101cm"/>
    </style:style>
    <style:style style:name="gr55" style:family="graphic" style:parent-style-name="standard">
      <style:graphic-properties svg:stroke-width="0.03cm" svg:stroke-color="#ffffff" draw:marker-start-width="0.095cm" draw:marker-end-width="0.095cm" draw:fill="none" draw:textarea-horizontal-align="justify" draw:textarea-vertical-align="middle" draw:auto-grow-height="false" fo:min-height="0cm" fo:min-width="0.316cm" fo:padding-top="0.09cm" fo:padding-bottom="0.09cm" fo:padding-left="0.215cm" fo:padding-right="0.215cm"/>
    </style:style>
    <style:style style:name="gr56" style:family="graphic" style:parent-style-name="standard">
      <style:graphic-properties svg:stroke-width="0.03cm" svg:stroke-color="#ffffff" draw:marker-start-width="0.095cm" draw:marker-end-width="0.095cm" draw:fill="none" draw:textarea-horizontal-align="justify" draw:textarea-vertical-align="middle" draw:auto-grow-height="false" fo:min-height="0cm" fo:min-width="0.315cm" fo:padding-top="0.09cm" fo:padding-bottom="0.09cm" fo:padding-left="0.215cm" fo:padding-right="0.215cm"/>
    </style:style>
    <style:style style:name="gr57" style:family="graphic" style:parent-style-name="standard">
      <style:graphic-properties svg:stroke-width="0.018cm" svg:stroke-color="#000000" draw:marker-start-width="0.227cm" draw:marker-end-width="0.227cm" draw:fill-color="#ffff99" draw:textarea-horizontal-align="justify" draw:textarea-vertical-align="middle" draw:auto-grow-height="false" fo:min-height="1.332cm" fo:min-width="1.482cm" fo:padding-top="0.134cm" fo:padding-bottom="0.134cm" fo:padding-left="0.259cm" fo:padding-right="0.259cm"/>
    </style:style>
    <style:style style:name="gr58" style:family="graphic" style:parent-style-name="standard">
      <style:graphic-properties draw:stroke="none" svg:stroke-color="#000000" draw:fill="none" draw:fill-color="#ffffff" fo:min-height="1.666cm"/>
    </style:style>
    <style:style style:name="gr59" style:family="graphic" style:parent-style-name="objectwithoutfill">
      <style:graphic-properties svg:stroke-width="0.053cm" svg:stroke-color="#ff3333" draw:marker-start-width="0.279cm" draw:marker-end-width="0.279cm" draw:fill="none" draw:textarea-vertical-align="middle" fo:padding-top="0.151cm" fo:padding-bottom="0.151cm" fo:padding-left="0.276cm" fo:padding-right="0.276cm"/>
    </style:style>
    <style:style style:name="gr60" style:family="graphic" style:parent-style-name="objectwithoutfill">
      <style:graphic-properties svg:stroke-width="0.053cm" svg:stroke-color="#ff4040" draw:marker-start-width="0.279cm" draw:marker-end-width="0.279cm" draw:fill="none" draw:textarea-vertical-align="middle" fo:padding-top="0.151cm" fo:padding-bottom="0.151cm" fo:padding-left="0.276cm" fo:padding-right="0.276cm"/>
    </style:style>
    <style:style style:name="gr61" style:family="graphic" style:parent-style-name="objectwithoutfill">
      <style:graphic-properties svg:stroke-width="0.053cm" svg:stroke-color="#000000" draw:marker-start-width="0.279cm" draw:marker-end-width="0.279cm" draw:fill="none" draw:textarea-vertical-align="middle" fo:padding-top="0.151cm" fo:padding-bottom="0.151cm" fo:padding-left="0.276cm" fo:padding-right="0.276cm"/>
    </style:style>
    <style:style style:name="gr62" style:family="graphic" style:parent-style-name="standard">
      <style:graphic-properties svg:stroke-width="0.053cm" svg:stroke-color="#000000" draw:marker-start-width="0.279cm" draw:marker-end-width="0.279cm" draw:fill="none" draw:fill-color="#ffffff" draw:textarea-horizontal-align="justify" draw:textarea-vertical-align="middle" draw:auto-grow-height="false" fo:min-height="0cm" fo:min-width="0.152cm" fo:padding-top="0.151cm" fo:padding-bottom="0.151cm" fo:padding-left="0.276cm" fo:padding-right="0.276cm"/>
    </style:style>
    <style:style style:name="gr63" style:family="graphic" style:parent-style-name="objectwithoutfill">
      <style:graphic-properties svg:stroke-width="0.053cm" svg:stroke-color="#b2b2b2" draw:marker-start-width="0.279cm" draw:marker-end-width="0.279cm" draw:fill="none" draw:textarea-vertical-align="middle" fo:padding-top="0.151cm" fo:padding-bottom="0.151cm" fo:padding-left="0.276cm" fo:padding-right="0.276cm"/>
    </style:style>
    <style:style style:name="gr64" style:family="graphic" style:parent-style-name="standard">
      <style:graphic-properties draw:stroke="none" svg:stroke-color="#000000" draw:fill="none" draw:fill-color="#ffffff" draw:auto-grow-height="false" fo:min-height="13.06cm" fo:padding-top="0.1cm" fo:padding-bottom="0.1cm" fo:padding-left="0.1cm" fo:padding-right="0.1cm"/>
    </style:style>
    <style:style style:name="gr65" style:family="graphic" style:parent-style-name="standard">
      <style:graphic-properties svg:stroke-width="0.02cm" svg:stroke-color="#000000" draw:marker-start-width="0.12cm" draw:marker-end-width="0.12cm" draw:fill="solid" draw:fill-color="#b2b2b2" draw:textarea-horizontal-align="justify" draw:textarea-vertical-align="middle" draw:auto-grow-height="false" fo:min-height="0.284cm" fo:min-width="0.356cm" fo:padding-top="0.085cm" fo:padding-bottom="0.085cm" fo:padding-left="0.21cm" fo:padding-right="0.21cm"/>
    </style:style>
    <style:style style:name="gr66" style:family="graphic" style:parent-style-name="standard">
      <style:graphic-properties svg:stroke-width="0.03cm" svg:stroke-color="#000000" draw:marker-start-width="0.065cm" draw:marker-end-width="0.065cm" draw:fill="solid" draw:fill-color="#ff4040" draw:textarea-horizontal-align="justify" draw:textarea-vertical-align="middle" draw:auto-grow-height="false" fo:min-height="0cm" fo:min-width="0cm" fo:padding-top="0.14cm" fo:padding-bottom="0.14cm" fo:padding-left="0.265cm" fo:padding-right="0.265cm"/>
    </style:style>
    <style:style style:name="gr67" style:family="graphic" style:parent-style-name="objectwithoutfill">
      <style:graphic-properties svg:stroke-width="0.03cm" svg:stroke-color="#000000" draw:marker-start-width="0cm" draw:marker-end-width="0cm" draw:fill="none" draw:textarea-vertical-align="middle" fo:padding-top="0.09cm" fo:padding-bottom="0.09cm" fo:padding-left="0.215cm" fo:padding-right="0.215cm"/>
    </style:style>
    <style:style style:name="gr68" style:family="graphic" style:parent-style-name="objectwithoutfill">
      <style:graphic-properties draw:stroke="solid" draw:stroke-dash="Axis" svg:stroke-width="0.02cm" svg:stroke-color="#000000" draw:marker-start-width="0.135cm" draw:marker-end-width="0.135cm" draw:fill="none" draw:textarea-vertical-align="middle" fo:padding-top="0.085cm" fo:padding-bottom="0.085cm" fo:padding-left="0.21cm" fo:padding-right="0.21cm"/>
    </style:style>
    <style:style style:name="gr69" style:family="graphic" style:parent-style-name="objectwithoutfill">
      <style:graphic-properties draw:stroke="solid" draw:stroke-dash="Axis" svg:stroke-width="0.02cm" svg:stroke-color="#000000" draw:marker-start-width="0.135cm" draw:marker-end="Arrow" draw:marker-end-width="0.135cm" draw:fill="none" draw:textarea-vertical-align="middle" fo:padding-top="0.085cm" fo:padding-bottom="0.085cm" fo:padding-left="0.21cm" fo:padding-right="0.21cm"/>
    </style:style>
    <style:style style:name="gr70" style:family="graphic" style:parent-style-name="objectwithoutfill">
      <style:graphic-properties svg:stroke-width="0.053cm" svg:stroke-color="#2cee0e" draw:marker-start-width="0.139cm" draw:marker-end-width="0.139cm" draw:fill="none" draw:textarea-vertical-align="middle" fo:padding-top="0.151cm" fo:padding-bottom="0.151cm" fo:padding-left="0.276cm" fo:padding-right="0.276cm"/>
    </style:style>
    <style:style style:name="gr71" style:family="graphic" style:parent-style-name="objectwithoutfill">
      <style:graphic-properties draw:stroke="dash" draw:stroke-dash="Dashed_20__28_var_29_" svg:stroke-width="0.053cm" svg:stroke-color="#ffd74c" draw:marker-start-width="0.139cm" draw:marker-end-width="0.139cm" draw:fill="none" draw:textarea-vertical-align="middle" fo:padding-top="0.151cm" fo:padding-bottom="0.151cm" fo:padding-left="0.276cm" fo:padding-right="0.276cm"/>
    </style:style>
    <style:style style:name="gr72" style:family="graphic" style:parent-style-name="objectwithoutfill">
      <style:graphic-properties svg:stroke-width="0.05cm" svg:stroke-color="#2cee0e" draw:marker-start-width="0.215cm" draw:marker-end-width="0.215cm" draw:fill="none" draw:textarea-vertical-align="middle" fo:padding-top="0.1cm" fo:padding-bottom="0.1cm" fo:padding-left="0.225cm" fo:padding-right="0.225cm"/>
    </style:style>
    <style:style style:name="gr73" style:family="graphic" style:parent-style-name="objectwithoutfill">
      <style:graphic-properties draw:stroke="dash" draw:stroke-dash="Dashed_20__28_var_29_" svg:stroke-width="0.05cm" svg:stroke-color="#ffd74c" draw:marker-start-width="0.215cm" draw:marker-end-width="0.215cm" draw:fill="none" draw:textarea-vertical-align="middle" fo:padding-top="0.1cm" fo:padding-bottom="0.1cm" fo:padding-left="0.225cm" fo:padding-right="0.225cm"/>
    </style:style>
    <style:style style:name="gr74" style:family="graphic" style:parent-style-name="objectwithoutfill">
      <style:graphic-properties svg:stroke-width="0.053cm" svg:stroke-color="#63bbee" draw:marker-start-width="0.139cm" draw:marker-end-width="0.139cm" draw:fill="none" draw:textarea-vertical-align="middle" fo:padding-top="0.151cm" fo:padding-bottom="0.151cm" fo:padding-left="0.276cm" fo:padding-right="0.276cm"/>
    </style:style>
    <style:style style:name="gr75" style:family="graphic" style:parent-style-name="objectwithoutfill">
      <style:graphic-properties svg:stroke-width="0.053cm" svg:stroke-color="#a33e03" draw:marker-start-width="0.139cm" draw:marker-end-width="0.139cm" draw:fill="none" draw:textarea-horizontal-align="center" draw:textarea-vertical-align="middle" fo:padding-top="0.151cm" fo:padding-bottom="0.151cm" fo:padding-left="0.276cm" fo:padding-right="0.276cm"/>
    </style:style>
    <style:style style:name="gr76" style:family="graphic" style:parent-style-name="objectwithoutfill">
      <style:graphic-properties draw:stroke="solid" draw:stroke-dash="Axis" svg:stroke-width="0.02cm" svg:stroke-color="#000000" draw:marker-start="Circle" draw:marker-start-width="0.135cm" draw:marker-end-width="0.135cm" draw:fill="none" draw:textarea-vertical-align="middle" fo:padding-top="0.085cm" fo:padding-bottom="0.085cm" fo:padding-left="0.21cm" fo:padding-right="0.21cm"/>
    </style:style>
    <style:style style:name="gr77" style:family="graphic" style:parent-style-name="standard">
      <style:graphic-properties svg:stroke-width="0.03cm" svg:stroke-color="#000000" draw:marker-start-width="0.285cm" draw:marker-end-width="0.285cm" draw:fill="solid" draw:fill-color="#ffd74c" draw:textarea-horizontal-align="justify" draw:textarea-vertical-align="middle" draw:auto-grow-height="false" fo:min-height="0cm" fo:min-width="0cm" fo:padding-top="0.12cm" fo:padding-bottom="0.12cm" fo:padding-left="0.245cm" fo:padding-right="0.245cm"/>
    </style:style>
    <style:style style:name="gr78" style:family="graphic" style:parent-style-name="objectwithoutfill">
      <style:graphic-properties svg:stroke-width="0.04cm" svg:stroke-color="#000000" draw:marker-start-width="0.19cm" draw:marker-end-width="0.19cm" draw:fill="none" draw:textarea-vertical-align="middle" fo:padding-top="0.095cm" fo:padding-bottom="0.095cm" fo:padding-left="0.22cm" fo:padding-right="0.22cm"/>
    </style:style>
    <style:style style:name="gr79" style:family="graphic" style:parent-style-name="standard">
      <style:graphic-properties draw:stroke="dash" draw:stroke-dash="Ultrafine_20_2_20_Dots_20_3_20_Dashes" svg:stroke-width="0.03cm" svg:stroke-color="#000000" draw:marker-start-width="0.155cm" draw:marker-end-width="0.155cm" draw:fill="none" draw:textarea-horizontal-align="justify" draw:textarea-vertical-align="middle" draw:auto-grow-height="false" fo:min-height="10.22cm" fo:min-width="9.22cm" fo:padding-top="0.09cm" fo:padding-bottom="0.09cm" fo:padding-left="0.215cm" fo:padding-right="0.215cm"/>
    </style:style>
    <style:style style:name="gr80" style:family="graphic" style:parent-style-name="objectwithoutfill">
      <style:graphic-properties draw:stroke="dash" draw:stroke-dash="Dashed_20__28_var_29_" svg:stroke-width="0.03cm" svg:stroke-color="#000000" draw:marker-start-width="0.175cm" draw:marker-end-width="0.175cm" draw:fill="none" draw:textarea-vertical-align="middle" fo:padding-top="0.09cm" fo:padding-bottom="0.09cm" fo:padding-left="0.215cm" fo:padding-right="0.215cm"/>
    </style:style>
    <style:style style:name="gr81" style:family="graphic" style:parent-style-name="standard">
      <style:graphic-properties svg:stroke-width="0.03cm" svg:stroke-color="#000000" draw:marker-start-width="0cm" draw:marker-end-width="0cm" draw:fill-color="#dddddd" draw:textarea-horizontal-align="justify" draw:textarea-vertical-align="middle" draw:auto-grow-height="false" fo:min-height="0cm" fo:min-width="0cm" fo:padding-top="0.14cm" fo:padding-bottom="0.14cm" fo:padding-left="0.265cm" fo:padding-right="0.265cm"/>
    </style:style>
    <style:style style:name="gr82" style:family="graphic" style:parent-style-name="objectwithoutfill">
      <style:graphic-properties svg:stroke-width="0.03cm" svg:stroke-color="#000000" draw:marker-start-width="0cm" draw:marker-end-width="0cm" draw:fill="none" draw:textarea-vertical-align="middle" fo:padding-top="0.14cm" fo:padding-bottom="0.14cm" fo:padding-left="0.265cm" fo:padding-right="0.265cm"/>
    </style:style>
    <style:style style:name="gr83" style:family="graphic" style:parent-style-name="standard">
      <style:graphic-properties draw:stroke="solid" svg:stroke-width="0.01cm" svg:stroke-color="#000000" draw:marker-start-width="0.095cm" draw:marker-end-width="0.095cm" draw:fill="solid" draw:fill-color="#ffffff" draw:auto-grow-height="false" fo:min-height="13.06cm" fo:padding-top="0.1cm" fo:padding-bottom="0.1cm" fo:padding-left="0.1cm" fo:padding-right="0.1cm"/>
    </style:style>
    <style:style style:name="gr84" style:family="graphic" style:parent-style-name="objectwithoutfill">
      <style:graphic-properties draw:stroke="solid" draw:stroke-dash="Axis" svg:stroke-width="0.06cm" svg:stroke-color="#000000" draw:marker-start-width="0.26cm" draw:marker-end-width="0.26cm" draw:fill="none" draw:textarea-vertical-align="middle" fo:padding-top="0.105cm" fo:padding-bottom="0.105cm" fo:padding-left="0.23cm" fo:padding-right="0.23cm"/>
    </style:style>
    <style:style style:name="gr85" style:family="graphic" style:parent-style-name="standard">
      <style:graphic-properties draw:stroke="solid" svg:stroke-width="0.01cm" svg:stroke-color="#000000" draw:marker-start-width="0.095cm" draw:marker-end-width="0.095cm" draw:fill="solid" draw:fill-color="#ffffff" draw:auto-grow-height="false" fo:min-height="13.06cm" fo:padding-top="0.08cm" fo:padding-bottom="0.08cm" fo:padding-left="0.1cm" fo:padding-right="0.1cm"/>
    </style:style>
    <style:style style:name="gr86" style:family="graphic" style:parent-style-name="standard">
      <style:graphic-properties draw:stroke="none" draw:fill="none" fo:min-height="0.319cm" fo:padding-top="0.1cm" fo:padding-bottom="0.1cm" fo:padding-left="0.1cm" fo:padding-right="0.1cm"/>
    </style:style>
    <style:style style:name="gr87" style:family="graphic" style:parent-style-name="standard">
      <style:graphic-properties svg:stroke-width="0.03cm" svg:stroke-color="#000000" draw:marker-start-width="0.16cm" draw:marker-end-width="0.16cm" draw:fill="none" draw:textarea-horizontal-align="justify" draw:textarea-vertical-align="middle" draw:auto-grow-height="false" fo:min-height="27.82cm" fo:min-width="18.72cm" fo:padding-top="0.09cm" fo:padding-bottom="0.09cm" fo:padding-left="0.215cm" fo:padding-right="0.215cm"/>
    </style:style>
    <style:style style:name="gr88" style:family="graphic" style:parent-style-name="objectwithoutfill">
      <style:graphic-properties svg:stroke-width="0.053cm" svg:stroke-color="#a33e03" draw:marker-start-width="0.243cm" draw:marker-end-width="0.243cm" draw:fill="none" draw:textarea-vertical-align="middle" fo:padding-top="0.151cm" fo:padding-bottom="0.151cm" fo:padding-left="0.276cm" fo:padding-right="0.276cm"/>
    </style:style>
    <style:style style:name="gr89" style:family="graphic" style:parent-style-name="objectwithoutfill">
      <style:graphic-properties svg:stroke-width="0.053cm" svg:stroke-color="#63bbee" draw:marker-start-width="0.313cm" draw:marker-end-width="0.313cm" draw:fill="none" draw:textarea-vertical-align="middle" fo:padding-top="0.151cm" fo:padding-bottom="0.151cm" fo:padding-left="0.276cm" fo:padding-right="0.276cm"/>
    </style:style>
    <style:style style:name="gr90" style:family="graphic" style:parent-style-name="standard">
      <style:graphic-properties svg:stroke-width="0.03cm" svg:stroke-color="#000000" draw:marker-start-width="0.065cm" draw:marker-end-width="0.065cm" draw:fill="solid" draw:fill-color="#ff4040" draw:textarea-horizontal-align="justify" draw:textarea-vertical-align="middle" draw:auto-grow-height="false" fo:min-height="0.02cm" fo:min-width="0cm" fo:padding-top="0.14cm" fo:padding-bottom="0.14cm" fo:padding-left="0.265cm" fo:padding-right="0.265cm"/>
    </style:style>
    <style:style style:name="gr91" style:family="graphic" style:parent-style-name="objectwithoutfill">
      <style:graphic-properties draw:stroke="dash" draw:stroke-dash="Dashed_20__28_var_29_" svg:stroke-width="0.03cm" svg:stroke-color="#000000" draw:marker-start-width="0.146cm" draw:marker-end-width="0.146cm" draw:fill="none" draw:textarea-vertical-align="middle" fo:padding-top="0.14cm" fo:padding-bottom="0.14cm" fo:padding-left="0.265cm" fo:padding-right="0.265cm"/>
    </style:style>
    <style:style style:name="gr92" style:family="graphic" style:parent-style-name="standard">
      <style:graphic-properties svg:stroke-color="#ff4040" draw:fill="solid" draw:fill-color="#ff4040" draw:textarea-horizontal-align="justify" draw:textarea-vertical-align="middle" draw:auto-grow-height="false" fo:min-height="0.05cm" fo:min-width="0.2cm"/>
    </style:style>
    <style:style style:name="gr93" style:family="graphic" style:parent-style-name="objectwithoutfill">
      <style:graphic-properties svg:stroke-color="#ffd74c" draw:fill="none" draw:textarea-vertical-align="middle"/>
    </style:style>
    <style:style style:name="gr94"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95" style:family="graphic" style:parent-style-name="objectwithoutfill">
      <style:graphic-properties svg:stroke-width="0.053cm" draw:marker-start-width="0.242cm" draw:marker-end-width="0.242cm" draw:fill="none" draw:textarea-vertical-align="middle" fo:padding-top="0.151cm" fo:padding-bottom="0.151cm" fo:padding-left="0.276cm" fo:padding-right="0.276cm"/>
    </style:style>
    <style:style style:name="gr96" style:family="graphic" style:parent-style-name="standard">
      <style:graphic-properties draw:stroke="none" svg:stroke-color="#ffffff" draw:fill-color="#ffffff" draw:textarea-horizontal-align="justify" draw:textarea-vertical-align="middle" draw:auto-grow-height="false" fo:min-height="2.437cm" fo:min-width="0.449cm"/>
    </style:style>
    <style:style style:name="gr97" style:family="graphic" style:parent-style-name="objectwithoutfill">
      <style:graphic-properties svg:stroke-width="0.053cm" svg:stroke-color="#000000" draw:marker-start-width="0.242cm" draw:marker-end-width="0.242cm" draw:fill="none" draw:textarea-vertical-align="middle" fo:padding-top="0.151cm" fo:padding-bottom="0.151cm" fo:padding-left="0.276cm" fo:padding-right="0.276cm"/>
    </style:style>
    <style:style style:name="gr98"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0.526cm" fo:min-width="0cm" fo:padding-top="0.151cm" fo:padding-bottom="0.151cm" fo:padding-left="0.276cm" fo:padding-right="0.276cm"/>
    </style:style>
    <style:style style:name="gr99" style:family="graphic" style:parent-style-name="objectwithoutfill">
      <style:graphic-properties svg:stroke-width="0.053cm" svg:stroke-color="#996600" draw:marker-start-width="0.279cm" draw:marker-end-width="0.279cm" draw:fill="none" draw:textarea-vertical-align="middle" fo:padding-top="0.151cm" fo:padding-bottom="0.151cm" fo:padding-left="0.276cm" fo:padding-right="0.276cm"/>
    </style:style>
    <style:style style:name="gr100"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0.098cm" fo:min-width="0.777cm" fo:padding-top="0.151cm" fo:padding-bottom="0.151cm" fo:padding-left="0.276cm" fo:padding-right="0.276cm"/>
    </style:style>
    <style:style style:name="gr101" style:family="graphic" style:parent-style-name="objectwithoutfill">
      <style:graphic-properties svg:stroke-width="0.053cm" svg:stroke-color="#0066ff" draw:marker-start-width="0.279cm" draw:marker-end-width="0.279cm" draw:fill="none" draw:textarea-vertical-align="middle" fo:padding-top="0.151cm" fo:padding-bottom="0.151cm" fo:padding-left="0.276cm" fo:padding-right="0.276cm"/>
    </style:style>
    <style:style style:name="gr102" style:family="graphic" style:parent-style-name="standard">
      <style:graphic-properties svg:stroke-width="0.053cm" svg:stroke-color="#000000" draw:marker-start-width="0.279cm" draw:marker-end-width="0.279cm" draw:fill="none" draw:fill-color="#ffffff" draw:textarea-horizontal-align="justify" draw:textarea-vertical-align="middle" draw:auto-grow-height="false" fo:min-height="0cm" fo:min-width="0.113cm" fo:padding-top="0.151cm" fo:padding-bottom="0.151cm" fo:padding-left="0.276cm" fo:padding-right="0.276cm"/>
    </style:style>
    <style:style style:name="gr103" style:family="graphic" style:parent-style-name="objectwithoutfill">
      <style:graphic-properties svg:stroke-width="0.028cm" draw:marker-start-width="0.242cm" draw:marker-end-width="0.242cm" draw:fill="none" draw:textarea-vertical-align="middle" fo:padding-top="0.139cm" fo:padding-bottom="0.139cm" fo:padding-left="0.264cm" fo:padding-right="0.264cm"/>
    </style:style>
    <style:style style:name="gr104" style:family="graphic" style:parent-style-name="objectwithoutfill">
      <style:graphic-properties svg:stroke-width="0.018cm" draw:marker-start-width="0.227cm" draw:marker-end-width="0.227cm" draw:fill="none" draw:textarea-vertical-align="middle" fo:padding-top="0.134cm" fo:padding-bottom="0.134cm" fo:padding-left="0.259cm" fo:padding-right="0.259cm"/>
    </style:style>
    <style:style style:name="gr105" style:family="graphic" style:parent-style-name="standard">
      <style:graphic-properties draw:stroke="solid" svg:stroke-width="0.03cm" svg:stroke-color="#000000" draw:marker-start-width="0.16cm" draw:marker-end-width="0.16cm" draw:fill="solid" draw:fill-color="#b2b2b2" draw:textarea-horizontal-align="justify" draw:textarea-vertical-align="middle" draw:auto-grow-height="false" fo:min-height="6.47cm" fo:min-width="0.171cm" fo:padding-top="0.09cm" fo:padding-bottom="0.09cm" fo:padding-left="0.215cm" fo:padding-right="0.215cm"/>
    </style:style>
    <style:style style:name="gr106" style:family="graphic" style:parent-style-name="standard">
      <style:graphic-properties draw:stroke="solid" svg:stroke-width="0.03cm" svg:stroke-color="#000000" draw:marker-start-width="0.16cm" draw:marker-end-width="0.16cm" draw:fill="solid" draw:fill-color="#b2b2b2" draw:textarea-horizontal-align="justify" draw:textarea-vertical-align="middle" draw:auto-grow-height="false" fo:min-height="6.47cm" fo:min-width="0.17cm" fo:padding-top="0.09cm" fo:padding-bottom="0.09cm" fo:padding-left="0.215cm" fo:padding-right="0.215cm"/>
    </style:style>
    <style:style style:name="gr107" style:family="graphic" style:parent-style-name="standard">
      <style:graphic-properties draw:stroke="none" svg:stroke-width="0.03cm" svg:stroke-color="#000000" draw:marker-start-width="0.16cm" draw:marker-end-width="0.16cm" draw:fill="none" fo:min-height="1.406cm" fo:padding-top="0.115cm" fo:padding-bottom="0.115cm" fo:padding-left="0.24cm" fo:padding-right="0.24cm"/>
    </style:style>
    <style:style style:name="gr108" style:family="graphic" style:parent-style-name="standard">
      <style:graphic-properties draw:stroke="solid" svg:stroke-width="0.03cm" svg:stroke-color="#000000" draw:marker-start-width="0.16cm" draw:marker-end-width="0.16cm" draw:fill="solid" draw:fill-color="#b2b2b2" draw:textarea-horizontal-align="justify" draw:textarea-vertical-align="middle" draw:auto-grow-height="false" fo:min-height="1.385cm" fo:min-width="1.114cm" fo:padding-top="0.09cm" fo:padding-bottom="0.09cm" fo:padding-left="0.215cm" fo:padding-right="0.215cm"/>
    </style:style>
    <style:style style:name="gr109" style:family="graphic" style:parent-style-name="standard">
      <style:graphic-properties draw:stroke="solid" svg:stroke-width="0.03cm" svg:stroke-color="#000000" draw:marker-start-width="0.16cm" draw:marker-end-width="0.16cm" draw:textarea-horizontal-align="justify" draw:textarea-vertical-align="middle" draw:auto-grow-height="false" fo:min-height="0.957cm" fo:min-width="3.76cm" fo:padding-top="0.09cm" fo:padding-bottom="0.09cm" fo:padding-left="0.215cm" fo:padding-right="0.215cm"/>
    </style:style>
    <style:style style:name="gr110" style:family="graphic" style:parent-style-name="standard">
      <style:graphic-properties draw:stroke="solid" svg:stroke-width="0.03cm" svg:stroke-color="#000000" draw:marker-start-width="0.16cm" draw:marker-end-width="0.16cm" draw:fill="solid" draw:fill-color="#b2b2b2" draw:textarea-horizontal-align="justify" draw:textarea-vertical-align="middle" draw:auto-grow-height="false" fo:min-height="2.22cm" fo:min-width="3.32cm" fo:padding-top="0.09cm" fo:padding-bottom="0.09cm" fo:padding-left="0.215cm" fo:padding-right="0.215cm"/>
    </style:style>
    <style:style style:name="gr111" style:family="graphic" style:parent-style-name="objectwithoutfill">
      <style:graphic-properties draw:stroke="dash" draw:stroke-dash="Dashed_20__28_var_29_" svg:stroke-width="0.053cm" svg:stroke-color="#2cee0e" draw:marker-start-width="0.279cm" draw:marker-end-width="0.279cm" draw:fill="none" draw:textarea-vertical-align="middle" fo:padding-top="0.151cm" fo:padding-bottom="0.151cm" fo:padding-left="0.276cm" fo:padding-right="0.276cm"/>
    </style:style>
    <style:style style:name="gr112" style:family="graphic" style:parent-style-name="standard">
      <style:graphic-properties svg:stroke-width="0.01cm" svg:stroke-color="#b2b2b2" draw:marker-start-width="0.095cm" draw:marker-end-width="0.095cm" draw:fill="solid" draw:fill-color="#0369a3" draw:textarea-horizontal-align="justify" draw:textarea-vertical-align="middle" draw:auto-grow-height="false" fo:min-height="1.79cm" fo:min-width="4.19cm" fo:padding-top="0.08cm" fo:padding-bottom="0.08cm" fo:padding-left="0.205cm" fo:padding-right="0.205cm"/>
    </style:style>
    <style:style style:name="gr113" style:family="graphic" style:parent-style-name="standard">
      <style:graphic-properties draw:stroke="solid" svg:stroke-width="0.01cm" svg:stroke-color="#000000" draw:marker-start-width="0.1cm" draw:marker-end-width="0.1cm" draw:fill="solid" draw:fill-color="#b2b2b2" draw:textarea-horizontal-align="justify" draw:textarea-vertical-align="middle" draw:auto-grow-height="false" fo:min-height="0.14cm" fo:min-width="0.079cm" fo:padding-top="0.08cm" fo:padding-bottom="0.08cm" fo:padding-left="0.205cm" fo:padding-right="0.205cm"/>
    </style:style>
    <style:style style:name="gr114" style:family="graphic" style:parent-style-name="standard">
      <style:graphic-properties draw:stroke="solid" svg:stroke-width="0.01cm" svg:stroke-color="#000000" draw:marker-start-width="0.1cm" draw:marker-end-width="0.1cm" draw:fill="solid" draw:fill-color="#b2b2b2" draw:textarea-horizontal-align="justify" draw:textarea-vertical-align="middle" draw:auto-grow-height="false" fo:min-height="0.39cm" fo:min-width="0.279cm" fo:padding-top="0.08cm" fo:padding-bottom="0.08cm" fo:padding-left="0.205cm" fo:padding-right="0.205cm"/>
    </style:style>
    <style:style style:name="gr115" style:family="graphic" style:parent-style-name="standard">
      <style:graphic-properties draw:stroke="solid" svg:stroke-width="0.01cm" svg:stroke-color="#000000" draw:marker-start-width="0.1cm" draw:marker-end-width="0.1cm" draw:fill="solid" draw:fill-color="#b2b2b2" draw:textarea-horizontal-align="justify" draw:textarea-vertical-align="middle" draw:auto-grow-height="false" fo:min-height="0.29cm" fo:min-width="0.395cm" fo:padding-top="0.08cm" fo:padding-bottom="0.08cm" fo:padding-left="0.205cm" fo:padding-right="0.205cm"/>
    </style:style>
    <style:style style:name="gr116" style:family="graphic" style:parent-style-name="standard">
      <style:graphic-properties draw:stroke="solid" svg:stroke-width="0.01cm" svg:stroke-color="#000000" draw:marker-start-width="0.115cm" draw:marker-end-width="0.115cm" draw:fill="solid" draw:fill-color="#18a303" draw:textarea-horizontal-align="justify" draw:textarea-vertical-align="middle" draw:auto-grow-height="false" fo:min-height="0.374cm" fo:min-width="0.051cm" fo:padding-top="0.08cm" fo:padding-bottom="0.08cm" fo:padding-left="0.205cm" fo:padding-right="0.205cm"/>
    </style:style>
    <style:style style:name="gr117" style:family="graphic" style:parent-style-name="standard">
      <style:graphic-properties draw:stroke="solid" svg:stroke-width="0.01cm" svg:stroke-color="#000000" draw:marker-start-width="0.115cm" draw:marker-end-width="0.115cm" draw:fill="solid" draw:fill-color="#18a303" draw:textarea-horizontal-align="justify" draw:textarea-vertical-align="middle" draw:auto-grow-height="false" fo:min-height="0.353cm" fo:min-width="0.032cm" fo:padding-top="0.08cm" fo:padding-bottom="0.08cm" fo:padding-left="0.205cm" fo:padding-right="0.205cm"/>
    </style:style>
    <style:style style:name="gr118" style:family="graphic" style:parent-style-name="standard">
      <style:graphic-properties draw:stroke="solid" svg:stroke-width="0.01cm" svg:stroke-color="#000000" draw:marker-start-width="0.115cm" draw:marker-end-width="0.115cm" draw:fill="solid" draw:fill-color="#18a303" draw:textarea-horizontal-align="justify" draw:textarea-vertical-align="middle" draw:auto-grow-height="false" fo:min-height="0.167cm" fo:min-width="0cm" fo:padding-top="0.08cm" fo:padding-bottom="0.08cm" fo:padding-left="0.205cm" fo:padding-right="0.205cm"/>
    </style:style>
    <style:style style:name="gr119" style:family="graphic" style:parent-style-name="standard">
      <style:graphic-properties draw:stroke="solid" svg:stroke-width="0.01cm" svg:stroke-color="#000000" draw:marker-start-width="0.1cm" draw:marker-end-width="0.1cm" draw:fill="solid" draw:fill-color="#000000" draw:textarea-horizontal-align="justify" draw:textarea-vertical-align="middle" draw:auto-grow-height="false" fo:min-height="0.141cm" fo:min-width="0.479cm" fo:padding-top="0.08cm" fo:padding-bottom="0.08cm" fo:padding-left="0.205cm" fo:padding-right="0.205cm"/>
    </style:style>
    <style:style style:name="gr120" style:family="graphic" style:parent-style-name="standard">
      <style:graphic-properties draw:stroke="solid" svg:stroke-width="0.01cm" svg:stroke-color="#000000" draw:marker-start-width="0.1cm" draw:marker-end-width="0.1cm" draw:fill="solid" draw:fill-color="#000000" draw:textarea-horizontal-align="justify" draw:textarea-vertical-align="middle" draw:auto-grow-height="false" fo:min-height="0cm" fo:min-width="0cm" fo:padding-top="0.08cm" fo:padding-bottom="0.08cm" fo:padding-left="0.205cm" fo:padding-right="0.205cm"/>
    </style:style>
    <style:style style:name="gr121" style:family="graphic" style:parent-style-name="standard">
      <style:graphic-properties draw:stroke="solid" svg:stroke-width="0.01cm" svg:stroke-color="#000000" draw:marker-start-width="0.1cm" draw:marker-end-width="0.1cm" draw:fill="solid" draw:fill-color="#000000" draw:textarea-horizontal-align="justify" draw:textarea-vertical-align="middle" draw:auto-grow-height="false" fo:min-height="0.011cm" fo:min-width="0.044cm" fo:padding-top="0.08cm" fo:padding-bottom="0.08cm" fo:padding-left="0.205cm" fo:padding-right="0.205cm"/>
    </style:style>
    <style:style style:name="gr122" style:family="graphic" style:parent-style-name="standard">
      <style:graphic-properties draw:stroke="solid" svg:stroke-width="0.01cm" svg:stroke-color="#000000" draw:marker-start-width="0.1cm" draw:marker-end-width="0.1cm" draw:fill="solid" draw:fill-color="#000000" draw:textarea-horizontal-align="justify" draw:textarea-vertical-align="middle" draw:auto-grow-height="false" fo:min-height="0.006cm" fo:min-width="0.08cm" fo:padding-top="0.08cm" fo:padding-bottom="0.08cm" fo:padding-left="0.205cm" fo:padding-right="0.205cm"/>
    </style:style>
    <style:style style:name="gr123" style:family="graphic" style:parent-style-name="standard">
      <style:graphic-properties draw:stroke="solid" svg:stroke-width="0.01cm" svg:stroke-color="#000000" draw:marker-start-width="0.1cm" draw:marker-end-width="0.1cm" draw:fill="solid" draw:fill-color="#000000" draw:textarea-horizontal-align="justify" draw:textarea-vertical-align="middle" draw:auto-grow-height="false" fo:min-height="0cm" fo:min-width="0.035cm" fo:padding-top="0.08cm" fo:padding-bottom="0.08cm" fo:padding-left="0.205cm" fo:padding-right="0.205cm"/>
    </style:style>
    <style:style style:name="gr124" style:family="graphic" style:parent-style-name="standard">
      <style:graphic-properties draw:stroke="solid" svg:stroke-width="0.01cm" svg:stroke-color="#000000" draw:marker-start-width="0.1cm" draw:marker-end-width="0.1cm" draw:fill="solid" draw:fill-color="#ffffff" draw:textarea-horizontal-align="justify" draw:textarea-vertical-align="middle" draw:auto-grow-height="false" fo:min-height="0.999cm" fo:min-width="1.99cm" fo:padding-top="0.08cm" fo:padding-bottom="0.08cm" fo:padding-left="0.205cm" fo:padding-right="0.205cm"/>
    </style:style>
    <style:style style:name="gr125" style:family="graphic" style:parent-style-name="standard">
      <style:graphic-properties draw:stroke="solid" svg:stroke-width="0.01cm" svg:stroke-color="#000000" draw:marker-start-width="0.1cm" draw:marker-end-width="0.1cm" draw:fill="solid" draw:fill-color="#b2b2b2" draw:textarea-horizontal-align="justify" draw:textarea-vertical-align="middle" draw:auto-grow-height="false" fo:min-height="0.139cm" fo:min-width="0.127cm" fo:padding-top="0.08cm" fo:padding-bottom="0.08cm" fo:padding-left="0.205cm" fo:padding-right="0.205cm"/>
    </style:style>
    <style:style style:name="gr126" style:family="graphic" style:parent-style-name="standard">
      <style:graphic-properties draw:stroke="solid" svg:stroke-width="0.01cm" svg:stroke-color="#000000" draw:marker-start-width="0.1cm" draw:marker-end-width="0.1cm" draw:fill="solid" draw:fill-color="#b2b2b2" draw:textarea-horizontal-align="justify" draw:textarea-vertical-align="middle" draw:auto-grow-height="false" fo:min-height="0.147cm" fo:min-width="0.14cm" fo:padding-top="0.08cm" fo:padding-bottom="0.08cm" fo:padding-left="0.205cm" fo:padding-right="0.205cm"/>
    </style:style>
    <style:style style:name="gr127" style:family="graphic" style:parent-style-name="standard">
      <style:graphic-properties draw:stroke="solid" svg:stroke-width="0.01cm" svg:stroke-color="#000000" draw:marker-start-width="0.1cm" draw:marker-end-width="0.1cm" draw:fill="solid" draw:fill-color="#ffffff" draw:textarea-horizontal-align="justify" draw:textarea-vertical-align="middle" draw:auto-grow-height="false" fo:min-height="0.557cm" fo:min-width="1.077cm" fo:padding-top="0.08cm" fo:padding-bottom="0.08cm" fo:padding-left="0.205cm" fo:padding-right="0.205cm"/>
    </style:style>
    <style:style style:name="gr128" style:family="graphic" style:parent-style-name="standard">
      <style:graphic-properties draw:stroke="none" svg:stroke-width="0.01cm" svg:stroke-color="#b2b2b2" draw:marker-start-width="0.095cm" draw:marker-end-width="0.095cm" draw:fill="solid" draw:fill-color="#ffffff" draw:textarea-horizontal-align="justify" draw:textarea-vertical-align="middle" draw:auto-grow-height="false" fo:min-height="0.306cm" fo:min-width="0.69cm" fo:padding-top="0.08cm" fo:padding-bottom="0.08cm" fo:padding-left="0.205cm" fo:padding-right="0.205cm"/>
    </style:style>
    <style:style style:name="P1" style:family="paragraph">
      <loext:graphic-properties draw:fill="none"/>
      <style:paragraph-properties fo:text-align="center"/>
      <style:text-properties fo:language="zxx" fo:country="none" style:language-asian="zxx" style:country-asian="none" style:language-complex="zxx" style:country-complex="none"/>
    </style:style>
    <style:style style:name="P2" style:family="paragraph">
      <loext:graphic-properties draw:fill="solid" draw:fill-color="#b2b2b2"/>
      <style:paragraph-properties fo:text-align="center"/>
      <style:text-properties fo:language="zxx" fo:country="none" style:language-asian="zxx" style:country-asian="none" style:language-complex="zxx" style:country-complex="none"/>
    </style:style>
    <style:style style:name="P3" style:family="paragraph">
      <loext:graphic-properties draw:fill="solid" draw:fill-color="#808080"/>
      <style:paragraph-properties fo:text-align="center"/>
      <style:text-properties fo:language="zxx" fo:country="none" style:language-asian="zxx" style:country-asian="none" style:language-complex="zxx" style:country-complex="none"/>
    </style:style>
    <style:style style:name="P4" style:family="paragraph">
      <loext:graphic-properties draw:fill="none"/>
      <style:text-properties fo:font-size="7pt" fo:language="zxx" fo:country="none" style:font-size-asian="7pt" style:language-asian="zxx" style:country-asian="none" style:font-size-complex="7pt" style:language-complex="zxx" style:country-complex="none"/>
    </style:style>
    <style:style style:name="P5" style:family="paragraph">
      <style:paragraph-properties fo:text-align="center"/>
      <style:text-properties fo:language="zxx" fo:country="none" style:language-asian="zxx" style:country-asian="none" style:language-complex="zxx" style:country-complex="none"/>
    </style:style>
    <style:style style:name="P6" style:family="paragraph">
      <loext:graphic-properties draw:fill="none"/>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7" style:family="paragraph">
      <style:paragraph-properties fo:text-align="center"/>
    </style:style>
    <style:style style:name="P8" style:family="paragraph">
      <loext:graphic-properties draw:fill="none" draw:fill-color="#ffffff"/>
      <style:paragraph-properties fo:text-align="center"/>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9" style:family="paragraph">
      <loext:graphic-properties draw:fill="none" draw:fill-color="#ffffff"/>
      <style:paragraph-properties fo:text-align="center"/>
      <style:text-properties fo:language="zxx" fo:country="none" style:language-asian="zxx" style:country-asian="none" style:language-complex="zxx" style:country-complex="none"/>
    </style:style>
    <style:style style:name="P10" style:family="paragraph">
      <loext:graphic-properties draw:fill="none" draw:fill-color="#ffffff"/>
      <style:text-properties fo:font-size="9pt" fo:language="zxx" fo:country="none" style:font-size-asian="8pt" style:language-asian="zxx" style:country-asian="none" style:font-size-complex="8pt" style:language-complex="zxx" style:country-complex="none"/>
    </style:style>
    <style:style style:name="P11" style:family="paragraph">
      <loext:graphic-properties draw:fill-color="#dddddd"/>
      <style:paragraph-properties fo:text-align="center"/>
      <style:text-properties fo:language="zxx" fo:country="none" style:language-asian="zxx" style:country-asian="none" style:language-complex="zxx" style:country-complex="none"/>
    </style:style>
    <style:style style:name="P12" style:family="paragraph">
      <loext:graphic-properties draw:fill="none" draw:fill-color="#ffffff"/>
      <style:text-properties fo:font-size="9pt" fo:language="zxx" fo:country="none" fo:font-weight="bold" style:font-size-asian="8pt" style:language-asian="zxx" style:country-asian="none" style:font-weight-asian="bold" style:font-size-complex="8pt" style:language-complex="zxx" style:country-complex="none" style:font-weight-complex="bold"/>
    </style:style>
    <style:style style:name="P13" style:family="paragraph">
      <loext:graphic-properties draw:fill="solid" draw:fill-color="#006da1"/>
      <style:paragraph-properties fo:text-align="center"/>
      <style:text-properties fo:language="zxx" fo:country="none" style:language-asian="zxx" style:country-asian="none" style:language-complex="zxx" style:country-complex="none"/>
    </style:style>
    <style:style style:name="P14" style:family="paragraph">
      <loext:graphic-properties draw:fill-color="#ffffff"/>
      <style:paragraph-properties fo:text-align="center"/>
      <style:text-properties fo:language="zxx" fo:country="none" style:language-asian="zxx" style:country-asian="none" style:language-complex="zxx" style:country-complex="none"/>
    </style:style>
    <style:style style:name="P15" style:family="paragraph">
      <loext:graphic-properties draw:fill-color="#000000"/>
      <style:paragraph-properties fo:text-align="center"/>
      <style:text-properties fo:language="zxx" fo:country="none" style:language-asian="zxx" style:country-asian="none" style:language-complex="zxx" style:country-complex="none"/>
    </style:style>
    <style:style style:name="P16" style:family="paragraph">
      <loext:graphic-properties draw:fill-color="#66ff00"/>
      <style:paragraph-properties fo:text-align="center"/>
      <style:text-properties fo:language="zxx" fo:country="none" style:language-asian="zxx" style:country-asian="none" style:language-complex="zxx" style:country-complex="none"/>
    </style:style>
    <style:style style:name="P17" style:family="paragraph">
      <loext:graphic-properties draw:fill-color="#ff3333"/>
      <style:paragraph-properties fo:text-align="center"/>
      <style:text-properties fo:language="zxx" fo:country="none" style:language-asian="zxx" style:country-asian="none" style:language-complex="zxx" style:country-complex="none"/>
    </style:style>
    <style:style style:name="P18" style:family="paragraph">
      <loext:graphic-properties draw:fill-color="#00ccff"/>
      <style:paragraph-properties fo:text-align="center"/>
      <style:text-properties fo:language="zxx" fo:country="none" style:language-asian="zxx" style:country-asian="none" style:language-complex="zxx" style:country-complex="none"/>
    </style:style>
    <style:style style:name="P19" style:family="paragraph">
      <loext:graphic-properties draw:fill="solid" draw:fill-color="#111111"/>
      <style:paragraph-properties fo:text-align="center"/>
      <style:text-properties fo:language="zxx" fo:country="none" style:language-asian="zxx" style:country-asian="none" style:language-complex="zxx" style:country-complex="none"/>
    </style:style>
    <style:style style:name="P20" style:family="paragraph">
      <style:paragraph-properties fo:text-align="start" style:writing-mode="lr-tb"/>
    </style:style>
    <style:style style:name="P21" style:family="paragraph">
      <loext:graphic-properties draw:fill-color="#ffff99"/>
      <style:paragraph-properties fo:text-align="start" style:writing-mode="lr-tb"/>
      <style:text-properties fo:font-size="11pt" fo:language="zxx" fo:country="none" fo:font-weight="bold" style:font-size-asian="12pt" style:language-asian="zxx" style:country-asian="none" style:font-weight-asian="bold" style:font-size-complex="12pt" style:language-complex="zxx" style:country-complex="none" style:font-weight-complex="normal"/>
    </style:style>
    <style:style style:name="P22" style:family="paragraph">
      <loext:graphic-properties draw:fill="none" draw:fill-color="#ffffff"/>
      <style:text-properties fo:font-size="14pt" fo:language="zxx" fo:country="none" style:font-size-asian="14pt" style:language-asian="zxx" style:country-asian="none" style:font-size-complex="14pt" style:language-complex="zxx" style:country-complex="none"/>
    </style:style>
    <style:style style:name="P23" style:family="paragraph">
      <loext:graphic-properties draw:fill="solid" draw:fill-color="#ff4040"/>
      <style:paragraph-properties fo:text-align="center"/>
      <style:text-properties fo:language="zxx" fo:country="none" style:language-asian="zxx" style:country-asian="none" style:language-complex="zxx" style:country-complex="none"/>
    </style:style>
    <style:style style:name="P24" style:family="paragraph">
      <loext:graphic-properties draw:fill="none" draw:fill-color="#ffffff"/>
      <style:text-properties fo:font-size="12pt" fo:language="zxx" fo:country="none" style:font-size-asian="8pt" style:language-asian="zxx" style:country-asian="none" style:font-size-complex="8pt" style:language-complex="zxx" style:country-complex="none"/>
    </style:style>
    <style:style style:name="P25" style:family="paragraph">
      <loext:graphic-properties draw:fill="solid" draw:fill-color="#ffd74c"/>
      <style:paragraph-properties fo:text-align="center"/>
      <style:text-properties fo:language="zxx" fo:country="none" style:language-asian="zxx" style:country-asian="none" style:language-complex="zxx" style:country-complex="none"/>
    </style:style>
    <style:style style:name="P26" style:family="paragraph">
      <loext:graphic-properties draw:fill="none"/>
      <style:paragraph-properties fo:text-align="center"/>
    </style:style>
    <style:style style:name="P27" style:family="paragraph">
      <loext:graphic-properties draw:fill="solid" draw:fill-color="#ffffff"/>
      <style:text-properties fo:font-size="9pt" fo:language="zxx" fo:country="none" style:font-size-asian="8pt" style:language-asian="zxx" style:country-asian="none" style:font-size-complex="8pt" style:language-complex="zxx" style:country-complex="none"/>
    </style:style>
    <style:style style:name="P28" style:family="paragraph">
      <loext:graphic-properties draw:fill="none"/>
      <style:text-properties fo:font-size="8pt" fo:language="zxx" fo:country="none" style:font-size-asian="18pt" style:language-asian="zxx" style:country-asian="none" style:font-size-complex="18pt" style:language-complex="zxx" style:country-complex="none"/>
    </style:style>
    <style:style style:name="P29" style:family="paragraph">
      <loext:graphic-properties draw:fill="none" draw:fill-color="#ffffff"/>
      <style:text-properties fo:font-size="13pt" fo:language="zxx" fo:country="none" fo:font-weight="bold" style:font-size-asian="8pt" style:language-asian="zxx" style:country-asian="none" style:font-weight-asian="bold" style:font-size-complex="8pt" style:language-complex="zxx" style:country-complex="none" style:font-weight-complex="normal"/>
    </style:style>
    <style:style style:name="P30" style:family="paragraph">
      <style:text-properties fo:font-size="9pt"/>
    </style:style>
    <style:style style:name="P31" style:family="paragraph">
      <loext:graphic-properties draw:fill="none" draw:fill-color="#ffffff"/>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32" style:family="paragraph">
      <style:paragraph-properties fo:text-align="center"/>
      <style:text-properties fo:font-size="12pt"/>
    </style:style>
    <style:style style:name="P33" style:family="paragraph">
      <style:text-properties fo:font-size="7pt"/>
    </style:style>
    <style:style style:name="P34" style:family="paragraph">
      <loext:graphic-properties draw:fill="solid" draw:fill-color="#0369a3"/>
      <style:paragraph-properties fo:text-align="center"/>
      <style:text-properties fo:language="zxx" fo:country="none" style:language-asian="zxx" style:country-asian="none" style:language-complex="zxx" style:country-complex="none"/>
    </style:style>
    <style:style style:name="P35" style:family="paragraph">
      <loext:graphic-properties draw:fill="solid" draw:fill-color="#18a303"/>
      <style:paragraph-properties fo:text-align="center"/>
      <style:text-properties fo:language="zxx" fo:country="none" style:language-asian="zxx" style:country-asian="none" style:language-complex="zxx" style:country-complex="none"/>
    </style:style>
    <style:style style:name="P36" style:family="paragraph">
      <loext:graphic-properties draw:fill="solid" draw:fill-color="#000000"/>
      <style:paragraph-properties fo:text-align="center"/>
      <style:text-properties fo:language="zxx" fo:country="none" style:language-asian="zxx" style:country-asian="none" style:language-complex="zxx" style:country-complex="none"/>
    </style:style>
    <style:style style:name="P37" style:family="paragraph">
      <loext:graphic-properties draw:fill="solid" draw:fill-color="#ffffff"/>
      <style:paragraph-properties fo:text-align="center"/>
      <style:text-properties fo:language="zxx" fo:country="none" style:language-asian="zxx" style:country-asian="none" style:language-complex="zxx" style:country-complex="none"/>
    </style:style>
    <style:style style:name="T1" style:family="text">
      <style:text-properties fo:font-size="7pt" fo:language="zxx" fo:country="none" fo:font-weight="normal" style:font-size-asian="7pt" style:language-asian="zxx" style:country-asian="none" style:font-weight-asian="normal" style:font-size-complex="7pt" style:language-complex="zxx" style:country-complex="none" style:font-weight-complex="normal"/>
    </style:style>
    <style:style style:name="T2" style:family="text">
      <style:text-properties fo:font-size="8pt" fo:language="zxx" fo:country="none" fo:font-weight="normal" style:font-size-asian="8pt" style:language-asian="zxx" style:country-asian="none" style:font-weight-asian="normal" style:font-size-complex="8pt" style:language-complex="zxx" style:country-complex="none" style:font-weight-complex="normal"/>
    </style:style>
    <style:style style:name="T3" style:family="text">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T4" style:family="text">
      <style:text-properties fo:font-size="9pt" fo:language="zxx" fo:country="none" style:font-size-asian="8pt" style:language-asian="zxx" style:country-asian="none" style:font-size-complex="8pt" style:language-complex="zxx" style:country-complex="none"/>
    </style:style>
    <style:style style:name="T5" style:family="text">
      <style:text-properties fo:font-size="9pt" fo:language="zxx" fo:country="none" fo:font-weight="bold" style:font-size-asian="8pt" style:language-asian="zxx" style:country-asian="none" style:font-weight-asian="bold" style:font-size-complex="8pt" style:language-complex="zxx" style:country-complex="none" style:font-weight-complex="bold"/>
    </style:style>
    <style:style style:name="T6" style:family="text">
      <style:text-properties fo:font-size="11pt" fo:language="zxx" fo:country="none" fo:font-weight="bold" style:font-size-asian="12pt" style:language-asian="zxx" style:country-asian="none" style:font-weight-asian="bold" style:font-size-complex="12pt" style:language-complex="zxx" style:country-complex="none" style:font-weight-complex="normal"/>
    </style:style>
    <style:style style:name="T7" style:family="text">
      <style:text-properties fo:font-size="14pt" fo:language="zxx" fo:country="none" style:font-size-asian="14pt" style:language-asian="zxx" style:country-asian="none" style:font-size-complex="14pt" style:language-complex="zxx" style:country-complex="none"/>
    </style:style>
    <style:style style:name="T8" style:family="text">
      <style:text-properties fo:font-size="12pt" fo:language="zxx" fo:country="none" style:font-size-asian="8pt" style:language-asian="zxx" style:country-asian="none" style:font-size-complex="8pt" style:language-complex="zxx" style:country-complex="none"/>
    </style:style>
    <style:style style:name="T9" style:family="text">
      <style:text-properties fo:font-size="9pt" fo:language="zxx" fo:country="none" fo:font-weight="bold" style:font-size-asian="8pt" style:language-asian="zxx" style:country-asian="none" style:font-size-complex="8pt" style:language-complex="zxx" style:country-complex="none"/>
    </style:style>
    <style:style style:name="T10" style:family="text">
      <style:text-properties fo:font-size="8pt" fo:language="zxx" fo:country="none" fo:font-weight="normal" style:font-size-asian="18pt" style:language-asian="zxx" style:country-asian="none" style:font-weight-asian="normal" style:font-size-complex="18pt" style:language-complex="zxx" style:country-complex="none" style:font-weight-complex="normal"/>
    </style:style>
    <style:style style:name="T11" style:family="text">
      <style:text-properties fo:font-size="13pt" fo:language="zxx" fo:country="none" fo:font-weight="bold" style:font-size-asian="8pt" style:language-asian="zxx" style:country-asian="none" style:font-weight-asian="bold" style:font-size-complex="8pt" style:language-complex="zxx" style:country-complex="none" style:font-weight-complex="normal"/>
    </style:style>
    <style:style style:name="T12" style:family="text">
      <style:text-properties fo:font-size="11pt" fo:language="zxx" fo:country="none" fo:font-weight="bold" style:font-size-asian="11pt" style:language-asian="zxx" style:country-asian="none" style:font-weight-asian="bold" style:font-size-complex="11pt" style:language-complex="zxx" style:country-complex="none"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7cm" svg:y1="10.7cm" svg:x2="16.9cm" svg:y2="10.45cm">
          <text:p/>
        </draw:line>
        <draw:line draw:style-name="gr2" draw:text-style-name="P1" draw:layer="layout" svg:x1="17.23cm" svg:y1="10.65cm" svg:x2="17.15cm" svg:y2="10.45cm">
          <text:p/>
        </draw:line>
        <draw:custom-shape draw:style-name="gr3" draw:text-style-name="P2" draw:layer="layout" svg:width="3.4cm" svg:height="5.185cm" svg:x="4.15cm" svg:y="2.35cm">
          <text:p/>
          <draw:enhanced-geometry svg:viewBox="0 0 21600 21600" draw:type="rectangle" draw:enhanced-path="M 0 0 L 21600 0 21600 21600 0 21600 0 0 Z N"/>
        </draw:custom-shape>
        <draw:custom-shape draw:style-name="gr4" draw:text-style-name="P3" draw:layer="layout" svg:width="3.4cm" svg:height="0.744cm" svg:x="4.15cm" svg:y="6.795cm">
          <text:p/>
          <draw:enhanced-geometry svg:viewBox="0 0 21600 21600" draw:type="rectangle" draw:enhanced-path="M 0 0 L 21600 0 21600 21600 0 21600 0 0 Z N"/>
        </draw:custom-shape>
        <draw:custom-shape draw:style-name="gr5" draw:text-style-name="P2" draw:layer="layout" svg:width="0.5cm" svg:height="0.5cm" svg:x="4.85cm" svg:y="7cm">
          <text:p/>
          <draw:enhanced-geometry svg:viewBox="0 0 21600 21600" draw:type="rectangle" draw:enhanced-path="M 0 0 L 21600 0 21600 21600 0 21600 0 0 Z N"/>
        </draw:custom-shape>
        <draw:custom-shape draw:style-name="gr5" draw:text-style-name="P2" draw:layer="layout" svg:width="0.5cm" svg:height="0.5cm" svg:x="4.25cm" svg:y="7cm">
          <text:p/>
          <draw:enhanced-geometry svg:viewBox="0 0 21600 21600" draw:type="rectangle" draw:enhanced-path="M 0 0 L 21600 0 21600 21600 0 21600 0 0 Z N"/>
        </draw:custom-shape>
        <draw:custom-shape draw:style-name="gr6" draw:text-style-name="P2" draw:layer="layout" svg:width="0.7cm" svg:height="0.5cm" svg:x="5.45cm" svg:y="7cm">
          <text:p/>
          <draw:enhanced-geometry svg:viewBox="0 0 21600 21600" draw:type="rectangle" draw:enhanced-path="M 0 0 L 21600 0 21600 21600 0 21600 0 0 Z N"/>
        </draw:custom-shape>
        <draw:custom-shape draw:style-name="gr5" draw:text-style-name="P2" draw:layer="layout" svg:width="0.5cm" svg:height="0.5cm" svg:x="6.45cm" svg:y="7cm">
          <text:p/>
          <draw:enhanced-geometry svg:viewBox="0 0 21600 21600" draw:type="rectangle" draw:enhanced-path="M 0 0 L 21600 0 21600 21600 0 21600 0 0 Z N"/>
        </draw:custom-shape>
        <draw:custom-shape draw:style-name="gr5" draw:text-style-name="P2" draw:layer="layout" svg:width="0.5cm" svg:height="0.5cm" svg:x="6.95cm" svg:y="7cm">
          <text:p/>
          <draw:enhanced-geometry svg:viewBox="0 0 21600 21600" draw:type="rectangle" draw:enhanced-path="M 0 0 L 21600 0 21600 21600 0 21600 0 0 Z N"/>
        </draw:custom-shape>
        <draw:line draw:style-name="gr7" draw:text-style-name="P1" draw:layer="layout" svg:x1="6.3cm" svg:y1="10.25cm" svg:x2="7.55cm" svg:y2="10.25cm">
          <text:p/>
        </draw:line>
        <draw:frame draw:style-name="gr8" draw:text-style-name="P4" draw:layer="layout" svg:width="7.176cm" svg:height="0.569cm" svg:x="0.924cm" svg:y="27.837cm">
          <draw:text-box>
            <text:p><text:span text:style-name="T1">© <text:s/>Pierre ROUZEAU . </text:span><text:span text:style-name="T2">Licence GFDL1.2 and CC BY-SA</text:span></text:p>
          </draw:text-box>
        </draw:frame>
        <draw:g>
          <draw:g>
            <draw:custom-shape draw:style-name="gr9" draw:text-style-name="P2" draw:layer="layout" svg:width="0.5cm" svg:height="6.65cm" svg:x="18.158cm" svg:y="6.1cm">
              <text:p/>
              <draw:enhanced-geometry svg:viewBox="0 0 21600 21600" draw:mirror-horizont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2" draw:layer="layout" svg:width="4.95cm" svg:height="0.5cm" svg:x="13.381cm" svg:y="12.161cm">
              <text:p/>
              <draw:enhanced-geometry svg:viewBox="0 0 21600 21600" draw:mirror-horizontal="true" draw:glue-points="?f7 0 ?f6 ?f1 0 ?f10 ?f6 21600 ?f4 ?f10 21600 ?f9" draw:path-stretchpoint-x="10800" draw:path-stretchpoint-y="10800" draw:text-areas="0 ?f1 ?f4 ?f12" draw:type="cube" draw:modifiers="6071.8894009216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2" draw:layer="layout" svg:width="4.95cm" svg:height="0.5cm" svg:x="13.36cm" svg:y="6.1cm">
              <text:p/>
              <draw:enhanced-geometry svg:viewBox="0 0 21600 21600" draw:mirror-horizontal="true" draw:glue-points="?f7 0 ?f6 ?f1 0 ?f10 ?f6 21600 ?f4 ?f10 21600 ?f9" draw:path-stretchpoint-x="10800" draw:path-stretchpoint-y="10800" draw:text-areas="0 ?f1 ?f4 ?f12" draw:type="cube" draw:modifiers="7027.544910179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 draw:text-style-name="P2" draw:layer="layout" svg:width="0.5cm" svg:height="6.65cm" svg:x="12.97cm" svg:y="6.1cm">
              <text:p/>
              <draw:enhanced-geometry svg:viewBox="0 0 21600 21600" draw:mirror-horizont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2" draw:layer="layout" svg:width="4.16cm" svg:height="0.21cm" svg:x="14.89cm" svg:y="10.65cm">
              <text:p/>
              <draw:enhanced-geometry svg:viewBox="0 0 21600 21600" draw:mirror-horizontal="true" draw:glue-points="?f7 0 ?f6 ?f1 0 ?f10 ?f6 21600 ?f4 ?f10 21600 ?f9" draw:path-stretchpoint-x="10800" draw:path-stretchpoint-y="10800" draw:text-areas="0 ?f1 ?f4 ?f12" draw:mirror-vertical="false" draw:type="cube" draw:modifiers="11459.15492957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custom-shape draw:style-name="gr12" draw:text-style-name="P2" draw:layer="layout" svg:width="1.54cm" svg:height="1.561cm" svg:x="17.504cm" svg:y="9.189cm">
              <text:p/>
              <draw:enhanced-geometry svg:viewBox="0 0 21600 21600" draw:mirror-horizontal="true" draw:glue-points="?f7 0 ?f6 ?f1 0 ?f10 ?f6 21600 ?f4 ?f10 21600 ?f9" draw:path-stretchpoint-x="10800" draw:path-stretchpoint-y="10800" draw:text-areas="0 ?f1 ?f4 ?f12" draw:type="cube" draw:modifiers="16718.048780487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3" draw:text-style-name="P5" draw:layer="layout" svg:width="4.18cm" svg:height="1.135cm" svg:x="14.415cm" svg:y="9.323cm">
              <text:p/>
              <draw:enhanced-geometry svg:viewBox="0 0 21600 21600" draw:mirror-vertical="true" draw:glue-points="?f6 0 10800 ?f8 ?f11 10800 ?f9 21600 10800 ?f10 ?f5 10800" draw:text-areas="?f3 ?f3 ?f4 ?f4" draw:type="parallelogram" draw:modifiers="5963.0637079456"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2" draw:text-style-name="P2" draw:layer="layout" svg:width="1.54cm" svg:height="1.561cm" svg:x="13.812cm" svg:y="9.189cm">
              <text:p/>
              <draw:enhanced-geometry svg:viewBox="0 0 21600 21600" draw:mirror-horizontal="true" draw:glue-points="?f7 0 ?f6 ?f1 0 ?f10 ?f6 21600 ?f4 ?f10 21600 ?f9" draw:path-stretchpoint-x="10800" draw:path-stretchpoint-y="10800" draw:text-areas="0 ?f1 ?f4 ?f12" draw:type="cube" draw:modifiers="16718.048780487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4" draw:text-style-name="P6" draw:layer="layout" svg:width="2.002cm" svg:height="1.282cm" svg:x="15.252cm" svg:y="9.268cm">
              <draw:text-box>
                <text:p><text:span text:style-name="T3">BED </text:span></text:p>
                <text:p><text:span text:style-name="T3">heater</text:span></text:p>
              </draw:text-box>
            </draw:frame>
          </draw:g>
          <draw:custom-shape draw:style-name="gr15" draw:text-style-name="P2" draw:layer="layout" svg:width="1.444cm" svg:height="1.395cm" svg:x="13.095cm" svg:y="12.294cm">
            <text:p/>
            <draw:enhanced-geometry svg:viewBox="0 0 21600 21600" draw:mirror-horizontal="true" draw:glue-points="?f7 0 ?f6 ?f1 0 ?f10 ?f6 21600 ?f4 ?f10 21600 ?f9" draw:path-stretchpoint-x="10800" draw:path-stretchpoint-y="10800" draw:text-areas="0 ?f1 ?f4 ?f12" draw:type="cube" draw:modifiers="15147.851002865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 draw:text-style-name="P2" draw:layer="layout" svg:width="1.4cm" svg:height="1.4cm" svg:x="18.25cm" svg:y="12.31cm">
            <text:p/>
            <draw:enhanced-geometry svg:viewBox="0 0 21600 21600" draw:mirror-horizontal="true" draw:glue-points="?f7 0 ?f6 ?f1 0 ?f10 ?f6 21600 ?f4 ?f10 21600 ?f9" draw:path-stretchpoint-x="10800" draw:path-stretchpoint-y="10800" draw:text-areas="0 ?f1 ?f4 ?f12" draw:type="cube" draw:modifiers="15147.851002865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2" draw:layer="layout" svg:width="1.444cm" svg:height="1.35cm" svg:x="13.1cm" svg:y="6.24cm">
            <text:p/>
            <draw:enhanced-geometry svg:viewBox="0 0 21600 21600" draw:mirror-horizontal="true" draw:glue-points="?f7 0 ?f6 ?f1 0 ?f10 ?f6 21600 ?f4 ?f10 21600 ?f9" draw:path-stretchpoint-x="10800" draw:path-stretchpoint-y="10800" draw:text-areas="0 ?f1 ?f4 ?f12" draw:type="cube" draw:modifiers="16419.83715766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 draw:text-style-name="P2" draw:layer="layout" svg:width="1.4cm" svg:height="1.36cm" svg:x="18.3cm" svg:y="6.236cm">
            <text:p/>
            <draw:enhanced-geometry svg:viewBox="0 0 21600 21600" draw:mirror-horizontal="true" draw:glue-points="?f7 0 ?f6 ?f1 0 ?f10 ?f6 21600 ?f4 ?f10 21600 ?f9" draw:path-stretchpoint-x="10800" draw:path-stretchpoint-y="10800" draw:text-areas="0 ?f1 ?f4 ?f12" draw:type="cube" draw:modifiers="15934.166054371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9" draw:text-style-name="P2" draw:layer="layout" svg:width="0.5cm" svg:height="6.65cm" svg:x="19.278cm" svg:y="7.21cm">
              <text:p/>
              <draw:enhanced-geometry svg:viewBox="0 0 21600 21600" draw:mirror-horizontal="tru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 draw:text-style-name="P2" draw:layer="layout" svg:width="4.95cm" svg:height="0.564cm" svg:x="14.44cm" svg:y="13.29cm">
              <text:p/>
              <draw:enhanced-geometry svg:viewBox="0 0 21600 21600" draw:mirror-horizontal="true" draw:glue-points="?f7 0 ?f6 ?f1 0 ?f10 ?f6 21600 ?f4 ?f10 21600 ?f9" draw:path-stretchpoint-x="10800" draw:path-stretchpoint-y="10800" draw:text-areas="0 ?f1 ?f4 ?f12" draw:type="cube" draw:modifiers="6071.8894009216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2" draw:layer="layout" svg:width="4.95cm" svg:height="0.5cm" svg:x="14.44cm" svg:y="7.21cm">
              <text:p/>
              <draw:enhanced-geometry svg:viewBox="0 0 21600 21600" draw:mirror-horizontal="true" draw:glue-points="?f7 0 ?f6 ?f1 0 ?f10 ?f6 21600 ?f4 ?f10 21600 ?f9" draw:path-stretchpoint-x="10800" draw:path-stretchpoint-y="10800" draw:text-areas="0 ?f1 ?f4 ?f12" draw:type="cube" draw:modifiers="7027.544910179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 draw:text-style-name="P2" draw:layer="layout" svg:width="0.5cm" svg:height="6.65cm" svg:x="14.089cm" svg:y="7.215cm">
              <text:p/>
              <draw:enhanced-geometry svg:viewBox="0 0 21600 21600" draw:mirror-horizont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g>
          <draw:line draw:style-name="gr20" draw:text-style-name="P1" draw:layer="layout" svg:x1="5.8cm" svg:y1="14.7cm" svg:x2="5.8cm" svg:y2="7.25cm">
            <text:p/>
          </draw:line>
          <draw:line draw:style-name="gr21" draw:text-style-name="P1" draw:layer="layout" svg:x1="5.8cm" svg:y1="14.7cm" svg:x2="5.8cm" svg:y2="7.25cm">
            <text:p/>
          </draw:line>
        </draw:g>
        <draw:g>
          <draw:g>
            <draw:line draw:style-name="gr20" draw:text-style-name="P1" draw:layer="layout" svg:x1="5.825cm" svg:y1="14.732cm" svg:x2="17.2cm" svg:y2="14.732cm">
              <text:p/>
            </draw:line>
            <draw:line draw:style-name="gr21" draw:text-style-name="P1" draw:layer="layout" svg:x1="5.8cm" svg:y1="14.732cm" svg:x2="17.2cm" svg:y2="14.732cm">
              <text:p/>
            </draw:line>
          </draw:g>
        </draw:g>
        <draw:line draw:style-name="gr7" draw:text-style-name="P1" draw:layer="layout" svg:x1="6.3cm" svg:y1="7.3cm" svg:x2="6.3cm" svg:y2="10.25cm">
          <text:p/>
        </draw:line>
        <draw:line draw:style-name="gr22" draw:text-style-name="P1" draw:layer="layout" svg:x1="5.55cm" svg:y1="14.95cm" svg:x2="16.95cm" svg:y2="14.95cm">
          <text:p/>
        </draw:line>
        <draw:line draw:style-name="gr23" draw:text-style-name="P1" draw:layer="layout" svg:x1="5.3cm" svg:y1="15.15cm" svg:x2="16.75cm" svg:y2="15.15cm">
          <text:p/>
        </draw:line>
        <draw:frame draw:style-name="gr24" draw:text-style-name="P8" draw:layer="layout" svg:width="2.406cm" svg:height="1.2cm" svg:x="2.45cm" svg:y="13cm">
          <draw:text-box>
            <text:p text:style-name="P7"><text:span text:style-name="T3">AC </text:span></text:p>
            <text:p text:style-name="P7"><text:span text:style-name="T3">110-230V</text:span></text:p>
          </draw:text-box>
        </draw:frame>
        <draw:line draw:style-name="gr25" draw:text-style-name="P1" draw:layer="layout" svg:x1="3.3cm" svg:y1="12.7cm" svg:x2="3.312cm" svg:y2="10.9cm">
          <text:p/>
        </draw:line>
        <draw:custom-shape draw:style-name="gr26" draw:text-style-name="P9" draw:layer="layout" svg:width="0.218cm" svg:height="0.7cm" svg:x="3.196cm" svg:y="11.54cm">
          <text:p/>
          <draw:enhanced-geometry svg:viewBox="0 0 21600 21600" draw:mirror-horizontal="true" draw:mirror-vertical="false" draw:type="rectangle" draw:enhanced-path="M 0 0 L 21600 0 21600 21600 0 21600 0 0 Z N"/>
        </draw:custom-shape>
        <draw:frame draw:style-name="gr24" draw:text-style-name="P10" draw:layer="layout" svg:width="1.35cm" svg:height="0.625cm" svg:x="2cm" svg:y="11.56cm">
          <draw:text-box>
            <text:p><text:span text:style-name="T4">Fuse</text:span></text:p>
          </draw:text-box>
        </draw:frame>
        <draw:line draw:style-name="gr25" draw:text-style-name="P1" draw:layer="layout" svg:x1="3.312cm" svg:y1="9.5cm" svg:x2="3.312cm" svg:y2="7.85cm">
          <text:p/>
        </draw:line>
        <draw:g>
          <draw:custom-shape draw:style-name="gr27" draw:text-style-name="P11" draw:layer="layout" svg:width="0.1cm" svg:height="0.1cm" draw:transform="rotate (-1.5707963267949) translate (3.35cm 9.84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11" draw:layer="layout" svg:width="0.1cm" svg:height="0.1cm" draw:transform="rotate (-1.5707963267949) translate (3.351cm 9.44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28" draw:text-style-name="P1" draw:layer="layout" svg:x1="3.08cm" svg:y1="9.49cm" svg:x2="3.28cm" svg:y2="9.89cm">
            <text:p/>
          </draw:line>
        </draw:g>
        <draw:line draw:style-name="gr25" draw:text-style-name="P1" draw:layer="layout" svg:x1="3.312cm" svg:y1="10.49cm" svg:x2="3.312cm" svg:y2="9.9cm">
          <text:p/>
        </draw:line>
        <draw:frame draw:style-name="gr29" draw:text-style-name="P12" draw:layer="layout" svg:width="0.309cm" svg:height="0.393cm" svg:x="3.2cm" svg:y="12.757cm">
          <draw:text-box>
            <text:p><text:span text:style-name="T5">L</text:span></text:p>
          </draw:text-box>
        </draw:frame>
        <draw:frame draw:style-name="gr29" draw:text-style-name="P12" draw:layer="layout" svg:width="0.4cm" svg:height="0.35cm" svg:x="3.5cm" svg:y="12.75cm">
          <draw:text-box>
            <text:p><text:span text:style-name="T5">N</text:span></text:p>
          </draw:text-box>
        </draw:frame>
        <draw:frame draw:style-name="gr29" draw:text-style-name="P12" draw:layer="layout" svg:width="0.65cm" svg:height="0.407cm" svg:x="3.8cm" svg:y="12.75cm">
          <draw:text-box>
            <text:p><text:span text:style-name="T5">PE</text:span></text:p>
          </draw:text-box>
        </draw:frame>
        <draw:line draw:style-name="gr25" draw:text-style-name="P1" draw:layer="layout" svg:x1="3cm" svg:y1="7.85cm" svg:x2="4.4cm" svg:y2="7.85cm">
          <text:p/>
        </draw:line>
        <draw:line draw:style-name="gr7" draw:text-style-name="P1" draw:layer="layout" svg:x1="7.55cm" svg:y1="14.5cm" svg:x2="16.5cm" svg:y2="14.5cm">
          <text:p/>
        </draw:line>
        <draw:g>
          <draw:custom-shape draw:style-name="gr30" draw:text-style-name="P13" draw:layer="layout" svg:width="5.118cm" svg:height="4.095cm" draw:transform="rotate (-1.5707963267949) translate (12.35cm 2.586cm)">
            <text:p/>
            <draw:enhanced-geometry svg:viewBox="0 0 21600 21600" draw:type="rectangle" draw:enhanced-path="M 0 0 L 21600 0 21600 21600 0 21600 0 0 Z N"/>
          </draw:custom-shape>
          <draw:g>
            <draw:custom-shape draw:style-name="gr31" draw:text-style-name="P14" draw:layer="layout" svg:width="0.053cm" svg:height="0.056cm" draw:transform="rotate (-1.5707963267949) translate (8.486cm 4.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2cm" svg:height="0.055cm" draw:transform="rotate (-1.5707963267949) translate (8.376cm 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3cm" svg:height="0.055cm" draw:transform="rotate (-1.5707963267949) translate (8.485cm 4.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2cm" svg:height="0.055cm" draw:transform="rotate (-1.5707963267949) translate (8.376cm 4.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4cm" svg:height="0.055cm" draw:transform="rotate (-1.5707963267949) translate (8.485cm 4.8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3cm" svg:height="0.055cm" draw:transform="rotate (-1.5707963267949) translate (8.376cm 4.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2cm" svg:height="0.054cm" draw:transform="rotate (-1.5707963267949) translate (8.484cm 4.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2cm" svg:height="0.056cm" draw:transform="rotate (-1.5707963267949) translate (8.376cm 4.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3cm" svg:height="0.054cm" draw:transform="rotate (-1.5707963267949) translate (8.484cm 5.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2cm" svg:height="0.056cm" draw:transform="rotate (-1.5707963267949) translate (8.376cm 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2cm" svg:height="0.054cm" draw:transform="rotate (-1.5707963267949) translate (8.484cm 5.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2cm" svg:height="0.055cm" draw:transform="rotate (-1.5707963267949) translate (8.375cm 5.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2cm" svg:height="0.054cm" draw:transform="rotate (-1.5707963267949) translate (8.484cm 5.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3cm" svg:height="0.055cm" draw:transform="rotate (-1.5707963267949) translate (8.375cm 5.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2cm" svg:height="0.054cm" draw:transform="rotate (-1.5707963267949) translate (8.483cm 5.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1cm" svg:height="0.056cm" draw:transform="rotate (-1.5707963267949) translate (8.375cm 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2cm" svg:height="0.054cm" draw:transform="rotate (-1.5707963267949) translate (8.483cm 5.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3cm" svg:height="0.056cm" draw:transform="rotate (-1.5707963267949) translate (8.375cm 5.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2cm" svg:height="0.054cm" draw:transform="rotate (-1.5707963267949) translate (8.483cm 5.5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2cm" svg:height="0.056cm" draw:transform="rotate (-1.5707963267949) translate (8.375cm 5.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2cm" svg:height="0.054cm" draw:transform="rotate (-1.5707963267949) translate (8.483cm 5.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3cm" svg:height="0.056cm" draw:transform="rotate (-1.5707963267949) translate (8.375cm 5.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2cm" svg:height="0.054cm" draw:transform="rotate (-1.5707963267949) translate (8.482cm 5.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1cm" svg:height="0.056cm" draw:transform="rotate (-1.5707963267949) translate (8.374cm 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3cm" svg:height="0.054cm" draw:transform="rotate (-1.5707963267949) translate (8.482cm 5.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2cm" svg:height="0.056cm" draw:transform="rotate (-1.5707963267949) translate (8.374cm 5.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1cm" svg:height="0.054cm" draw:transform="rotate (-1.5707963267949) translate (8.482cm 5.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2cm" svg:height="0.056cm" draw:transform="rotate (-1.5707963267949) translate (8.374cm 5.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4cm" svg:height="0.054cm" draw:transform="rotate (-1.5707963267949) translate (8.482cm 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3cm" svg:height="0.056cm" draw:transform="rotate (-1.5707963267949) translate (8.374cm 6.0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2cm" svg:height="0.054cm" draw:transform="rotate (-1.5707963267949) translate (8.482cm 6.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3cm" svg:height="0.055cm" draw:transform="rotate (-1.5707963267949) translate (8.373cm 6.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3cm" svg:height="0.054cm" draw:transform="rotate (-1.5707963267949) translate (8.482cm 6.2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2cm" svg:height="0.055cm" draw:transform="rotate (-1.5707963267949) translate (8.373cm 6.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2cm" svg:height="0.054cm" draw:transform="rotate (-1.5707963267949) translate (8.482cm 6.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2cm" svg:height="0.055cm" draw:transform="rotate (-1.5707963267949) translate (8.373cm 6.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2cm" svg:height="0.054cm" draw:transform="rotate (-1.5707963267949) translate (8.482cm 6.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3cm" svg:height="0.055cm" draw:transform="rotate (-1.5707963267949) translate (8.373cm 6.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2cm" svg:height="0.054cm" draw:transform="rotate (-1.5707963267949) translate (8.481cm 6.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2cm" svg:height="0.054cm" draw:transform="rotate (-1.5707963267949) translate (8.372cm 6.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3cm" svg:height="0.054cm" draw:transform="rotate (-1.5707963267949) translate (8.481cm 6.6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3cm" svg:height="0.054cm" draw:transform="rotate (-1.5707963267949) translate (8.372cm 6.6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3cm" svg:height="0.054cm" draw:transform="rotate (-1.5707963267949) translate (8.481cm 6.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3cm" svg:height="0.054cm" draw:transform="rotate (-1.5707963267949) translate (8.372cm 6.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3cm" svg:height="0.054cm" draw:transform="rotate (-1.5707963267949) translate (8.481cm 6.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2cm" svg:height="0.054cm" draw:transform="rotate (-1.5707963267949) translate (8.372cm 6.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2cm" svg:height="0.054cm" draw:transform="rotate (-1.5707963267949) translate (8.48cm 7.0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3cm" svg:height="0.053cm" draw:transform="rotate (-1.5707963267949) translate (8.371cm 7.0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 draw:layer="layout" svg:width="2.636cm" svg:height="0.2cm" draw:transform="rotate (-1.5707963267949) translate (8.503cm 4.567cm)">
              <text:p/>
              <draw:enhanced-geometry svg:viewBox="0 0 21600 21600" draw:mirror-horizontal="false" draw:mirror-vertical="false" draw:type="rectangle" draw:enhanced-path="M 0 0 L 21600 0 21600 21600 0 21600 0 0 Z N"/>
            </draw:custom-shape>
            <draw:custom-shape draw:style-name="gr31" draw:text-style-name="P14" draw:layer="layout" svg:width="0.052cm" svg:height="0.054cm" draw:transform="rotate (-1.5707963267949) translate (8.48cm 7.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0.052cm" svg:height="0.054cm" draw:transform="rotate (-1.5707963267949) translate (8.371cm 7.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3" draw:text-style-name="P2" draw:layer="layout" svg:width="0.255cm" svg:height="0.309cm" draw:transform="rotate (-1.5707963267949) translate (10.533cm 2.622cm)">
            <text:p/>
            <draw:enhanced-geometry svg:viewBox="0 0 21600 21600" draw:mirror-horizontal="false" draw:mirror-vertical="false" draw:type="rectangle" draw:enhanced-path="M 0 0 L 21600 0 21600 21600 0 21600 0 0 Z N"/>
          </draw:custom-shape>
          <draw:g>
            <draw:g>
              <draw:custom-shape draw:style-name="gr34" draw:text-style-name="P2" draw:layer="layout" svg:width="0.07cm" svg:height="0.107cm" draw:transform="rotate (-1.5707963267949) translate (10.826cm 2.552cm)">
                <text:p/>
                <draw:enhanced-geometry svg:viewBox="0 0 21600 21600" draw:mirror-horizontal="false" draw:mirror-vertical="false" draw:type="rectangle" draw:enhanced-path="M 0 0 L 21600 0 21600 21600 0 21600 0 0 Z N"/>
              </draw:custom-shape>
            </draw:g>
            <draw:custom-shape draw:style-name="gr34" draw:text-style-name="P2" draw:layer="layout" svg:width="0.138cm" svg:height="0.156cm" draw:transform="rotate (-1.5707963267949) translate (10.852cm 2.602cm)">
              <text:p/>
              <draw:enhanced-geometry svg:viewBox="0 0 21600 21600" draw:mirror-horizontal="false" draw:mirror-vertical="false" draw:type="rectangle" draw:enhanced-path="M 0 0 L 21600 0 21600 21600 0 21600 0 0 Z N"/>
            </draw:custom-shape>
          </draw:g>
          <draw:custom-shape draw:style-name="gr35" draw:text-style-name="P2" draw:layer="layout" svg:width="0.909cm" svg:height="0.674cm" draw:transform="rotate (-1.5707963267949) translate (9.186cm 2.622cm)">
            <text:p/>
            <draw:enhanced-geometry svg:viewBox="0 0 21600 21600" draw:mirror-horizontal="false" draw:mirror-vertical="false" draw:type="rectangle" draw:enhanced-path="M 0 0 L 21600 0 21600 21600 0 21600 0 0 Z N"/>
          </draw:custom-shape>
          <draw:g>
            <draw:custom-shape draw:style-name="gr36" draw:text-style-name="P14" draw:layer="layout" svg:width="0.052cm" svg:height="0.054cm" draw:transform="rotate (-1.5707963267949) translate (12.28cm 5.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4" draw:layer="layout" svg:width="0.052cm" svg:height="0.054cm" draw:transform="rotate (-1.5707963267949) translate (12.28cm 5.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4" draw:layer="layout" svg:width="0.053cm" svg:height="0.054cm" draw:transform="rotate (-1.5707963267949) translate (12.28cm 6.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4" draw:layer="layout" svg:width="0.051cm" svg:height="0.055cm" draw:transform="rotate (-1.5707963267949) translate (12.28cm 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4" draw:layer="layout" svg:width="0.052cm" svg:height="0.055cm" draw:transform="rotate (-1.5707963267949) translate (12.28cm 6.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4" draw:layer="layout" svg:width="0.053cm" svg:height="0.054cm" draw:transform="rotate (-1.5707963267949) translate (12.279cm 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4" draw:layer="layout" svg:width="0.053cm" svg:height="0.054cm" draw:transform="rotate (-1.5707963267949) translate (12.279cm 6.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 draw:layer="layout" svg:width="0.746cm" svg:height="0.091cm" draw:transform="rotate (-1.5707963267949) translate (12.298cm 5.862cm)">
              <text:p/>
              <draw:enhanced-geometry svg:viewBox="0 0 21600 21600" draw:mirror-horizontal="false" draw:mirror-vertical="false" draw:type="rectangle" draw:enhanced-path="M 0 0 L 21600 0 21600 21600 0 21600 0 0 Z N"/>
            </draw:custom-shape>
          </draw:g>
          <draw:g>
            <draw:custom-shape draw:style-name="gr36" draw:text-style-name="P14" draw:layer="layout" svg:width="0.052cm" svg:height="0.054cm" draw:transform="rotate (-1.5707963267949) translate (12.28cm 6.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4" draw:layer="layout" svg:width="0.053cm" svg:height="0.054cm" draw:transform="rotate (-1.5707963267949) translate (12.28cm 6.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4" draw:layer="layout" svg:width="0.052cm" svg:height="0.054cm" draw:transform="rotate (-1.5707963267949) translate (12.28cm 6.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4" draw:layer="layout" svg:width="0.053cm" svg:height="0.055cm" draw:transform="rotate (-1.5707963267949) translate (12.28cm 7.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4" draw:layer="layout" svg:width="0.052cm" svg:height="0.055cm" draw:transform="rotate (-1.5707963267949) translate (12.28cm 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4" draw:layer="layout" svg:width="0.053cm" svg:height="0.054cm" draw:transform="rotate (-1.5707963267949) translate (12.279cm 7.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4" draw:layer="layout" svg:width="0.053cm" svg:height="0.054cm" draw:transform="rotate (-1.5707963267949) translate (12.279cm 7.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 draw:layer="layout" svg:width="0.745cm" svg:height="0.091cm" draw:transform="rotate (-1.5707963267949) translate (12.298cm 6.663cm)">
              <text:p/>
              <draw:enhanced-geometry svg:viewBox="0 0 21600 21600" draw:mirror-horizontal="false" draw:mirror-vertical="false" draw:type="rectangle" draw:enhanced-path="M 0 0 L 21600 0 21600 21600 0 21600 0 0 Z N"/>
            </draw:custom-shape>
          </draw:g>
          <draw:g>
            <draw:custom-shape draw:style-name="gr36" draw:text-style-name="P14" draw:layer="layout" svg:width="0.052cm" svg:height="0.055cm" draw:transform="rotate (-1.5707963267949) translate (12.28cm 2.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4" draw:layer="layout" svg:width="0.052cm" svg:height="0.054cm" draw:transform="rotate (-1.5707963267949) translate (12.279cm 3.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layout" svg:width="0.218cm" svg:height="0.091cm" draw:transform="rotate (-1.5707963267949) translate (12.298cm 2.865cm)">
              <text:p/>
              <draw:enhanced-geometry svg:viewBox="0 0 21600 21600" draw:mirror-horizontal="false" draw:mirror-vertical="false" draw:type="rectangle" draw:enhanced-path="M 0 0 L 21600 0 21600 21600 0 21600 0 0 Z N"/>
            </draw:custom-shape>
          </draw:g>
          <draw:g>
            <draw:custom-shape draw:style-name="gr40" draw:text-style-name="P14" draw:layer="layout" svg:width="0.051cm" svg:height="0.055cm" draw:transform="rotate (-1.5707963267949) translate (10.396cm 6.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4" draw:layer="layout" svg:width="0.052cm" svg:height="0.055cm" draw:transform="rotate (-1.5707963267949) translate (10.396cm 6.2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 draw:layer="layout" svg:width="0.219cm" svg:height="0.09cm" draw:transform="rotate (-1.5707963267949) translate (10.415cm 6.13cm)">
              <text:p/>
              <draw:enhanced-geometry svg:viewBox="0 0 21600 21600" draw:mirror-horizontal="false" draw:mirror-vertical="false" draw:type="rectangle" draw:enhanced-path="M 0 0 L 21600 0 21600 21600 0 21600 0 0 Z N"/>
            </draw:custom-shape>
          </draw:g>
          <draw:g>
            <draw:custom-shape draw:style-name="gr40" draw:text-style-name="P14" draw:layer="layout" svg:width="0.051cm" svg:height="0.055cm" svg:x="9.725cm" svg:y="6.4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4" draw:layer="layout" svg:width="0.052cm" svg:height="0.055cm" svg:x="9.83cm" svg:y="6.4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 draw:layer="layout" svg:width="0.218cm" svg:height="0.091cm" svg:x="9.692cm" svg:y="6.435cm">
              <text:p/>
              <draw:enhanced-geometry svg:viewBox="0 0 21600 21600" draw:mirror-horizontal="false" draw:mirror-vertical="false" draw:type="rectangle" draw:enhanced-path="M 0 0 L 21600 0 21600 21600 0 21600 0 0 Z N"/>
            </draw:custom-shape>
          </draw:g>
          <draw:g>
            <draw:custom-shape draw:style-name="gr42" draw:text-style-name="P14" draw:layer="layout" svg:width="0.052cm" svg:height="0.054cm" draw:transform="rotate (-1.5707963267949) translate (8.731cm 7.4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4" draw:layer="layout" svg:width="0.053cm" svg:height="0.055cm" draw:transform="rotate (-1.5707963267949) translate (8.731cm 7.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 draw:layer="layout" svg:width="0.218cm" svg:height="0.091cm" draw:transform="rotate (-1.5707963267949) translate (8.75cm 7.381cm)">
              <text:p/>
              <draw:enhanced-geometry svg:viewBox="0 0 21600 21600" draw:mirror-horizontal="false" draw:mirror-vertical="false" draw:type="rectangle" draw:enhanced-path="M 0 0 L 21600 0 21600 21600 0 21600 0 0 Z N"/>
            </draw:custom-shape>
          </draw:g>
          <draw:g>
            <draw:custom-shape draw:style-name="gr40" draw:text-style-name="P14" draw:layer="layout" svg:width="0.053cm" svg:height="0.055cm" svg:x="11.003cm" svg:y="7.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4" draw:layer="layout" svg:width="0.052cm" svg:height="0.055cm" svg:x="11.108cm" svg:y="7.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4" draw:layer="layout" svg:width="0.053cm" svg:height="0.055cm" svg:x="11.211cm" svg:y="7.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 draw:layer="layout" svg:width="0.327cm" svg:height="0.091cm" svg:x="10.971cm" svg:y="7.439cm">
              <text:p/>
              <draw:enhanced-geometry svg:viewBox="0 0 21600 21600" draw:mirror-horizontal="false" draw:mirror-vertical="false" draw:type="rectangle" draw:enhanced-path="M 0 0 L 21600 0 21600 21600 0 21600 0 0 Z N"/>
            </draw:custom-shape>
          </draw:g>
          <draw:custom-shape draw:style-name="gr44" draw:text-style-name="P14" draw:layer="layout" svg:width="0.156cm" svg:height="0.161cm" svg:x="8.335cm" svg:y="7.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4" draw:layer="layout" svg:width="0.154cm" svg:height="0.162cm" svg:x="12.092cm" svg:y="7.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4" draw:layer="layout" svg:width="0.155cm" svg:height="0.161cm" svg:x="12.097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4" draw:layer="layout" svg:width="0.154cm" svg:height="0.161cm" svg:x="8.32cm" svg:y="2.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15" draw:layer="layout" svg:width="1.163cm" svg:height="1.165cm" draw:transform="rotate (-1.5707963267949) translate (10.354cm 3.786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46" draw:text-style-name="P14" draw:layer="layout" svg:width="0.101cm" svg:height="0.104cm" svg:x="10.287cm" svg:y="7.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4" draw:layer="layout" svg:width="0.1cm" svg:height="0.104cm" svg:x="10.59cm" svg:y="7.4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636cm" svg:height="0.419cm" svg:x="10.172cm" svg:y="7.242cm">
              <text:p/>
              <draw:enhanced-geometry svg:viewBox="0 0 21600 21600" draw:mirror-horizontal="false" draw:mirror-vertical="false" draw:type="rectangle" draw:enhanced-path="M 0 0 L 21600 0 21600 21600 0 21600 0 0 Z N"/>
            </draw:custom-shape>
          </draw:g>
          <draw:custom-shape draw:style-name="gr48" draw:text-style-name="P16" draw:layer="layout" svg:width="0.044cm" svg:height="0.091cm" draw:transform="rotate (-1.5707963267949) translate (11.404cm 2.666cm)">
            <text:p/>
            <draw:enhanced-geometry svg:viewBox="0 0 21600 21600" draw:type="rectangle" draw:enhanced-path="M 0 0 L 21600 0 21600 21600 0 21600 0 0 Z N"/>
          </draw:custom-shape>
          <draw:custom-shape draw:style-name="gr49" draw:text-style-name="P17" draw:layer="layout" svg:width="0.045cm" svg:height="0.092cm" draw:transform="rotate (-1.5707963267949) translate (11.557cm 2.666cm)">
            <text:p/>
            <draw:enhanced-geometry svg:viewBox="0 0 21600 21600" draw:type="rectangle" draw:enhanced-path="M 0 0 L 21600 0 21600 21600 0 21600 0 0 Z N"/>
          </draw:custom-shape>
          <draw:custom-shape draw:style-name="gr49" draw:text-style-name="P17" draw:layer="layout" svg:width="0.043cm" svg:height="0.09cm" draw:transform="rotate (-1.5707963267949) translate (11.399cm 4.491cm)">
            <text:p/>
            <draw:enhanced-geometry svg:viewBox="0 0 21600 21600" draw:type="rectangle" draw:enhanced-path="M 0 0 L 21600 0 21600 21600 0 21600 0 0 Z N"/>
          </draw:custom-shape>
          <draw:custom-shape draw:style-name="gr49" draw:text-style-name="P17" draw:layer="layout" svg:width="0.043cm" svg:height="0.089cm" svg:x="10.643cm" svg:y="5.257cm">
            <text:p/>
            <draw:enhanced-geometry svg:viewBox="0 0 21600 21600" draw:type="rectangle" draw:enhanced-path="M 0 0 L 21600 0 21600 21600 0 21600 0 0 Z N"/>
          </draw:custom-shape>
          <draw:custom-shape draw:style-name="gr49" draw:text-style-name="P17" draw:layer="layout" svg:width="0.043cm" svg:height="0.091cm" draw:transform="rotate (-1.5707963267949) translate (11.4cm 6.825cm)">
            <text:p/>
            <draw:enhanced-geometry svg:viewBox="0 0 21600 21600" draw:type="rectangle" draw:enhanced-path="M 0 0 L 21600 0 21600 21600 0 21600 0 0 Z N"/>
          </draw:custom-shape>
          <draw:custom-shape draw:style-name="gr49" draw:text-style-name="P17" draw:layer="layout" svg:width="0.044cm" svg:height="0.09cm" draw:transform="rotate (-1.5707963267949) translate (10.68cm 2.942cm)">
            <text:p/>
            <draw:enhanced-geometry svg:viewBox="0 0 21600 21600" draw:type="rectangle" draw:enhanced-path="M 0 0 L 21600 0 21600 21600 0 21600 0 0 Z N"/>
          </draw:custom-shape>
          <draw:g>
            <draw:custom-shape draw:style-name="gr36" draw:text-style-name="P14" draw:layer="layout" svg:width="0.052cm" svg:height="0.055cm" draw:transform="rotate (-1.5707963267949) translate (12.28cm 3.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4" draw:layer="layout" svg:width="0.053cm" svg:height="0.054cm" draw:transform="rotate (-1.5707963267949) translate (12.279cm 3.2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layout" svg:width="0.216cm" svg:height="0.091cm" draw:transform="rotate (-1.5707963267949) translate (12.298cm 3.161cm)">
              <text:p/>
              <draw:enhanced-geometry svg:viewBox="0 0 21600 21600" draw:mirror-horizontal="false" draw:mirror-vertical="false" draw:type="rectangle" draw:enhanced-path="M 0 0 L 21600 0 21600 21600 0 21600 0 0 Z N"/>
            </draw:custom-shape>
          </draw:g>
          <draw:g>
            <draw:custom-shape draw:style-name="gr40" draw:text-style-name="P14" draw:layer="layout" svg:width="0.052cm" svg:height="0.055cm" draw:transform="rotate (-1.5707963267949) translate (10.834cm 5.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4" draw:layer="layout" svg:width="0.052cm" svg:height="0.054cm" draw:transform="rotate (-1.5707963267949) translate (10.833cm 5.3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 draw:layer="layout" svg:width="0.217cm" svg:height="0.091cm" draw:transform="rotate (-1.5707963267949) translate (10.852cm 5.186cm)">
              <text:p/>
              <draw:enhanced-geometry svg:viewBox="0 0 21600 21600" draw:mirror-horizontal="false" draw:mirror-vertical="false" draw:type="rectangle" draw:enhanced-path="M 0 0 L 21600 0 21600 21600 0 21600 0 0 Z N"/>
            </draw:custom-shape>
          </draw:g>
          <draw:g>
            <draw:custom-shape draw:style-name="gr40" draw:text-style-name="P14" draw:layer="layout" svg:width="0.052cm" svg:height="0.055cm" draw:transform="rotate (-1.5707963267949) translate (10.834cm 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4" draw:layer="layout" svg:width="0.053cm" svg:height="0.054cm" draw:transform="rotate (-1.5707963267949) translate (10.833cm 5.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 draw:layer="layout" svg:width="0.217cm" svg:height="0.091cm" draw:transform="rotate (-1.5707963267949) translate (10.852cm 5.499cm)">
              <text:p/>
              <draw:enhanced-geometry svg:viewBox="0 0 21600 21600" draw:mirror-horizontal="false" draw:mirror-vertical="false" draw:type="rectangle" draw:enhanced-path="M 0 0 L 21600 0 21600 21600 0 21600 0 0 Z N"/>
            </draw:custom-shape>
          </draw:g>
          <draw:g>
            <draw:custom-shape draw:style-name="gr40" draw:text-style-name="P14" draw:layer="layout" svg:width="0.052cm" svg:height="0.053cm" draw:transform="rotate (-1.5707963267949) translate (10.814cm 5.9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 draw:text-style-name="P14" draw:layer="layout" svg:width="0.054cm" svg:height="0.052cm" draw:transform="rotate (-1.5707963267949) translate (10.813cm 6.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 draw:text-style-name="P1" draw:layer="layout" svg:width="0.217cm" svg:height="0.092cm" draw:transform="rotate (-1.5707963267949) translate (10.834cm 5.909cm)">
              <text:p/>
              <draw:enhanced-geometry svg:viewBox="0 0 21600 21600" draw:mirror-horizontal="false" draw:mirror-vertical="false" draw:type="rectangle" draw:enhanced-path="M 0 0 L 21600 0 21600 21600 0 21600 0 0 Z N"/>
            </draw:custom-shape>
          </draw:g>
          <draw:g>
            <draw:custom-shape draw:style-name="gr40" draw:text-style-name="P14" draw:layer="layout" svg:width="0.055cm" svg:height="0.057cm" draw:transform="rotate (-1.5707963267949) translate (10.816cm 6.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4" draw:layer="layout" svg:width="0.036cm" svg:height="0.036cm" draw:transform="rotate (-1.5707963267949) translate (10.805cm 6.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 draw:layer="layout" svg:width="0.227cm" svg:height="0.095cm" draw:transform="rotate (-1.5707963267949) translate (10.835cm 6.222cm)">
              <text:p/>
              <draw:enhanced-geometry svg:viewBox="0 0 21600 21600" draw:mirror-horizontal="false" draw:mirror-vertical="false" draw:type="rectangle" draw:enhanced-path="M 0 0 L 21600 0 21600 21600 0 21600 0 0 Z N"/>
            </draw:custom-shape>
          </draw:g>
          <draw:g>
            <draw:custom-shape draw:style-name="gr46" draw:text-style-name="P14" draw:layer="layout" svg:width="0.102cm" svg:height="0.104cm" svg:x="8.917cm" svg:y="7.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4" draw:layer="layout" svg:width="0.102cm" svg:height="0.104cm" svg:x="9.219cm" svg:y="7.4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636cm" svg:height="0.419cm" svg:x="8.802cm" svg:y="7.242cm">
              <text:p/>
              <draw:enhanced-geometry svg:viewBox="0 0 21600 21600" draw:mirror-horizontal="false" draw:mirror-vertical="false" draw:type="rectangle" draw:enhanced-path="M 0 0 L 21600 0 21600 21600 0 21600 0 0 Z N"/>
            </draw:custom-shape>
          </draw:g>
          <draw:g>
            <draw:custom-shape draw:style-name="gr50" draw:text-style-name="P14" draw:layer="layout" svg:width="0.052cm" svg:height="0.055cm" draw:transform="rotate (-1.5707963267949) translate (8.362cm 3.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4" draw:layer="layout" svg:width="0.053cm" svg:height="0.054cm" draw:transform="rotate (-1.5707963267949) translate (8.361cm 3.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4" draw:layer="layout" svg:width="0.053cm" svg:height="0.054cm" draw:transform="rotate (-1.5707963267949) translate (8.361cm 3.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4" draw:layer="layout" svg:width="0.053cm" svg:height="0.055cm" draw:transform="rotate (-1.5707963267949) translate (8.361cm 3.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 draw:layer="layout" svg:width="0.44cm" svg:height="0.091cm" draw:transform="rotate (-1.5707963267949) translate (8.379cm 3.403cm)">
              <text:p/>
              <draw:enhanced-geometry svg:viewBox="0 0 21600 21600" draw:mirror-horizontal="false" draw:mirror-vertical="false" draw:type="rectangle" draw:enhanced-path="M 0 0 L 21600 0 21600 21600 0 21600 0 0 Z N"/>
            </draw:custom-shape>
          </draw:g>
          <draw:g>
            <draw:custom-shape draw:style-name="gr50" draw:text-style-name="P14" draw:layer="layout" svg:width="0.052cm" svg:height="0.055cm" draw:transform="rotate (-1.5707963267949) translate (8.362cm 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4" draw:layer="layout" svg:width="0.053cm" svg:height="0.054cm" draw:transform="rotate (-1.5707963267949) translate (8.361cm 3.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4" draw:layer="layout" svg:width="0.053cm" svg:height="0.054cm" draw:transform="rotate (-1.5707963267949) translate (8.361cm 3.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4" draw:layer="layout" svg:width="0.052cm" svg:height="0.055cm" draw:transform="rotate (-1.5707963267949) translate (8.361cm 3.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 draw:layer="layout" svg:width="0.441cm" svg:height="0.091cm" draw:transform="rotate (-1.5707963267949) translate (8.379cm 2.889cm)">
              <text:p/>
              <draw:enhanced-geometry svg:viewBox="0 0 21600 21600" draw:mirror-horizontal="false" draw:mirror-vertical="false" draw:type="rectangle" draw:enhanced-path="M 0 0 L 21600 0 21600 21600 0 21600 0 0 Z N"/>
            </draw:custom-shape>
          </draw:g>
          <draw:g>
            <draw:g>
              <draw:custom-shape draw:style-name="gr34" draw:text-style-name="P2" draw:layer="layout" svg:width="0.07cm" svg:height="0.106cm" draw:transform="rotate (-1.5707963267949) translate (11.206cm 2.552cm)">
                <text:p/>
                <draw:enhanced-geometry svg:viewBox="0 0 21600 21600" draw:mirror-horizontal="false" draw:mirror-vertical="false" draw:type="rectangle" draw:enhanced-path="M 0 0 L 21600 0 21600 21600 0 21600 0 0 Z N"/>
              </draw:custom-shape>
            </draw:g>
            <draw:custom-shape draw:style-name="gr34" draw:text-style-name="P2" draw:layer="layout" svg:width="0.138cm" svg:height="0.156cm" draw:transform="rotate (-1.5707963267949) translate (11.233cm 2.602cm)">
              <text:p/>
              <draw:enhanced-geometry svg:viewBox="0 0 21600 21600" draw:mirror-horizontal="false" draw:mirror-vertical="false" draw:type="rectangle" draw:enhanced-path="M 0 0 L 21600 0 21600 21600 0 21600 0 0 Z N"/>
            </draw:custom-shape>
          </draw:g>
          <draw:g>
            <draw:custom-shape draw:style-name="gr50" draw:text-style-name="P14" draw:layer="layout" svg:width="0.052cm" svg:height="0.054cm" draw:transform="rotate (-1.5707963267949) translate (10.605cm 3.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4" draw:layer="layout" svg:width="0.052cm" svg:height="0.054cm" draw:transform="rotate (-1.5707963267949) translate (10.605cm 3.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 draw:layer="layout" svg:width="0.217cm" svg:height="0.091cm" draw:transform="rotate (-1.5707963267949) translate (10.624cm 3.246cm)">
              <text:p/>
              <draw:enhanced-geometry svg:viewBox="0 0 21600 21600" draw:mirror-horizontal="false" draw:mirror-vertical="false" draw:type="rectangle" draw:enhanced-path="M 0 0 L 21600 0 21600 21600 0 21600 0 0 Z N"/>
            </draw:custom-shape>
          </draw:g>
          <draw:g>
            <draw:custom-shape draw:style-name="gr50" draw:text-style-name="P14" draw:layer="layout" svg:width="0.052cm" svg:height="0.054cm" draw:transform="rotate (-1.5707963267949) translate (10.605cm 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4" draw:layer="layout" svg:width="0.053cm" svg:height="0.054cm" draw:transform="rotate (-1.5707963267949) translate (10.605cm 3.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 draw:layer="layout" svg:width="0.217cm" svg:height="0.091cm" draw:transform="rotate (-1.5707963267949) translate (10.624cm 3.559cm)">
              <text:p/>
              <draw:enhanced-geometry svg:viewBox="0 0 21600 21600" draw:mirror-horizontal="false" draw:mirror-vertical="false" draw:type="rectangle" draw:enhanced-path="M 0 0 L 21600 0 21600 21600 0 21600 0 0 Z N"/>
            </draw:custom-shape>
          </draw:g>
          <draw:custom-shape draw:style-name="gr51" draw:text-style-name="P18" draw:layer="layout" svg:width="0.044cm" svg:height="0.091cm" draw:transform="rotate (-1.5707963267949) translate (11.708cm 2.666cm)">
            <text:p/>
            <draw:enhanced-geometry svg:viewBox="0 0 21600 21600" draw:type="rectangle" draw:enhanced-path="M 0 0 L 21600 0 21600 21600 0 21600 0 0 Z N"/>
          </draw:custom-shape>
          <draw:custom-shape draw:style-name="gr49" draw:text-style-name="P17" draw:layer="layout" svg:width="0.044cm" svg:height="0.091cm" draw:transform="rotate (-1.5707963267949) translate (11.861cm 2.666cm)">
            <text:p/>
            <draw:enhanced-geometry svg:viewBox="0 0 21600 21600" draw:type="rectangle" draw:enhanced-path="M 0 0 L 21600 0 21600 21600 0 21600 0 0 Z N"/>
          </draw:custom-shape>
          <draw:custom-shape draw:style-name="gr49" draw:text-style-name="P17" draw:layer="layout" svg:width="0.044cm" svg:height="0.09cm" draw:transform="rotate (-1.5707963267949) translate (12.012cm 2.666cm)">
            <text:p/>
            <draw:enhanced-geometry svg:viewBox="0 0 21600 21600" draw:type="rectangle" draw:enhanced-path="M 0 0 L 21600 0 21600 21600 0 21600 0 0 Z N"/>
          </draw:custom-shape>
          <draw:custom-shape draw:style-name="gr49" draw:text-style-name="P17" draw:layer="layout" svg:width="0.044cm" svg:height="0.091cm" draw:transform="rotate (-1.5707963267949) translate (10.701cm 5.765cm)">
            <text:p/>
            <draw:enhanced-geometry svg:viewBox="0 0 21600 21600" draw:type="rectangle" draw:enhanced-path="M 0 0 L 21600 0 21600 21600 0 21600 0 0 Z N"/>
          </draw:custom-shape>
          <draw:custom-shape draw:style-name="gr52" draw:text-style-name="P15" draw:layer="layout" svg:width="0.324cm" svg:height="0.19cm" draw:transform="rotate (-1.5707963267949) translate (11.708cm 3.862cm)">
            <text:p/>
            <draw:enhanced-geometry svg:viewBox="0 0 21600 21600" draw:type="rectangle" draw:enhanced-path="M 0 0 L 21600 0 21600 21600 0 21600 0 0 Z N"/>
          </draw:custom-shape>
          <draw:custom-shape draw:style-name="gr52" draw:text-style-name="P15" draw:layer="layout" svg:width="0.323cm" svg:height="0.19cm" draw:transform="rotate (-1.5707963267949) translate (11.708cm 4.662cm)">
            <text:p/>
            <draw:enhanced-geometry svg:viewBox="0 0 21600 21600" draw:type="rectangle" draw:enhanced-path="M 0 0 L 21600 0 21600 21600 0 21600 0 0 Z N"/>
          </draw:custom-shape>
          <draw:custom-shape draw:style-name="gr52" draw:text-style-name="P15" draw:layer="layout" svg:width="0.324cm" svg:height="0.19cm" draw:transform="rotate (-1.5707963267949) translate (11.708cm 6.26cm)">
            <text:p/>
            <draw:enhanced-geometry svg:viewBox="0 0 21600 21600" draw:type="rectangle" draw:enhanced-path="M 0 0 L 21600 0 21600 21600 0 21600 0 0 Z N"/>
          </draw:custom-shape>
          <draw:custom-shape draw:style-name="gr52" draw:text-style-name="P15" draw:layer="layout" svg:width="0.323cm" svg:height="0.19cm" draw:transform="rotate (-1.5707963267949) translate (11.708cm 7.021cm)">
            <text:p/>
            <draw:enhanced-geometry svg:viewBox="0 0 21600 21600" draw:type="rectangle" draw:enhanced-path="M 0 0 L 21600 0 21600 21600 0 21600 0 0 Z N"/>
          </draw:custom-shape>
          <draw:custom-shape draw:style-name="gr52" draw:text-style-name="P15" draw:layer="layout" svg:width="0.323cm" svg:height="0.19cm" draw:transform="rotate (-1.5707963267949) translate (11.708cm 5.442cm)">
            <text:p/>
            <draw:enhanced-geometry svg:viewBox="0 0 21600 21600" draw:type="rectangle" draw:enhanced-path="M 0 0 L 21600 0 21600 21600 0 21600 0 0 Z N"/>
          </draw:custom-shape>
          <draw:custom-shape draw:style-name="gr53" draw:text-style-name="P19" draw:layer="layout" svg:width="0.107cm" svg:height="0.475cm" draw:transform="rotate (-1.5707963267949) translate (9.996cm 2.5cm)">
            <text:p/>
            <draw:enhanced-geometry svg:viewBox="0 0 21600 21600" draw:mirror-horizontal="false" draw:mirror-vertical="false" draw:type="rectangle" draw:enhanced-path="M 0 0 L 21600 0 21600 21600 0 21600 0 0 Z N"/>
          </draw:custom-shape>
          <draw:custom-shape draw:style-name="gr54" draw:text-style-name="P2" draw:layer="layout" svg:width="0.601cm" svg:height="0.6cm" draw:transform="rotate (-1.5707963267949) translate (10.062cm 2.622cm)">
            <text:p/>
            <draw:enhanced-geometry svg:viewBox="0 0 21600 21600" draw:mirror-horizontal="false" draw:mirror-vertical="false" draw:type="rectangle" draw:enhanced-path="M 0 0 L 21600 0 21600 21600 0 21600 0 0 Z N"/>
          </draw:custom-shape>
          <draw:custom-shape draw:style-name="gr49" draw:text-style-name="P17" draw:layer="layout" svg:width="0.043cm" svg:height="0.091cm" draw:transform="rotate (-1.5707963267949) translate (11.4cm 6.064cm)">
            <text:p/>
            <draw:enhanced-geometry svg:viewBox="0 0 21600 21600" draw:type="rectangle" draw:enhanced-path="M 0 0 L 21600 0 21600 21600 0 21600 0 0 Z N"/>
          </draw:custom-shape>
          <draw:custom-shape draw:style-name="gr49" draw:text-style-name="P17" draw:layer="layout" svg:width="0.044cm" svg:height="0.091cm" draw:transform="rotate (-1.5707963267949) translate (11.4cm 5.302cm)">
            <text:p/>
            <draw:enhanced-geometry svg:viewBox="0 0 21600 21600" draw:type="rectangle" draw:enhanced-path="M 0 0 L 21600 0 21600 21600 0 21600 0 0 Z N"/>
          </draw:custom-shape>
          <draw:custom-shape draw:style-name="gr49" draw:text-style-name="P17" draw:layer="layout" svg:width="0.043cm" svg:height="0.091cm" draw:transform="rotate (-1.5707963267949) translate (11.4cm 3.667cm)">
            <text:p/>
            <draw:enhanced-geometry svg:viewBox="0 0 21600 21600" draw:type="rectangle" draw:enhanced-path="M 0 0 L 21600 0 21600 21600 0 21600 0 0 Z N"/>
          </draw:custom-shape>
          <draw:g>
            <draw:custom-shape draw:style-name="gr36" draw:text-style-name="P14" draw:layer="layout" svg:width="0.052cm" svg:height="0.054cm" draw:transform="rotate (-1.5707963267949) translate (12.281cm 4.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4" draw:layer="layout" svg:width="0.052cm" svg:height="0.054cm" draw:transform="rotate (-1.5707963267949) translate (12.281cm 4.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4" draw:layer="layout" svg:width="0.053cm" svg:height="0.054cm" draw:transform="rotate (-1.5707963267949) translate (12.281cm 4.4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4" draw:layer="layout" svg:width="0.051cm" svg:height="0.055cm" draw:transform="rotate (-1.5707963267949) translate (12.281cm 4.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4" draw:layer="layout" svg:width="0.052cm" svg:height="0.055cm" draw:transform="rotate (-1.5707963267949) translate (12.281cm 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4" draw:layer="layout" svg:width="0.053cm" svg:height="0.054cm" draw:transform="rotate (-1.5707963267949) translate (12.28cm 4.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4" draw:layer="layout" svg:width="0.053cm" svg:height="0.054cm" draw:transform="rotate (-1.5707963267949) translate (12.28cm 4.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1" draw:layer="layout" svg:width="0.746cm" svg:height="0.091cm" draw:transform="rotate (-1.5707963267949) translate (12.299cm 4.232cm)">
              <text:p/>
              <draw:enhanced-geometry svg:viewBox="0 0 21600 21600" draw:mirror-horizontal="false" draw:mirror-vertical="false" draw:type="rectangle" draw:enhanced-path="M 0 0 L 21600 0 21600 21600 0 21600 0 0 Z N"/>
            </draw:custom-shape>
          </draw:g>
          <draw:g>
            <draw:custom-shape draw:style-name="gr36" draw:text-style-name="P14" draw:layer="layout" svg:width="0.052cm" svg:height="0.054cm" draw:transform="rotate (-1.5707963267949) translate (12.281cm 5.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4" draw:layer="layout" svg:width="0.053cm" svg:height="0.054cm" draw:transform="rotate (-1.5707963267949) translate (12.281cm 5.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4" draw:layer="layout" svg:width="0.052cm" svg:height="0.054cm" draw:transform="rotate (-1.5707963267949) translate (12.281cm 5.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4" draw:layer="layout" svg:width="0.053cm" svg:height="0.055cm" draw:transform="rotate (-1.5707963267949) translate (12.281cm 5.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4" draw:layer="layout" svg:width="0.052cm" svg:height="0.055cm" draw:transform="rotate (-1.5707963267949) translate (12.281cm 5.5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4" draw:layer="layout" svg:width="0.053cm" svg:height="0.054cm" draw:transform="rotate (-1.5707963267949) translate (12.28cm 5.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4" draw:layer="layout" svg:width="0.053cm" svg:height="0.054cm" draw:transform="rotate (-1.5707963267949) translate (12.28cm 5.7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1" draw:layer="layout" svg:width="0.745cm" svg:height="0.091cm" draw:transform="rotate (-1.5707963267949) translate (12.299cm 5.055cm)">
              <text:p/>
              <draw:enhanced-geometry svg:viewBox="0 0 21600 21600" draw:mirror-horizontal="false" draw:mirror-vertical="false" draw:type="rectangle" draw:enhanced-path="M 0 0 L 21600 0 21600 21600 0 21600 0 0 Z N"/>
            </draw:custom-shape>
          </draw:g>
          <draw:g>
            <draw:custom-shape draw:style-name="gr36" draw:text-style-name="P14" draw:layer="layout" svg:width="0.052cm" svg:height="0.054cm" draw:transform="rotate (-1.5707963267949) translate (12.282cm 3.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4" draw:layer="layout" svg:width="0.052cm" svg:height="0.054cm" draw:transform="rotate (-1.5707963267949) translate (12.282cm 3.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4" draw:layer="layout" svg:width="0.053cm" svg:height="0.054cm" draw:transform="rotate (-1.5707963267949) translate (12.282cm 3.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4" draw:layer="layout" svg:width="0.051cm" svg:height="0.055cm" draw:transform="rotate (-1.5707963267949) translate (12.282cm 3.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4" draw:layer="layout" svg:width="0.052cm" svg:height="0.055cm" draw:transform="rotate (-1.5707963267949) translate (12.282cm 3.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4" draw:layer="layout" svg:width="0.053cm" svg:height="0.054cm" draw:transform="rotate (-1.5707963267949) translate (12.281cm 3.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4" draw:layer="layout" svg:width="0.053cm" svg:height="0.054cm" draw:transform="rotate (-1.5707963267949) translate (12.281cm 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1" draw:layer="layout" svg:width="0.746cm" svg:height="0.091cm" draw:transform="rotate (-1.5707963267949) translate (12.3cm 3.432cm)">
              <text:p/>
              <draw:enhanced-geometry svg:viewBox="0 0 21600 21600" draw:mirror-horizontal="false" draw:mirror-vertical="false" draw:type="rectangle" draw:enhanced-path="M 0 0 L 21600 0 21600 21600 0 21600 0 0 Z N"/>
            </draw:custom-shape>
          </draw:g>
        </draw:g>
        <draw:frame draw:style-name="gr24" draw:text-style-name="P8" draw:layer="layout" svg:width="3.45cm" svg:height="1.8cm" svg:x="4.1cm" svg:y="3.6cm">
          <draw:text-box>
            <text:p text:style-name="P7"><text:span text:style-name="T3">Power supply </text:span></text:p>
            <text:p text:style-name="P7"><text:span text:style-name="T3">100-150 W</text:span></text:p>
            <text:p text:style-name="P7"><text:span text:style-name="T3">12-24V</text:span></text:p>
          </draw:text-box>
        </draw:frame>
        <draw:line draw:style-name="gr25" draw:text-style-name="P1" draw:layer="layout" svg:x1="4.6cm" svg:y1="10.75cm" svg:x2="4.6cm" svg:y2="7.25cm">
          <text:p/>
        </draw:line>
        <draw:line draw:style-name="gr25" draw:text-style-name="P1" draw:layer="layout" svg:x1="4.4cm" svg:y1="7.85cm" svg:x2="4.4cm" svg:y2="7.25cm">
          <text:p/>
        </draw:line>
        <draw:line draw:style-name="gr22" draw:text-style-name="P1" draw:layer="layout" svg:x1="3cm" svg:y1="8.05cm" svg:x2="5cm" svg:y2="8.05cm">
          <text:p/>
        </draw:line>
        <draw:line draw:style-name="gr22" draw:text-style-name="P1" draw:layer="layout" svg:x1="3.6cm" svg:y1="12.7cm" svg:x2="3.6cm" svg:y2="8.05cm">
          <text:p/>
        </draw:line>
        <draw:g>
          <draw:line draw:style-name="gr20" draw:text-style-name="P1" draw:layer="layout" svg:x1="3.95cm" svg:y1="12.7cm" svg:x2="3.95cm" svg:y2="8.3cm">
            <text:p/>
          </draw:line>
          <draw:line draw:style-name="gr21" draw:text-style-name="P1" draw:layer="layout" svg:x1="3.95cm" svg:y1="12.7cm" svg:x2="3.95cm" svg:y2="8.3cm">
            <text:p/>
          </draw:line>
        </draw:g>
        <draw:g>
          <draw:line draw:style-name="gr20" draw:text-style-name="P1" draw:layer="layout" svg:x1="5.6cm" svg:y1="8.25cm" svg:x2="5.6cm" svg:y2="7.25cm">
            <text:p/>
          </draw:line>
          <draw:line draw:style-name="gr21" draw:text-style-name="P1" draw:layer="layout" svg:x1="5.6cm" svg:y1="8.25cm" svg:x2="5.6cm" svg:y2="7.25cm">
            <text:p/>
          </draw:line>
        </draw:g>
        <draw:g>
          <draw:line draw:style-name="gr20" draw:text-style-name="P1" draw:layer="layout" svg:x1="3.95cm" svg:y1="8.278cm" svg:x2="5.6cm" svg:y2="8.278cm">
            <text:p/>
          </draw:line>
          <draw:line draw:style-name="gr21" draw:text-style-name="P1" draw:layer="layout" svg:x1="3.95cm" svg:y1="8.278cm" svg:x2="5.6cm" svg:y2="8.278cm">
            <text:p/>
          </draw:line>
        </draw:g>
        <draw:line draw:style-name="gr23" draw:text-style-name="P1" draw:layer="layout" svg:x1="5.3cm" svg:y1="11.85cm" svg:x2="5.3cm" svg:y2="15.15cm">
          <text:p/>
        </draw:line>
        <draw:g>
          <draw:custom-shape draw:style-name="gr57" draw:text-style-name="P21" draw:layer="layout" svg:width="2cm" svg:height="1.6cm" svg:x="6.333cm" svg:y="10.496cm">
            <text:p text:style-name="P20"><text:span text:style-name="T6">AC </text:span></text:p>
            <text:p text:style-name="P20"><text:span text:style-name="T6">SSR</text:span></text:p>
            <draw:enhanced-geometry svg:viewBox="0 0 21600 21600" draw:type="rectangle" draw:enhanced-path="M 0 0 L 21600 0 21600 21600 0 21600 0 0 Z N"/>
          </draw:custom-shape>
          <draw:frame draw:style-name="gr58" draw:text-style-name="P22" draw:layer="layout" svg:width="0.9cm" svg:height="1.916cm" svg:x="6.51cm" svg:y="10.353cm">
            <draw:text-box>
              <text:p><text:span text:style-name="T7">~</text:span></text:p>
              <text:p><text:span text:style-name="T7"/></text:p>
              <text:p><text:span text:style-name="T7">~</text:span></text:p>
            </draw:text-box>
          </draw:frame>
          <draw:frame draw:style-name="gr58" draw:text-style-name="P22" draw:layer="layout" svg:width="0.9cm" svg:height="1.916cm" svg:x="7.36cm" svg:y="10.353cm">
            <draw:text-box>
              <text:p><text:span text:style-name="T7">+</text:span></text:p>
              <text:p><text:span text:style-name="T7"/></text:p>
              <text:p><text:span text:style-name="T7">-</text:span></text:p>
            </draw:text-box>
          </draw:frame>
          <draw:custom-shape draw:style-name="gr27" draw:text-style-name="P11" draw:layer="layout" svg:width="0.2cm" svg:height="0.2cm" svg:x="6.51cm" svg:y="10.6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1" draw:layer="layout" svg:width="0.2cm" svg:height="0.2cm" svg:x="6.511cm" svg:y="11.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1" draw:layer="layout" svg:width="0.2cm" svg:height="0.2cm" svg:x="7.911cm" svg:y="10.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1" draw:layer="layout" svg:width="0.2cm" svg:height="0.2cm" svg:x="7.912cm" svg:y="11.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 draw:text-style-name="P1" draw:layer="layout" svg:x1="8.01cm" svg:y1="10.746cm" svg:x2="8.6cm" svg:y2="10.746cm">
            <text:p/>
          </draw:line>
        </draw:g>
        <draw:line draw:style-name="gr23" draw:text-style-name="P1" draw:layer="layout" svg:x1="4.65cm" svg:y1="11.85cm" svg:x2="6.6cm" svg:y2="11.85cm">
          <text:p/>
        </draw:line>
        <draw:line draw:style-name="gr23" draw:text-style-name="P1" draw:layer="layout" svg:x1="4.6cm" svg:y1="10.75cm" svg:x2="6.6cm" svg:y2="10.75cm">
          <text:p/>
        </draw:line>
        <draw:line draw:style-name="gr7" draw:text-style-name="P1" draw:layer="layout" svg:x1="7.55cm" svg:y1="10.25cm" svg:x2="7.55cm" svg:y2="14.5cm">
          <text:p/>
        </draw:line>
        <draw:line draw:style-name="gr60" draw:text-style-name="P1" draw:layer="layout" svg:x1="8cm" svg:y1="10.75cm" svg:x2="8.95cm" svg:y2="10.75cm">
          <text:p/>
        </draw:line>
        <draw:line draw:style-name="gr60" draw:text-style-name="P1" draw:layer="layout" svg:x1="7.2cm" svg:y1="8.5cm" svg:x2="10.657cm" svg:y2="8.5cm">
          <text:p/>
        </draw:line>
        <draw:line draw:style-name="gr60" draw:text-style-name="P1" draw:layer="layout" svg:x1="8.95cm" svg:y1="10.75cm" svg:x2="8.95cm" svg:y2="7.45cm">
          <text:p/>
        </draw:line>
        <draw:line draw:style-name="gr61" draw:text-style-name="P1" draw:layer="layout" svg:x1="8cm" svg:y1="11.85cm" svg:x2="9.25cm" svg:y2="11.856cm">
          <text:p/>
        </draw:line>
        <draw:line draw:style-name="gr61" draw:text-style-name="P1" draw:layer="layout" svg:x1="9.25cm" svg:y1="11.85cm" svg:x2="9.25cm" svg:y2="7.45cm">
          <text:p/>
        </draw:line>
        <draw:line draw:style-name="gr60" draw:text-style-name="P1" draw:layer="layout" svg:x1="10.65cm" svg:y1="8.5cm" svg:x2="10.65cm" svg:y2="7.45cm">
          <text:p/>
        </draw:line>
        <draw:line draw:style-name="gr61" draw:text-style-name="P1" draw:layer="layout" svg:x1="10.35cm" svg:y1="8.2cm" svg:x2="10.35cm" svg:y2="7.45cm">
          <text:p/>
        </draw:line>
        <draw:line draw:style-name="gr61" draw:text-style-name="P1" draw:layer="layout" svg:x1="6.75cm" svg:y1="8.2cm" svg:x2="10.35cm" svg:y2="8.2cm">
          <text:p/>
        </draw:line>
        <draw:frame draw:style-name="gr24" draw:text-style-name="P10" draw:layer="layout" svg:width="1.3cm" svg:height="0.689cm" svg:x="7.25cm" svg:y="8.561cm">
          <draw:text-box>
            <text:p><text:span text:style-name="T4">Fuse</text:span></text:p>
          </draw:text-box>
        </draw:frame>
        <draw:custom-shape draw:style-name="gr62" draw:text-style-name="P9" draw:layer="layout" svg:width="0.704cm" svg:height="0.233cm" svg:x="7.496cm" svg:y="8.384cm">
          <text:p/>
          <draw:enhanced-geometry svg:viewBox="0 0 21600 21600" draw:mirror-horizontal="true" draw:mirror-vertical="false" draw:type="rectangle" draw:enhanced-path="M 0 0 L 21600 0 21600 21600 0 21600 0 0 Z N"/>
        </draw:custom-shape>
        <draw:line draw:style-name="gr63" draw:text-style-name="P1" draw:layer="layout" svg:x1="8.7cm" svg:y1="14.05cm" svg:x2="8.7cm" svg:y2="7.55cm">
          <text:p/>
        </draw:line>
        <draw:line draw:style-name="gr63" draw:text-style-name="P1" draw:layer="layout" svg:x1="8.5cm" svg:y1="14.25cm" svg:x2="8.5cm" svg:y2="7.45cm">
          <text:p/>
        </draw:line>
        <draw:line draw:style-name="gr63" draw:text-style-name="P1" draw:layer="layout" svg:x1="8.5cm" svg:y1="7.45cm" svg:x2="8.7cm" svg:y2="7.45cm">
          <text:p/>
        </draw:line>
        <draw:line draw:style-name="gr63" draw:text-style-name="P1" draw:layer="layout" svg:x1="8.5cm" svg:y1="14.25cm" svg:x2="16.3cm" svg:y2="14.25cm">
          <text:p/>
        </draw:line>
        <draw:line draw:style-name="gr63" draw:text-style-name="P1" draw:layer="layout" svg:x1="8.7cm" svg:y1="14.05cm" svg:x2="16.15cm" svg:y2="14.05cm">
          <text:p/>
        </draw:line>
        <draw:line draw:style-name="gr7" draw:text-style-name="P1" draw:layer="layout" svg:x1="16.6cm" svg:y1="10.5cm" svg:x2="16.6cm" svg:y2="14.5cm">
          <text:p/>
        </draw:line>
        <draw:frame draw:style-name="gr24" draw:text-style-name="P10" draw:layer="layout" svg:width="2cm" svg:height="1.438cm" svg:x="10.55cm" svg:y="7.75cm">
          <draw:text-box>
            <text:p><text:span text:style-name="T4">12-24V</text:span></text:p>
            <text:p><text:span text:style-name="T4">Power</text:span></text:p>
            <text:p><text:span text:style-name="T4">supply</text:span></text:p>
          </draw:text-box>
        </draw:frame>
        <draw:frame draw:style-name="gr24" draw:text-style-name="P10" draw:layer="layout" svg:width="3.2cm" svg:height="1cm" svg:x="8.55cm" svg:y="13.15cm">
          <draw:text-box>
            <text:p><text:span text:style-name="T4">Thermistor wires</text:span></text:p>
            <text:p><text:span text:style-name="T4">No polarity</text:span></text:p>
          </draw:text-box>
        </draw:frame>
        <draw:frame draw:style-name="gr24" draw:text-style-name="P10" draw:layer="layout" svg:width="2.25cm" svg:height="1cm" svg:x="17.2cm" svg:y="13.9cm">
          <draw:text-box>
            <text:p><text:span text:style-name="T4">Frame shall</text:span></text:p>
            <text:p><text:span text:style-name="T4">be earthed</text:span></text:p>
          </draw:text-box>
        </draw:frame>
        <draw:frame draw:style-name="gr24" draw:text-style-name="P10" draw:layer="layout" svg:width="3.75cm" svg:height="1.461cm" svg:x="14.6cm" svg:y="7.739cm">
          <draw:text-box>
            <text:p><text:span text:style-name="T4">Bed AND support shall be earthed.</text:span></text:p>
            <text:p><text:span text:style-name="T4">Insure earth continuity on all frame</text:span></text:p>
          </draw:text-box>
        </draw:frame>
        <draw:frame draw:style-name="gr64" draw:text-style-name="P10" draw:layer="layout" svg:width="5.15cm" svg:height="2.474cm" svg:x="7.65cm" svg:y="15.312cm">
          <draw:text-box>
            <text:p><text:span text:style-name="T4">Thermistor wires and bed power supply wires shall be well separated and installed in two <text:s/>different sheath (could be ICTA sheath, but remember they are not designed for movement cycling).</text:span></text:p>
          </draw:text-box>
        </draw:frame>
        <draw:custom-shape draw:style-name="gr65" draw:text-style-name="P2" draw:layer="layout" svg:width="1.55cm" svg:height="1.362cm" svg:x="17.35cm" svg:y="9.188cm">
          <text:p/>
          <draw:enhanced-geometry svg:viewBox="0 0 21600 21600" draw:glue-points="?f0 0 ?f1 10800 0 21600 10800 21600 21600 21600 ?f7 10800" draw:text-areas="?f1 10800 ?f2 18000 ?f3 7200 ?f4 21600" draw:type="isosceles-triangle" draw:modifiers="3258.8007736943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4" draw:text-style-name="P10" draw:layer="layout" svg:width="3.435cm" svg:height="2.061cm" svg:x="9.115cm" svg:y="9.1cm">
          <draw:text-box>
            <text:p><text:span text:style-name="T4">Connect Bed output to SSR control</text:span></text:p>
            <text:p><text:span text:style-name="T4">Respect polarity.</text:span></text:p>
            <text:p><text:span text:style-name="T4">SSR accept control <text:s/>voltage up to 30V</text:span></text:p>
          </draw:text-box>
        </draw:frame>
        <draw:g>
          <draw:custom-shape draw:style-name="gr66" draw:text-style-name="P23" draw:layer="layout" svg:width="0.216cm" svg:height="0.216cm" svg:x="7.867cm" svg:y="11.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7" draw:text-style-name="P1" draw:layer="layout" svg:x1="7.975cm" svg:y1="11.131cm" svg:x2="7.975cm" svg:y2="11cm">
            <text:p/>
          </draw:line>
          <draw:line draw:style-name="gr67" draw:text-style-name="P1" draw:layer="layout" svg:x1="8.119cm" svg:y1="11.275cm" svg:x2="8.25cm" svg:y2="11.275cm">
            <text:p/>
          </draw:line>
          <draw:line draw:style-name="gr67" draw:text-style-name="P1" draw:layer="layout" svg:x1="7.975cm" svg:y1="11.419cm" svg:x2="7.975cm" svg:y2="11.55cm">
            <text:p/>
          </draw:line>
          <draw:line draw:style-name="gr67" draw:text-style-name="P1" draw:layer="layout" svg:x1="7.831cm" svg:y1="11.275cm" svg:x2="7.7cm" svg:y2="11.275cm">
            <text:p/>
          </draw:line>
          <draw:line draw:style-name="gr67" draw:text-style-name="P1" draw:layer="layout" svg:x1="8.083cm" svg:y1="11.167cm" svg:x2="8.2cm" svg:y2="11.049cm">
            <text:p/>
          </draw:line>
          <draw:line draw:style-name="gr67" draw:text-style-name="P1" draw:layer="layout" svg:x1="7.867cm" svg:y1="11.167cm" svg:x2="7.78cm" svg:y2="11.05cm">
            <text:p/>
          </draw:line>
          <draw:line draw:style-name="gr67" draw:text-style-name="P1" draw:layer="layout" svg:x1="8.083cm" svg:y1="11.383cm" svg:x2="8.199cm" svg:y2="11.5cm">
            <text:p/>
          </draw:line>
          <draw:line draw:style-name="gr67" draw:text-style-name="P1" draw:layer="layout" svg:x1="7.845cm" svg:y1="11.383cm" svg:x2="7.779cm" svg:y2="11.45cm">
            <text:p/>
          </draw:line>
        </draw:g>
        <draw:frame draw:style-name="gr24" draw:text-style-name="P10" draw:layer="layout" svg:width="2.1cm" svg:height="2cm" svg:x="1.1cm" svg:y="6.1cm">
          <draw:text-box>
            <text:p><text:span text:style-name="T4">Light </text:span></text:p>
            <text:p><text:span text:style-name="T4">required</text:span></text:p>
            <text:p><text:span text:style-name="T4">to indicate</text:span></text:p>
            <text:p><text:span text:style-name="T4">Powered printer</text:span></text:p>
          </draw:text-box>
        </draw:frame>
        <draw:frame draw:style-name="gr24" draw:text-style-name="P10" draw:layer="layout" svg:width="3.85cm" svg:height="3.8cm" svg:x="0.95cm" svg:y="14.1cm">
          <draw:text-box>
            <text:p><text:span text:style-name="T4">Emergency ShutDown button <text:s/>(ESD - <text:s/>red mushroom button) is required if there is any danger in the machine. With a bed powered by mains AC, a witness can shutdown quickly a machine if a user is electrically shocked.</text:span></text:p>
          </draw:text-box>
        </draw:frame>
        <draw:line draw:style-name="gr61" draw:text-style-name="P1" draw:layer="layout" svg:x1="6.75cm" svg:y1="8.2cm" svg:x2="6.75cm" svg:y2="7.25cm">
          <text:p/>
        </draw:line>
        <draw:line draw:style-name="gr60" draw:text-style-name="P1" draw:layer="layout" svg:x1="7.2cm" svg:y1="8.5cm" svg:x2="7.2cm" svg:y2="7.25cm">
          <text:p/>
        </draw:line>
        <draw:g>
          <draw:line draw:style-name="gr20" draw:text-style-name="P1" draw:layer="layout" svg:x1="6cm" svg:y1="8cm" svg:x2="6cm" svg:y2="7.25cm">
            <text:p/>
          </draw:line>
          <draw:line draw:style-name="gr21" draw:text-style-name="P1" draw:layer="layout" svg:x1="6cm" svg:y1="8cm" svg:x2="6cm" svg:y2="7.25cm">
            <text:p/>
          </draw:line>
        </draw:g>
        <draw:g>
          <draw:line draw:style-name="gr20" draw:text-style-name="P1" draw:layer="layout" svg:x1="6.006cm" svg:y1="7.978cm" svg:x2="6.6cm" svg:y2="7.978cm">
            <text:p/>
          </draw:line>
          <draw:line draw:style-name="gr21" draw:text-style-name="P1" draw:layer="layout" svg:x1="6.006cm" svg:y1="7.978cm" svg:x2="6.6cm" svg:y2="7.978cm">
            <text:p/>
          </draw:line>
        </draw:g>
        <draw:g>
          <draw:line draw:style-name="gr20" draw:text-style-name="P1" draw:layer="layout" svg:x1="6.6cm" svg:y1="8cm" svg:x2="6.6cm" svg:y2="7.25cm">
            <text:p/>
          </draw:line>
          <draw:line draw:style-name="gr21" draw:text-style-name="P1" draw:layer="layout" svg:x1="6.6cm" svg:y1="8cm" svg:x2="6.6cm" svg:y2="7.25cm">
            <text:p/>
          </draw:line>
        </draw:g>
        <draw:frame draw:style-name="gr24" draw:text-style-name="P10" draw:layer="layout" svg:width="2.507cm" svg:height="1.511cm" svg:x="6.2cm" svg:y="8.939cm">
          <draw:text-box>
            <text:p><text:span text:style-name="T4">Connect </text:span></text:p>
            <text:p><text:span text:style-name="T4">Earth (PE) to low voltage ‘-’</text:span></text:p>
          </draw:text-box>
        </draw:frame>
        <draw:line draw:style-name="gr68" draw:text-style-name="P1" draw:layer="layout" svg:x1="6.423cm" svg:y1="7.95cm" svg:x2="6.85cm" svg:y2="9.05cm">
          <text:p/>
        </draw:line>
        <draw:line draw:style-name="gr22" draw:text-style-name="P1" draw:layer="layout" svg:x1="5cm" svg:y1="8.05cm" svg:x2="5cm" svg:y2="7.25cm">
          <text:p/>
        </draw:line>
        <draw:line draw:style-name="gr22" draw:text-style-name="P1" draw:layer="layout" svg:x1="5.55cm" svg:y1="14.95cm" svg:x2="5.55cm" svg:y2="8.75cm">
          <text:p/>
        </draw:line>
        <draw:frame draw:style-name="gr24" draw:text-style-name="P10" draw:layer="layout" svg:width="6.85cm" svg:height="2cm" svg:x="12.85cm" svg:y="1.75cm">
          <draw:text-box>
            <text:p><text:span text:style-name="T4">ONLY SLOW MOVING beds could be powered on mains AC (110/230V). It shall NEVER be done on ‘Prusa’ style printer with</text:span></text:p>
            <text:p><text:span text:style-name="T4">Y moving bed without an industrial quality setup due to intense cycling.</text:span></text:p>
          </draw:text-box>
        </draw:frame>
        <draw:frame draw:style-name="gr64" draw:text-style-name="P10" draw:layer="layout" svg:width="12cm" svg:height="2.8cm" svg:x="8.021cm" svg:y="25.6cm">
          <draw:text-box>
            <text:p><text:span text:style-name="T4">Aluminium oxydes (anodisation) are NOT electrically conductive. For earthing connection and earthing continuity, the anodisation shall be mechanically <text:s/>removed. In addition, aluminium quickly oxyde when exposed to air, so an earthing connection shall be done with sharp parts which buries themselves in the aluminium, e.g. with star washers. Earth continuity is not easily done on anodised frame, you shall ensure that profiles are in firm contact on naked aluminium. Adding star washer at interfaces may help.</text:span></text:p>
          </draw:text-box>
        </draw:frame>
        <draw:line draw:style-name="gr69" draw:text-style-name="P1" draw:layer="layout" svg:x1="2.15cm" svg:y1="11.4cm" svg:x2="2.65cm" svg:y2="11cm">
          <text:p/>
        </draw:line>
        <draw:line draw:style-name="gr68" draw:text-style-name="P1" draw:layer="layout" svg:x1="2.15cm" svg:y1="14.2cm" svg:x2="2.15cm" svg:y2="11.4cm">
          <text:p/>
        </draw:line>
        <draw:frame draw:style-name="gr24" draw:text-style-name="P24" draw:layer="layout" svg:width="6.95cm" svg:height="3.1cm" svg:x="1cm" svg:y="24.8cm">
          <draw:text-box>
            <text:p><text:span text:style-name="T8">DON’T DIE. Mains AC is deadly, even for professionals. If you feel uneasy or reluctant to work on AC equipment, DON’T DO IT. </text:span></text:p>
            <text:p><text:span text:style-name="T8">Fear is one of the best survival tool you will ever get.</text:span></text:p>
          </draw:text-box>
        </draw:frame>
        <draw:g>
          <draw:path draw:style-name="gr70" draw:text-style-name="P1" draw:layer="layout" svg:width="1.736cm" svg:height="3.149cm" svg:x="17.172cm" svg:y="10.6cm" svg:viewBox="0 0 1737 3150" svg:d="M0 3150c2519 0 628-2000 628-2000 0 0-650-451 376-693 1027-241 675-457 675-457">
            <text:p/>
          </draw:path>
          <draw:path draw:style-name="gr71" draw:text-style-name="P1" draw:layer="layout" svg:width="1.736cm" svg:height="3.149cm" svg:x="17.173cm" svg:y="10.6cm" svg:viewBox="0 0 1737 3150" svg:d="M0 3150c2519 0 627-2000 627-2000 0 0-650-451 376-693 1027-241 676-457 676-457">
            <text:p/>
          </draw:path>
        </draw:g>
        <draw:g>
          <draw:path draw:style-name="gr72" draw:text-style-name="P1" draw:layer="layout" svg:width="0.244cm" svg:height="0.74cm" draw:transform="rotate (0.785398163397448) translate (18.3755317604356cm 10.1249546279492cm)" svg:viewBox="0 0 245 741" svg:d="M0 741c529-247 35-741 35-741">
            <text:p/>
          </draw:path>
          <draw:path draw:style-name="gr73" draw:text-style-name="P1" draw:layer="layout" svg:width="0.244cm" svg:height="0.74cm" draw:transform="rotate (0.785398163397448) translate (18.3755317604356cm 10.1259528130672cm)" svg:viewBox="0 0 245 741" svg:d="M0 741c529-247 35-741 35-741">
            <text:p/>
          </draw:path>
        </draw:g>
        <draw:g>
          <draw:line draw:style-name="gr20" draw:text-style-name="P1" draw:layer="layout" svg:x1="17.2cm" svg:y1="14.7cm" svg:x2="17.2cm" svg:y2="13.7cm">
            <text:p/>
          </draw:line>
          <draw:line draw:style-name="gr21" draw:text-style-name="P1" draw:layer="layout" svg:x1="17.2cm" svg:y1="14.7cm" svg:x2="17.2cm" svg:y2="13.7cm">
            <text:p/>
          </draw:line>
        </draw:g>
        <draw:g>
          <draw:path draw:style-name="gr74" draw:text-style-name="P1" draw:layer="layout" svg:width="1.46cm" svg:height="2.893cm" draw:transform="rotate (0.0172787595947439) translate (16.8999910727227cm 10.7060481310961cm)" svg:viewBox="0 0 1461 2894" svg:d="M0 2894c2479 1 1074-1357 976-1457 98 100-888-753 68-1081s-695-258-694-356">
            <text:p/>
          </draw:path>
          <draw:path draw:style-name="gr75" draw:text-style-name="P1" draw:layer="layout" svg:width="1.529cm" svg:height="1.228cm" svg:x="16.75cm" svg:y="12.273cm" svg:viewBox="0 0 1530 1229" svg:d="M0 1229c2479-42 1200-1229 1200-1229">
            <text:p/>
          </draw:path>
          <draw:path draw:style-name="gr75" draw:text-style-name="P1" draw:layer="layout" svg:width="0.522cm" svg:height="1.277cm" svg:x="17.427cm" svg:y="10.995cm" svg:viewBox="0 0 523 1278" svg:d="M523 1278c0 0-1106-1027-100-1278">
            <text:p/>
          </draw:path>
          <draw:path draw:style-name="gr75" draw:text-style-name="P1" draw:layer="layout" svg:width="1.127cm" svg:height="0.245cm" svg:x="17cm" svg:y="10.749cm" svg:viewBox="0 0 1128 246" svg:d="M850 246c955-251-858-99-850-246">
            <text:p/>
          </draw:path>
        </draw:g>
        <draw:frame draw:style-name="gr64" draw:text-style-name="P10" draw:layer="layout" svg:width="7.1cm" svg:height="2.35cm" svg:x="12.85cm" svg:y="15.3cm">
          <draw:text-box>
            <text:p><text:span text:style-name="T4">The wires/cables <text:s/>shall be perfectly secured at both ends with good strain reliefs, and on the bed or connexion, NO movement, even the smallest shall be allowed. You may use silicon sealant to lock wires, but ONLY on heat resistant wires. Also secure enclosure connection end.</text:span></text:p>
          </draw:text-box>
        </draw:frame>
        <draw:frame draw:style-name="gr64" draw:text-style-name="P10" draw:layer="layout" svg:width="15.15cm" svg:height="1.323cm" svg:x="4.65cm" svg:y="17.55cm">
          <draw:text-box>
            <text:p><text:span text:style-name="T4">The sheath on power <text:s/>wires shall also be well secured on both ends. The overall philosophy is that if any wires breaks, that may cause a short triggering the electrical installation safety device, but in no way, it will be possible to the broken wires to enter in contact with the metallic parts of the printer or the user.</text:span></text:p>
          </draw:text-box>
        </draw:frame>
        <draw:frame draw:style-name="gr24" draw:text-style-name="P10" draw:layer="layout" svg:width="15.3cm" svg:height="1.564cm" svg:x="4.53cm" svg:y="18.7cm">
          <draw:text-box>
            <text:p><text:span text:style-name="T4">Use flexible cable or sheathed wires for power, H07RNF (rubber flexible cables) is what can be easily found, but remember that while flexible, this type of cable is not designed for high movement cycling. For moving beds, you may have to install and shield screw terminals on bed support to connect flexible cables/wires. High temperature fiberglass sheath is abrasive and shall not be used for moving wires.</text:span></text:p>
          </draw:text-box>
        </draw:frame>
        <draw:line draw:style-name="gr23" draw:text-style-name="P1" draw:layer="layout" svg:x1="16.75cm" svg:y1="13.5cm" svg:x2="16.75cm" svg:y2="15.15cm">
          <text:p/>
        </draw:line>
        <draw:frame draw:style-name="gr24" draw:text-style-name="P10" draw:layer="layout" svg:width="2.8cm" svg:height="1.7cm" svg:x="5.65cm" svg:y="12.7cm">
          <draw:text-box>
            <text:p><text:span text:style-name="T4">PHYSICAL separation </text:span></text:p>
            <text:p><text:span text:style-name="T4">Between</text:span></text:p>
            <text:p><text:span text:style-name="T4">AC and</text:span></text:p>
            <text:p><text:span text:style-name="T4">low voltage</text:span></text:p>
          </draw:text-box>
        </draw:frame>
        <draw:line draw:style-name="gr76" draw:text-style-name="P1" draw:layer="layout" svg:x1="7.55cm" svg:y1="12.6cm" svg:x2="7.1cm" svg:y2="12.8cm">
          <text:p/>
        </draw:line>
        <draw:line draw:style-name="gr22" draw:text-style-name="P1" draw:layer="layout" svg:x1="16.95cm" svg:y1="14.95cm" svg:x2="16.95cm" svg:y2="13.6cm">
          <text:p/>
        </draw:line>
        <draw:frame draw:style-name="gr24" draw:text-style-name="P10" draw:layer="layout" svg:width="6.8cm" svg:height="2.3cm" svg:x="12.8cm" svg:y="3.65cm">
          <draw:text-box>
            <text:p><text:span text:style-name="T4">Connecting Earth (PE) to low voltage ‘-’ may cause ‘ground loop’ on USB connections, so use short USB cables of good quality and connect your printer on the same AC supply as your computer. Prefer WiFi or Ethernet to USB.</text:span></text:p>
          </draw:text-box>
        </draw:frame>
        <draw:frame draw:style-name="gr24" draw:text-style-name="P10" draw:layer="layout" svg:width="3.905cm" svg:height="2.05cm" svg:x="1.012cm" svg:y="18cm">
          <draw:text-box>
            <text:p><text:span text:style-name="T9">Use wire terminals</text:span><text:span text:style-name="T4"> on </text:span><text:span text:style-name="T5">all</text:span><text:span text:style-name="T4"> stranded wires. This is a requirement for machinery. Never tin stranded wires.</text:span></text:p>
          </draw:text-box>
        </draw:frame>
        <draw:frame draw:style-name="gr24" draw:text-style-name="P10" draw:layer="layout" svg:width="15.326cm" svg:height="2.182cm" svg:x="4.49cm" svg:y="20.25cm">
          <draw:text-box>
            <text:p><text:span text:style-name="T4">Stranded wires are flexible, however not all stranded wires are equal. The more strands, the more flexible (and also the less current capability). You can find quite flexible wires with hundreds of strands and silicon insulation. They may be a good alternative to H07RNF cable IF they are specified for at least 250V, being more flexible and so, less prone to failures, but they are wires, not cables so don’t have the protective rubber enveloppe, so another sheath shall be added. </text:span></text:p>
          </draw:text-box>
        </draw:frame>
        <draw:frame draw:style-name="gr24" draw:text-style-name="P10" draw:layer="layout" svg:width="3.77cm" svg:height="2.459cm" svg:x="0.948cm" svg:y="22.091cm">
          <draw:text-box>
            <text:p><text:span text:style-name="T4">For CE certification <text:s/>3D printers shall comply with Machinery directive 2006/42/EC (and all others applicable directives).</text:span></text:p>
          </draw:text-box>
        </draw:frame>
        <draw:g>
          <draw:path draw:style-name="gr63" draw:text-style-name="P1" draw:layer="layout" svg:width="0.63cm" svg:height="3.542cm" draw:transform="skewX (-0.0301941960595019) rotate (-0.0378736447682775) translate (15.5128994356417cm 10.4809998146157cm)" svg:viewBox="0 0 631 3543" svg:d="M629 3543c40-753-451-1380-461-1595-93-534 419-823-32-1182s366-658 366-766">
            <text:p/>
          </draw:path>
        </draw:g>
        <draw:g>
          <draw:path draw:style-name="gr63" draw:text-style-name="P1" draw:layer="layout" svg:width="0.611cm" svg:height="3.743cm" draw:transform="skewX (-0.0312413936106985) rotate (-0.0390953752446735) translate (15.7122474371461cm 10.4803617955216cm)" svg:viewBox="0 0 612 3744" svg:d="M610 3744c40-755-432-1578-442-1793-93-534 420-824-32-1183s367-660 366-768">
            <text:p/>
          </draw:path>
        </draw:g>
        <draw:custom-shape draw:style-name="gr77" draw:text-style-name="P25" draw:layer="layout" svg:width="0.169cm" svg:height="0.171cm" svg:x="17.131cm" svg:y="13.68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8" draw:text-style-name="P1" draw:layer="layout" svg:x1="17.35cm" svg:y1="11.6cm" svg:x2="17.65cm" svg:y2="12.1cm">
          <text:p/>
        </draw:line>
        <draw:line draw:style-name="gr78" draw:text-style-name="P1" draw:layer="layout" svg:x1="17.75cm" svg:y1="11.45cm" svg:x2="18.05cm" svg:y2="11.95cm">
          <text:p/>
        </draw:line>
        <draw:line draw:style-name="gr78" draw:text-style-name="P1" draw:layer="layout" svg:x1="16.15cm" svg:y1="11.6cm" svg:x2="16cm" svg:y2="12.05cm">
          <text:p/>
        </draw:line>
        <draw:line draw:style-name="gr78" draw:text-style-name="P1" draw:layer="layout" svg:x1="15.75cm" svg:y1="11.6cm" svg:x2="15.6cm" svg:y2="12.05cm">
          <text:p/>
        </draw:line>
        <draw:frame draw:style-name="gr64" draw:text-style-name="P10" draw:layer="layout" svg:width="2.05cm" svg:height="2.1cm" svg:x="1.179cm" svg:y="8.193cm">
          <draw:text-box>
            <text:p><text:span text:style-name="T4">Main</text:span></text:p>
            <text:p><text:span text:style-name="T4">switch on front panel</text:span></text:p>
            <text:p><text:span text:style-name="T4">for easy access</text:span></text:p>
          </draw:text-box>
        </draw:frame>
        <draw:frame draw:style-name="gr24" draw:text-style-name="P10" draw:layer="layout" svg:width="10.95cm" svg:height="1.05cm" svg:x="8.25cm" svg:y="24.75cm">
          <draw:text-box>
            <text:p><text:span text:style-name="T4">It shall be impossible to contact accidentally or willfully(childrens) <text:s/>AC connections and they shall need a tool (screwdriver or else) for access.</text:span></text:p>
          </draw:text-box>
        </draw:frame>
        <draw:custom-shape draw:style-name="gr79" draw:text-style-name="P26" draw:layer="layout" svg:width="9.65cm" svg:height="10.4cm" svg:x="3cm" svg:y="2.05cm">
          <text:p/>
          <draw:enhanced-geometry svg:viewBox="0 0 21600 21600" draw:type="rectangle" draw:enhanced-path="M 0 0 L 21600 0 21600 21600 0 21600 0 0 Z N"/>
        </draw:custom-shape>
        <draw:line draw:style-name="gr80" draw:text-style-name="P1" draw:layer="layout" svg:x1="2.8cm" svg:y1="9.7cm" svg:x2="3.2cm" svg:y2="9.7cm">
          <text:p/>
        </draw:line>
        <draw:custom-shape draw:style-name="gr81" draw:text-style-name="P11" draw:layer="layout" svg:width="0.1cm" svg:height="0.1cm" draw:transform="rotate (-1.5707963267949) translate (2.75cm 9.44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82" draw:text-style-name="P1" draw:layer="layout" svg:x1="2.711cm" svg:y1="9.55cm" svg:x2="2.881cm" svg:y2="9.891cm">
          <text:p/>
        </draw:line>
        <draw:line draw:style-name="gr76" draw:text-style-name="P1" draw:layer="layout" svg:x1="7.55cm" svg:y1="12.25cm" svg:x2="6.85cm" svg:y2="12.82cm">
          <text:p/>
        </draw:line>
        <draw:frame draw:style-name="gr83" draw:text-style-name="P27" draw:layer="layout" svg:width="2.944cm" svg:height="2.8cm" svg:x="1.156cm" svg:y="2.75cm">
          <draw:text-box>
            <text:p><text:span text:style-name="T5">Fire resistant</text:span></text:p>
            <text:p><text:span text:style-name="T4">Enclosure.</text:span></text:p>
            <text:p><text:span text:style-name="T4">If metallic, it shall be earthed.</text:span></text:p>
            <text:p><text:span text:style-name="T4">Remove coat or protection at ground connection.</text:span></text:p>
          </draw:text-box>
        </draw:frame>
        <draw:g>
          <draw:line draw:style-name="gr20" draw:text-style-name="P1" draw:layer="layout" svg:x1="4.2cm" svg:y1="12.45cm" svg:x2="4.2cm" svg:y2="12.05cm">
            <text:p/>
          </draw:line>
          <draw:line draw:style-name="gr21" draw:text-style-name="P1" draw:layer="layout" svg:x1="4.2cm" svg:y1="12.45cm" svg:x2="4.2cm" svg:y2="12.05cm">
            <text:p/>
          </draw:line>
        </draw:g>
        <draw:g>
          <draw:line draw:style-name="gr20" draw:text-style-name="P1" draw:layer="layout" svg:x1="3.95cm" svg:y1="12.05cm" svg:x2="4.2cm" svg:y2="12.05cm">
            <text:p/>
          </draw:line>
          <draw:line draw:style-name="gr21" draw:text-style-name="P1" draw:layer="layout" svg:x1="3.95cm" svg:y1="12.05cm" svg:x2="4.2cm" svg:y2="12.05cm">
            <text:p/>
          </draw:line>
        </draw:g>
        <draw:line draw:style-name="gr22" draw:text-style-name="P1" draw:layer="layout" svg:x1="4.85cm" svg:y1="8.75cm" svg:x2="5.55cm" svg:y2="8.75cm">
          <text:p/>
        </draw:line>
        <draw:line draw:style-name="gr22" draw:text-style-name="P1" draw:layer="layout" svg:x1="5.2cm" svg:y1="8.75cm" svg:x2="5.2cm" svg:y2="7.25cm">
          <text:p/>
        </draw:line>
        <draw:line draw:style-name="gr84" draw:text-style-name="P1" draw:layer="layout" svg:x1="5.15cm" svg:y1="12.1cm" svg:x2="5.15cm" svg:y2="12.8cm">
          <text:p/>
        </draw:line>
        <draw:line draw:style-name="gr84" draw:text-style-name="P1" draw:layer="layout" svg:x1="5.95cm" svg:y1="12.1cm" svg:x2="5.95cm" svg:y2="12.8cm">
          <text:p/>
        </draw:line>
        <draw:frame draw:style-name="gr64" draw:text-style-name="P10" draw:layer="layout" svg:width="15.4cm" svg:height="2.684cm" svg:x="4.58cm" svg:y="22.15cm">
          <draw:text-box>
            <text:p><text:span text:style-name="T4">Silicon pad heater attached to beds are NOT intrinsically safe as they can inflate and so the heating elements no longer having exchange with the bed can rise to very high temperature. AC SSR, like MOSFET can also accidentally became permanently conductive with unstoppable heating. Remember that all commercial heating equipment using the mains use some sort of thermal safety (fuse or switch).</text:span></text:p>
            <text:p><text:span text:style-name="T5">A thermal fuse</text:span><text:span text:style-name="T4"> (~170°C) directly installed below the bed, connected on the live wire, shall be a standard <text:s/>safety, provided it is well insulated and cannot enter in contact with anything, even in case of pad fault (inflation). Thermal fuse shall be connected to wires with </text:span><text:span text:style-name="T5">crimped</text:span><text:span text:style-name="T4"> specific splices, buy them with the fuse. </text:span></text:p>
          </draw:text-box>
        </draw:frame>
        <draw:custom-shape draw:style-name="gr77" draw:text-style-name="P25" draw:layer="layout" svg:width="0.169cm" svg:height="0.171cm" svg:x="18.831cm" svg:y="1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25" draw:layer="layout" svg:width="0.169cm" svg:height="0.171cm" svg:x="18.28cm" svg:y="10.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25" draw:layer="layout" svg:width="0.169cm" svg:height="0.171cm" svg:x="4.131cm" svg:y="1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4" draw:text-style-name="P10" draw:layer="layout" svg:width="3.05cm" svg:height="2.474cm" svg:x="4.65cm" svg:y="15.29cm">
          <draw:text-box>
            <text:p><text:span text:style-name="T4">If there are metallic </text:span></text:p>
            <text:p><text:span text:style-name="T4">connectors (not recommended), their body shall be earthed on male and female parts</text:span></text:p>
          </draw:text-box>
        </draw:frame>
        <draw:line draw:style-name="gr68" draw:text-style-name="P1" draw:layer="layout" svg:x1="5.05cm" svg:y1="15.35cm" svg:x2="5.05cm" svg:y2="13.2cm">
          <text:p/>
        </draw:line>
        <draw:line draw:style-name="gr76" draw:text-style-name="P1" draw:layer="layout" svg:x1="5.45cm" svg:y1="12.85cm" svg:x2="5.05cm" svg:y2="13.22cm">
          <text:p/>
        </draw:line>
        <draw:frame draw:style-name="gr85" draw:text-style-name="P27" draw:layer="layout" svg:width="15.394cm" svg:height="0.494cm" svg:x="0.956cm" svg:y="28.35cm">
          <draw:text-box>
            <text:p><text:span text:style-name="T4"><text:a xlink:href="http://reprap.org/wiki/Safety" xlink:type="simple">http://reprap.org/wiki/Safety</text:a></text:span><text:span text:style-name="T4"><text:s text:c="3"/></text:span><text:span text:style-name="T4"><text:a xlink:href="http://reprap.org/wiki/Crimping" xlink:type="simple">http://reprap.org/wiki/Crimping</text:a></text:span></text:p>
          </draw:text-box>
        </draw:frame>
        <draw:frame draw:style-name="gr86" draw:text-style-name="P28" draw:layer="layout" svg:width="2.95cm" svg:height="0.519cm" svg:x="16.9cm" svg:y="28.282cm">
          <draw:text-box>
            <text:p><text:span text:style-name="T10">V. 29 January 2018</text:span></text:p>
          </draw:text-box>
        </draw:frame>
        <draw:custom-shape draw:style-name="gr87" draw:text-style-name="P26" draw:layer="layout" svg:width="19.15cm" svg:height="28cm" svg:x="0.95cm" svg:y="0.85cm">
          <text:p/>
          <draw:enhanced-geometry svg:viewBox="0 0 21600 21600" draw:type="rectangle" draw:enhanced-path="M 0 0 L 21600 0 21600 21600 0 21600 0 0 Z N"/>
        </draw:custom-shape>
        <draw:frame draw:style-name="gr24" draw:text-style-name="P29" draw:layer="layout" svg:width="15.55cm" svg:height="0.85cm" svg:x="1.1cm" svg:y="1cm">
          <draw:text-box>
            <text:p><text:span text:style-name="T11">3D printer heat bed powered by mains AC (110-230V).</text:span></text:p>
          </draw:text-box>
        </draw:frame>
        <draw:g>
          <draw:line draw:style-name="gr88" draw:text-style-name="P1" draw:layer="layout" svg:x1="4.644cm" svg:y1="11.85cm" svg:x2="4.644cm" svg:y2="12.25cm">
            <text:p/>
          </draw:line>
          <draw:line draw:style-name="gr89" draw:text-style-name="P1" draw:layer="layout" svg:x1="4.844cm" svg:y1="8.75cm" svg:x2="4.844cm" svg:y2="12.25cm">
            <text:p/>
          </draw:line>
          <draw:custom-shape draw:style-name="gr90" draw:text-style-name="P23" draw:layer="layout" svg:width="0.3cm" svg:height="0.3cm" draw:transform="rotate (-3.14159265358979) translate (4.894cm 12.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67" draw:text-style-name="P1" draw:layer="layout" svg:x1="4.744cm" svg:y1="12.55cm" svg:x2="4.744cm" svg:y2="12.7cm">
            <text:p/>
          </draw:line>
          <draw:line draw:style-name="gr67" draw:text-style-name="P1" draw:layer="layout" svg:x1="4.944cm" svg:y1="12.35cm" svg:x2="5.1cm" svg:y2="12.35cm">
            <text:p/>
          </draw:line>
          <draw:line draw:style-name="gr67" draw:text-style-name="P1" draw:layer="layout" svg:x1="4.744cm" svg:y1="12.15cm" svg:x2="4.744cm" svg:y2="12cm">
            <text:p/>
          </draw:line>
          <draw:line draw:style-name="gr67" draw:text-style-name="P1" draw:layer="layout" svg:x1="4.544cm" svg:y1="12.35cm" svg:x2="4.4cm" svg:y2="12.35cm">
            <text:p/>
          </draw:line>
          <draw:line draw:style-name="gr67" draw:text-style-name="P1" draw:layer="layout" svg:x1="4.894cm" svg:y1="12.5cm" svg:x2="5cm" svg:y2="12.606cm">
            <text:p/>
          </draw:line>
          <draw:line draw:style-name="gr67" draw:text-style-name="P1" draw:layer="layout" svg:x1="4.595cm" svg:y1="12.501cm" svg:x2="4.498cm" svg:y2="12.598cm">
            <text:p/>
          </draw:line>
          <draw:line draw:style-name="gr67" draw:text-style-name="P1" draw:layer="layout" svg:x1="4.937cm" svg:y1="12.194cm" svg:x2="5.025cm" svg:y2="12.106cm">
            <text:p/>
          </draw:line>
          <draw:line draw:style-name="gr67" draw:text-style-name="P1" draw:layer="layout" svg:x1="4.544cm" svg:y1="12.2cm" svg:x2="4.45cm" svg:y2="12.106cm">
            <text:p/>
          </draw:line>
        </draw:g>
        <draw:g>
          <draw:line draw:style-name="gr88" draw:text-style-name="P1" draw:layer="layout" svg:x1="3.4cm" svg:y1="7.844cm" svg:x2="3cm" svg:y2="7.844cm">
            <text:p/>
          </draw:line>
          <draw:line draw:style-name="gr89" draw:text-style-name="P1" draw:layer="layout" svg:x1="3.4cm" svg:y1="8.05cm" svg:x2="3cm" svg:y2="8.05cm">
            <text:p/>
          </draw:line>
          <draw:custom-shape draw:style-name="gr90" draw:text-style-name="P23" draw:layer="layout" svg:width="0.3cm" svg:height="0.3cm" draw:transform="rotate (-1.5707963267949) translate (3.05cm 7.79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67" draw:text-style-name="P1" draw:layer="layout" svg:x1="2.7cm" svg:y1="7.944cm" svg:x2="2.55cm" svg:y2="7.944cm">
            <text:p/>
          </draw:line>
          <draw:line draw:style-name="gr67" draw:text-style-name="P1" draw:layer="layout" svg:x1="2.9cm" svg:y1="8.144cm" svg:x2="2.9cm" svg:y2="8.3cm">
            <text:p/>
          </draw:line>
          <draw:line draw:style-name="gr67" draw:text-style-name="P1" draw:layer="layout" svg:x1="3.1cm" svg:y1="7.944cm" svg:x2="3.25cm" svg:y2="7.944cm">
            <text:p/>
          </draw:line>
          <draw:line draw:style-name="gr67" draw:text-style-name="P1" draw:layer="layout" svg:x1="2.9cm" svg:y1="7.744cm" svg:x2="2.9cm" svg:y2="7.6cm">
            <text:p/>
          </draw:line>
          <draw:line draw:style-name="gr67" draw:text-style-name="P1" draw:layer="layout" svg:x1="2.75cm" svg:y1="8.094cm" svg:x2="2.644cm" svg:y2="8.2cm">
            <text:p/>
          </draw:line>
          <draw:line draw:style-name="gr67" draw:text-style-name="P1" draw:layer="layout" svg:x1="2.749cm" svg:y1="7.795cm" svg:x2="2.652cm" svg:y2="7.698cm">
            <text:p/>
          </draw:line>
          <draw:line draw:style-name="gr67" draw:text-style-name="P1" draw:layer="layout" svg:x1="3.056cm" svg:y1="8.137cm" svg:x2="3.144cm" svg:y2="8.225cm">
            <text:p/>
          </draw:line>
          <draw:line draw:style-name="gr67" draw:text-style-name="P1" draw:layer="layout" svg:x1="3.05cm" svg:y1="7.744cm" svg:x2="3.144cm" svg:y2="7.65cm">
            <text:p/>
          </draw:line>
        </draw:g>
        <draw:custom-shape draw:style-name="gr77" draw:text-style-name="P25" draw:layer="layout" svg:width="0.169cm" svg:height="0.171cm" svg:x="17.131cm" svg:y="10.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25" draw:layer="layout" svg:width="0.169cm" svg:height="0.171cm" svg:x="16.9cm" svg:y="10.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10" draw:layer="layout" svg:width="2.55cm" svg:height="1.6cm" svg:x="11.3cm" svg:y="12.45cm">
          <draw:text-box>
            <text:p><text:span text:style-name="T4">Screw </text:span></text:p>
            <text:p><text:span text:style-name="T4">terminals supported and shielded</text:span></text:p>
          </draw:text-box>
        </draw:frame>
        <draw:line draw:style-name="gr76" draw:text-style-name="P1" draw:layer="layout" svg:x1="17.047cm" svg:y1="10.837cm" svg:x2="13.25cm" svg:y2="13.3cm">
          <text:p/>
        </draw:line>
        <draw:frame draw:style-name="gr24" draw:text-style-name="P10" draw:layer="layout" svg:width="3.62cm" svg:height="1.74cm" svg:x="0.98cm" svg:y="20.01cm">
          <draw:text-box>
            <text:p><text:span text:style-name="T4">Inline wire connection shall be done with </text:span><text:span text:style-name="T5">crimped</text:span><text:span text:style-name="T4"> copper splices, </text:span><text:span text:style-name="T5">not</text:span><text:span text:style-name="T4"> solder.</text:span></text:p>
          </draw:text-box>
        </draw:frame>
        <draw:g>
          <draw:custom-shape draw:style-name="gr27" draw:text-style-name="P11" draw:layer="layout" svg:width="0.1cm" svg:height="0.1cm" draw:transform="rotate (-1.5707963267949) translate (3.361cm 10.84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11" draw:layer="layout" svg:width="0.1cm" svg:height="0.1cm" draw:transform="rotate (-1.5707963267949) translate (3.362cm 10.44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28" draw:text-style-name="P1" draw:layer="layout" svg:x1="3.412cm" svg:y1="10.94cm" svg:x2="3.412cm" svg:y2="10.49cm">
            <text:p/>
          </draw:line>
          <draw:line draw:style-name="gr91" draw:text-style-name="P1" draw:layer="layout" svg:x1="2.75cm" svg:y1="10.69cm" svg:x2="3.43cm" svg:y2="10.69cm">
            <text:p/>
          </draw:line>
          <draw:custom-shape draw:style-name="gr92" draw:text-style-name="P23" draw:layer="layout" svg:width="0.7cm" svg:height="0.3cm" draw:transform="rotate (1.5707963267949) translate (2.637cm 11.04cm)">
            <text:p/>
            <draw:enhanced-geometry svg:viewBox="0 0 21600 21600" draw:mirror-horizontal="false" draw:mirror-vertical="fals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93" draw:text-style-name="P26" draw:layer="layout" svg:x1="3cm" svg:y1="10.15cm" svg:x2="3cm" svg:y2="10.45cm">
            <text:p/>
          </draw:line>
          <draw:line draw:style-name="gr93" draw:text-style-name="P26" draw:layer="layout" svg:x1="3cm" svg:y1="10.95cm" svg:x2="3cm" svg:y2="11.25cm">
            <text:p/>
          </draw:line>
        </draw:g>
      </draw:page>
      <draw:page draw:name="page2" draw:style-name="dp1" draw:master-page-name="Standard">
        <draw:line draw:style-name="gr7" draw:text-style-name="P1" draw:layer="layout" svg:x1="7.45cm" svg:y1="9.95cm" svg:x2="12.543cm" svg:y2="14.8cm">
          <text:p/>
        </draw:line>
        <draw:line draw:style-name="gr60" draw:text-style-name="P1" draw:layer="layout" svg:x1="10.5cm" svg:y1="12.45cm" svg:x2="11.25cm" svg:y2="12.45cm">
          <text:p/>
        </draw:line>
        <draw:line draw:style-name="gr94" draw:text-style-name="P1" draw:layer="layout" svg:x1="6.15cm" svg:y1="18.036cm" svg:x2="9.097cm" svg:y2="18.036cm">
          <text:p/>
        </draw:line>
        <draw:line draw:style-name="gr59" draw:text-style-name="P1" draw:layer="layout" svg:x1="6.4cm" svg:y1="18.833cm" svg:x2="9.098cm" svg:y2="18.833cm">
          <text:p/>
        </draw:line>
        <draw:line draw:style-name="gr94" draw:text-style-name="P1" draw:layer="layout" svg:x1="3.85cm" svg:y1="18.025cm" svg:x2="3.85cm" svg:y2="22.921cm">
          <text:p/>
        </draw:line>
        <draw:line draw:style-name="gr95" draw:text-style-name="P1" draw:layer="layout" svg:x1="7.562cm" svg:y1="18.629cm" svg:x2="7.364cm" svg:y2="18.629cm">
          <text:p/>
        </draw:line>
        <draw:line draw:style-name="gr95" draw:text-style-name="P1" draw:layer="layout" svg:x1="7.465cm" svg:y1="18.53cm" svg:x2="7.465cm" svg:y2="18.73cm">
          <text:p/>
        </draw:line>
        <draw:frame draw:style-name="gr24" draw:text-style-name="P12" draw:layer="layout" svg:width="1.219cm" svg:height="0.8cm" svg:x="6.28cm" svg:y="18.274cm">
          <draw:text-box>
            <text:p text:style-name="P30"><text:span text:style-name="T12">Vin</text:span></text:p>
          </draw:text-box>
        </draw:frame>
        <draw:g>
          <draw:custom-shape draw:style-name="gr96" draw:text-style-name="P14" draw:layer="layout" svg:width="0.949cm" svg:height="2.687cm" draw:transform="rotate (-1.5707963267949) translate (7.032cm 19.673cm)">
            <text:p/>
            <draw:enhanced-geometry svg:viewBox="0 0 21600 21600" draw:mirror-horizontal="true" draw:type="rectangle" draw:enhanced-path="M 0 0 L 21600 0 21600 21600 0 21600 0 0 Z N"/>
          </draw:custom-shape>
          <draw:line draw:style-name="gr97" draw:text-style-name="P1" draw:layer="layout" svg:x1="4.538cm" svg:y1="20.084cm" svg:x2="6.947cm" svg:y2="20.084cm">
            <text:p/>
          </draw:line>
          <draw:line draw:style-name="gr97" draw:text-style-name="P1" draw:layer="layout" svg:x1="4.538cm" svg:y1="19.784cm" svg:x2="4.538cm" svg:y2="20.084cm">
            <text:p/>
          </draw:line>
          <draw:line draw:style-name="gr97" draw:text-style-name="P1" draw:layer="layout" svg:x1="6.647cm" svg:y1="19.784cm" svg:x2="5.637cm" svg:y2="19.784cm">
            <text:p/>
          </draw:line>
          <draw:line draw:style-name="gr97" draw:text-style-name="P1" draw:layer="layout" svg:x1="4.538cm" svg:y1="19.784cm" svg:x2="4.838cm" svg:y2="19.784cm">
            <text:p/>
          </draw:line>
          <draw:custom-shape draw:style-name="gr98" draw:text-style-name="P14" draw:layer="layout" svg:width="0.311cm" svg:height="0.828cm" draw:transform="rotate (-1.5707963267949) translate (5.652cm 19.623cm)">
            <text:p/>
            <draw:enhanced-geometry svg:viewBox="0 0 21600 21600" draw:mirror-horizontal="true" draw:type="rectangle" draw:enhanced-path="M 0 0 L 21600 0 21600 21600 0 21600 0 0 Z N"/>
          </draw:custom-shape>
          <draw:frame draw:style-name="gr24" draw:text-style-name="P12" draw:layer="layout" svg:width="0.865cm" svg:height="0.712cm" svg:x="4.733cm" svg:y="19.473cm">
            <draw:text-box>
              <text:p><text:span text:style-name="T5">T</text:span></text:p>
            </draw:text-box>
          </draw:frame>
          <draw:frame draw:style-name="gr24" draw:text-style-name="P31" draw:layer="layout" svg:width="1.472cm" svg:height="1.023cm" svg:x="4.599cm" svg:y="20.023cm">
            <draw:text-box>
              <text:p><text:span text:style-name="T3">BED</text:span></text:p>
            </draw:text-box>
          </draw:frame>
          <draw:line draw:style-name="gr97" draw:text-style-name="P1" draw:layer="layout" svg:x1="6.648cm" svg:y1="19.534cm" svg:x2="6.648cm" svg:y2="19.773cm">
            <text:p/>
          </draw:line>
          <draw:line draw:style-name="gr97" draw:text-style-name="P1" draw:layer="layout" svg:x1="6.936cm" svg:y1="19.523cm" svg:x2="6.936cm" svg:y2="20.073cm">
            <text:p/>
          </draw:line>
        </draw:g>
        <draw:line draw:style-name="gr59" draw:text-style-name="P1" draw:layer="layout" svg:x1="4.1cm" svg:y1="18.824cm" svg:x2="4.1cm" svg:y2="21.821cm">
          <text:p/>
        </draw:line>
        <draw:line draw:style-name="gr99" draw:text-style-name="P1" draw:layer="layout" svg:x1="7.037cm" svg:y1="22.221cm" svg:x2="7.037cm" svg:y2="21.821cm">
          <text:p/>
        </draw:line>
        <draw:line draw:style-name="gr99" draw:text-style-name="P1" draw:layer="layout" svg:x1="6.538cm" svg:y1="22.919cm" svg:x2="6.538cm" svg:y2="24.319cm">
          <text:p/>
        </draw:line>
        <draw:g>
          <draw:custom-shape draw:style-name="gr100" draw:text-style-name="P14" draw:layer="layout" svg:width="1.329cm" svg:height="0.4cm" draw:transform="rotate (1.5707963267949) translate (6.85cm 23.35cm)">
            <text:p/>
            <draw:enhanced-geometry svg:viewBox="0 0 21600 21600" draw:mirror-horizontal="true" draw:type="rectangle" draw:enhanced-path="M 0 0 L 21600 0 21600 21600 0 21600 0 0 Z N"/>
          </draw:custom-shape>
          <draw:line draw:style-name="gr94" draw:text-style-name="P1" draw:layer="layout" svg:x1="7.25cm" svg:y1="23.084cm" svg:x2="6.85cm" svg:y2="23.084cm">
            <text:p/>
          </draw:line>
          <draw:line draw:style-name="gr94" draw:text-style-name="P1" draw:layer="layout" svg:x1="7.25cm" svg:y1="22.818cm" svg:x2="6.85cm" svg:y2="22.818cm">
            <text:p/>
          </draw:line>
          <draw:line draw:style-name="gr94" draw:text-style-name="P1" draw:layer="layout" svg:x1="7.25cm" svg:y1="22.553cm" svg:x2="6.85cm" svg:y2="22.553cm">
            <text:p/>
          </draw:line>
          <draw:line draw:style-name="gr94" draw:text-style-name="P1" draw:layer="layout" svg:x1="7.25cm" svg:y1="22.287cm" svg:x2="6.85cm" svg:y2="22.287cm">
            <text:p/>
          </draw:line>
        </draw:g>
        <draw:frame draw:style-name="gr24" draw:text-style-name="P8" draw:layer="layout" svg:width="2.406cm" svg:height="1.2cm" svg:x="0.9cm" svg:y="8.75cm">
          <draw:text-box>
            <text:p text:style-name="P32"><text:span text:style-name="T3">AC </text:span></text:p>
            <text:p text:style-name="P32"><text:span text:style-name="T3">110-230V</text:span></text:p>
          </draw:text-box>
        </draw:frame>
        <draw:line draw:style-name="gr99" draw:text-style-name="P1" draw:layer="layout" svg:x1="7.037cm" svg:y1="21.82cm" svg:x2="6.088cm" svg:y2="21.82cm">
          <text:p/>
        </draw:line>
        <draw:line draw:style-name="gr101" draw:text-style-name="P1" draw:layer="layout" svg:x1="7.037cm" svg:y1="23.37cm" svg:x2="7.037cm" svg:y2="24.319cm">
          <text:p/>
        </draw:line>
        <draw:custom-shape draw:style-name="gr102" draw:text-style-name="P9" draw:layer="layout" svg:width="0.665cm" svg:height="0.2cm" draw:transform="rotate (1.5707963267949) translate (6.438cm 24.035cm)">
          <text:p/>
          <draw:enhanced-geometry svg:viewBox="0 0 21600 21600" draw:mirror-horizontal="true" draw:type="rectangle" draw:enhanced-path="M 0 0 L 21600 0 21600 21600 0 21600 0 0 Z N"/>
        </draw:custom-shape>
        <draw:frame draw:style-name="gr24" draw:text-style-name="P10" draw:layer="layout" svg:width="1.616cm" svg:height="1.328cm" svg:x="5.347cm" svg:y="23.422cm">
          <draw:text-box>
            <text:p text:style-name="P30"><text:span text:style-name="T4">Fuse</text:span></text:p>
          </draw:text-box>
        </draw:frame>
        <draw:line draw:style-name="gr94" draw:text-style-name="P1" draw:layer="layout" svg:x1="3.85cm" svg:y1="22.929cm" svg:x2="4.699cm" svg:y2="22.929cm">
          <text:p/>
        </draw:line>
        <draw:g>
          <draw:line draw:style-name="gr103" draw:text-style-name="P1" draw:layer="layout" svg:x1="7.566cm" svg:y1="18.203cm" svg:x2="6.912cm" svg:y2="17.825cm">
            <text:p/>
          </draw:line>
          <draw:line draw:style-name="gr103" draw:text-style-name="P1" draw:layer="layout" svg:x1="7.121cm" svg:y1="17.881cm" svg:x2="6.912cm" svg:y2="17.825cm">
            <text:p/>
          </draw:line>
          <draw:line draw:style-name="gr103" draw:text-style-name="P1" draw:layer="layout" svg:x1="7.042cm" svg:y1="17.955cm" svg:x2="6.912cm" svg:y2="17.825cm">
            <text:p/>
          </draw:line>
          <draw:g>
            <draw:line draw:style-name="gr104" draw:text-style-name="P1" draw:layer="layout" svg:x1="6.918cm" svg:y1="18.125cm" svg:x2="6.864cm" svg:y2="18.125cm">
              <text:p/>
            </draw:line>
            <draw:g>
              <draw:line draw:style-name="gr104" draw:text-style-name="P1" draw:layer="layout" svg:x1="6.918cm" svg:y1="18.125cm" svg:x2="6.918cm" svg:y2="18.225cm">
                <text:p/>
              </draw:line>
              <draw:line draw:style-name="gr104" draw:text-style-name="P1" draw:layer="layout" svg:x1="6.972cm" svg:y1="18.225cm" svg:x2="6.918cm" svg:y2="18.225cm">
                <text:p/>
              </draw:line>
              <draw:line draw:style-name="gr104" draw:text-style-name="P1" draw:layer="layout" svg:x1="6.972cm" svg:y1="18.125cm" svg:x2="6.972cm" svg:y2="18.225cm">
                <text:p/>
              </draw:line>
              <draw:line draw:style-name="gr104" draw:text-style-name="P1" draw:layer="layout" svg:x1="7.026cm" svg:y1="18.125cm" svg:x2="6.972cm" svg:y2="18.125cm">
                <text:p/>
              </draw:line>
            </draw:g>
            <draw:g>
              <draw:line draw:style-name="gr104" draw:text-style-name="P1" draw:layer="layout" svg:x1="7.026cm" svg:y1="18.125cm" svg:x2="7.026cm" svg:y2="18.225cm">
                <text:p/>
              </draw:line>
              <draw:line draw:style-name="gr104" draw:text-style-name="P1" draw:layer="layout" svg:x1="7.08cm" svg:y1="18.225cm" svg:x2="7.026cm" svg:y2="18.225cm">
                <text:p/>
              </draw:line>
              <draw:line draw:style-name="gr104" draw:text-style-name="P1" draw:layer="layout" svg:x1="7.08cm" svg:y1="18.125cm" svg:x2="7.08cm" svg:y2="18.225cm">
                <text:p/>
              </draw:line>
              <draw:line draw:style-name="gr104" draw:text-style-name="P1" draw:layer="layout" svg:x1="7.134cm" svg:y1="18.125cm" svg:x2="7.08cm" svg:y2="18.125cm">
                <text:p/>
              </draw:line>
            </draw:g>
            <draw:g>
              <draw:line draw:style-name="gr104" draw:text-style-name="P1" draw:layer="layout" svg:x1="7.134cm" svg:y1="18.125cm" svg:x2="7.134cm" svg:y2="18.225cm">
                <text:p/>
              </draw:line>
              <draw:line draw:style-name="gr104" draw:text-style-name="P1" draw:layer="layout" svg:x1="7.189cm" svg:y1="18.225cm" svg:x2="7.135cm" svg:y2="18.225cm">
                <text:p/>
              </draw:line>
              <draw:line draw:style-name="gr104" draw:text-style-name="P1" draw:layer="layout" svg:x1="7.189cm" svg:y1="18.125cm" svg:x2="7.189cm" svg:y2="18.225cm">
                <text:p/>
              </draw:line>
              <draw:line draw:style-name="gr104" draw:text-style-name="P1" draw:layer="layout" svg:x1="7.243cm" svg:y1="18.125cm" svg:x2="7.189cm" svg:y2="18.125cm">
                <text:p/>
              </draw:line>
            </draw:g>
          </draw:g>
        </draw:g>
        <draw:frame draw:style-name="gr8" draw:text-style-name="P4" draw:layer="layout" svg:width="7.472cm" svg:height="0.569cm" svg:x="12.25cm" svg:y="22.376cm">
          <draw:text-box>
            <text:p text:style-name="P33"><text:span text:style-name="T1">© <text:s/>Pierre ROUZEAU . </text:span><text:span text:style-name="T2">Licence GFDL1.2 and CC BY-SA</text:span></text:p>
          </draw:text-box>
        </draw:frame>
        <draw:g>
          <draw:g>
            <draw:custom-shape draw:style-name="gr105" draw:text-style-name="P2" draw:layer="layout" svg:width="0.601cm" svg:height="6.65cm" svg:x="18.155cm" svg:y="6.4cm">
              <text:p/>
              <draw:enhanced-geometry svg:viewBox="0 0 21600 21600" draw:mirror-horizont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 draw:text-style-name="P2" draw:layer="layout" svg:width="4.95cm" svg:height="0.564cm" svg:x="13.381cm" svg:y="12.461cm">
              <text:p/>
              <draw:enhanced-geometry svg:viewBox="0 0 21600 21600" draw:mirror-horizontal="true" draw:glue-points="?f7 0 ?f6 ?f1 0 ?f10 ?f6 21600 ?f4 ?f10 21600 ?f9" draw:path-stretchpoint-x="10800" draw:path-stretchpoint-y="10800" draw:text-areas="0 ?f1 ?f4 ?f12" draw:type="cube" draw:modifiers="6071.8894009216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2" draw:layer="layout" svg:width="4.95cm" svg:height="0.5cm" svg:x="13.36cm" svg:y="6.4cm">
              <text:p/>
              <draw:enhanced-geometry svg:viewBox="0 0 21600 21600" draw:mirror-horizontal="true" draw:glue-points="?f7 0 ?f6 ?f1 0 ?f10 ?f6 21600 ?f4 ?f10 21600 ?f9" draw:path-stretchpoint-x="10800" draw:path-stretchpoint-y="10800" draw:text-areas="0 ?f1 ?f4 ?f12" draw:type="cube" draw:modifiers="7027.544910179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6" draw:text-style-name="P2" draw:layer="layout" svg:width="0.6cm" svg:height="6.65cm" svg:x="12.95cm" svg:y="6.4cm">
              <text:p/>
              <draw:enhanced-geometry svg:viewBox="0 0 21600 21600" draw:mirror-horizont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frame draw:style-name="gr107" draw:text-style-name="P6" draw:layer="layout" svg:width="2.007cm" svg:height="1.636cm" svg:x="15.55cm" svg:y="8.444cm">
              <draw:text-box>
                <text:p><text:span text:style-name="T3">BED </text:span></text:p>
                <text:p><text:span text:style-name="T3">heater</text:span></text:p>
              </draw:text-box>
            </draw:frame>
            <draw:custom-shape draw:style-name="gr108" draw:text-style-name="P2" draw:layer="layout" svg:width="1.544cm" svg:height="1.565cm" svg:x="17.506cm" svg:y="9.485cm">
              <text:p/>
              <draw:enhanced-geometry svg:viewBox="0 0 21600 21600" draw:mirror-horizontal="true" draw:glue-points="?f7 0 ?f6 ?f1 0 ?f10 ?f6 21600 ?f4 ?f10 21600 ?f9" draw:path-stretchpoint-x="10800" draw:path-stretchpoint-y="10800" draw:text-areas="0 ?f1 ?f4 ?f12" draw:type="cube" draw:modifiers="16718.048780487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9" draw:text-style-name="P5" draw:layer="layout" svg:width="4.19cm" svg:height="1.137cm" svg:x="14.41cm" svg:y="9.62cm">
              <text:p/>
              <draw:enhanced-geometry svg:viewBox="0 0 21600 21600" draw:mirror-vertical="true" draw:glue-points="?f6 0 10800 ?f8 ?f11 10800 ?f9 21600 10800 ?f10 ?f5 10800" draw:text-areas="?f3 ?f3 ?f4 ?f4" draw:type="parallelogram" draw:modifiers="5963.0637079456"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8" draw:text-style-name="P2" draw:layer="layout" svg:width="1.544cm" svg:height="1.565cm" svg:x="13.806cm" svg:y="9.485cm">
              <text:p/>
              <draw:enhanced-geometry svg:viewBox="0 0 21600 21600" draw:mirror-horizontal="true" draw:glue-points="?f7 0 ?f6 ?f1 0 ?f10 ?f6 21600 ?f4 ?f10 21600 ?f9" draw:path-stretchpoint-x="10800" draw:path-stretchpoint-y="10800" draw:text-areas="0 ?f1 ?f4 ?f12" draw:type="cube" draw:modifiers="16718.048780487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15" draw:text-style-name="P2" draw:layer="layout" svg:width="1.444cm" svg:height="1.395cm" svg:x="13.095cm" svg:y="12.594cm">
            <text:p/>
            <draw:enhanced-geometry svg:viewBox="0 0 21600 21600" draw:mirror-horizontal="true" draw:glue-points="?f7 0 ?f6 ?f1 0 ?f10 ?f6 21600 ?f4 ?f10 21600 ?f9" draw:path-stretchpoint-x="10800" draw:path-stretchpoint-y="10800" draw:text-areas="0 ?f1 ?f4 ?f12" draw:type="cube" draw:modifiers="15147.851002865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5" draw:text-style-name="P2" draw:layer="layout" svg:width="1.444cm" svg:height="1.395cm" svg:x="18.273cm" svg:y="12.605cm">
            <text:p/>
            <draw:enhanced-geometry svg:viewBox="0 0 21600 21600" draw:mirror-horizontal="true" draw:glue-points="?f7 0 ?f6 ?f1 0 ?f10 ?f6 21600 ?f4 ?f10 21600 ?f9" draw:path-stretchpoint-x="10800" draw:path-stretchpoint-y="10800" draw:text-areas="0 ?f1 ?f4 ?f12" draw:type="cube" draw:modifiers="15147.851002865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5" draw:text-style-name="P2" draw:layer="layout" svg:width="1.444cm" svg:height="1.395cm" svg:x="13.106cm" svg:y="6.55cm">
            <text:p/>
            <draw:enhanced-geometry svg:viewBox="0 0 21600 21600" draw:mirror-horizontal="true" draw:glue-points="?f7 0 ?f6 ?f1 0 ?f10 ?f6 21600 ?f4 ?f10 21600 ?f9" draw:path-stretchpoint-x="10800" draw:path-stretchpoint-y="10800" draw:text-areas="0 ?f1 ?f4 ?f12" draw:type="cube" draw:modifiers="15147.851002865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5" draw:text-style-name="P2" draw:layer="layout" svg:width="1.444cm" svg:height="1.395cm" svg:x="18.273cm" svg:y="6.505cm">
            <text:p/>
            <draw:enhanced-geometry svg:viewBox="0 0 21600 21600" draw:mirror-horizontal="true" draw:glue-points="?f7 0 ?f6 ?f1 0 ?f10 ?f6 21600 ?f4 ?f10 21600 ?f9" draw:path-stretchpoint-x="10800" draw:path-stretchpoint-y="10800" draw:text-areas="0 ?f1 ?f4 ?f12" draw:type="cube" draw:modifiers="15147.851002865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105" draw:text-style-name="P2" draw:layer="layout" svg:width="0.601cm" svg:height="6.65cm" svg:x="19.275cm" svg:y="7.51cm">
              <text:p/>
              <draw:enhanced-geometry svg:viewBox="0 0 21600 21600" draw:mirror-horizont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 draw:text-style-name="P2" draw:layer="layout" svg:width="4.95cm" svg:height="0.564cm" svg:x="14.52cm" svg:y="13.576cm">
              <text:p/>
              <draw:enhanced-geometry svg:viewBox="0 0 21600 21600" draw:mirror-horizontal="true" draw:glue-points="?f7 0 ?f6 ?f1 0 ?f10 ?f6 21600 ?f4 ?f10 21600 ?f9" draw:path-stretchpoint-x="10800" draw:path-stretchpoint-y="10800" draw:text-areas="0 ?f1 ?f4 ?f12" draw:type="cube" draw:modifiers="6071.8894009216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2" draw:layer="layout" svg:width="4.95cm" svg:height="0.5cm" svg:x="14.499cm" svg:y="7.515cm">
              <text:p/>
              <draw:enhanced-geometry svg:viewBox="0 0 21600 21600" draw:mirror-horizontal="true" draw:glue-points="?f7 0 ?f6 ?f1 0 ?f10 ?f6 21600 ?f4 ?f10 21600 ?f9" draw:path-stretchpoint-x="10800" draw:path-stretchpoint-y="10800" draw:text-areas="0 ?f1 ?f4 ?f12" draw:type="cube" draw:modifiers="7027.544910179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6" draw:text-style-name="P2" draw:layer="layout" svg:width="0.6cm" svg:height="6.65cm" svg:x="14.089cm" svg:y="7.515cm">
              <text:p/>
              <draw:enhanced-geometry svg:viewBox="0 0 21600 21600" draw:mirror-horizont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custom-shape draw:style-name="gr110" draw:text-style-name="P2" draw:layer="layout" svg:width="3.75cm" svg:height="2.4cm" svg:x="4.4cm" svg:y="7.65cm">
          <text:p/>
          <draw:enhanced-geometry svg:viewBox="0 0 21600 21600" draw:mirror-horizontal="true" draw:glue-points="?f7 0 ?f6 ?f1 0 ?f10 ?f6 21600 ?f4 ?f10 21600 ?f9" draw:path-stretchpoint-x="10800" draw:path-stretchpoint-y="10800" draw:text-areas="0 ?f1 ?f4 ?f12" draw:type="cube" draw:modifiers="13358.018252933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5" draw:text-style-name="P1" draw:layer="layout" svg:x1="1.55cm" svg:y1="10.282cm" svg:x2="3.35cm" svg:y2="10.282cm">
          <text:p/>
        </draw:line>
        <draw:line draw:style-name="gr25" draw:text-style-name="P1" draw:layer="layout" svg:x1="6.1cm" svg:y1="9.8cm" svg:x2="6.6cm" svg:y2="10.3cm">
          <text:p/>
        </draw:line>
        <draw:line draw:style-name="gr101" draw:text-style-name="P1" draw:layer="layout" svg:x1="1.95cm" svg:y1="10.624cm" svg:x2="7.341cm" svg:y2="10.624cm">
          <text:p/>
        </draw:line>
        <draw:line draw:style-name="gr101" draw:text-style-name="P1" draw:layer="layout" svg:x1="6.499cm" svg:y1="9.8cm" svg:x2="7.3cm" svg:y2="10.601cm">
          <text:p/>
        </draw:line>
        <draw:g>
          <draw:line draw:style-name="gr111" draw:text-style-name="P1" draw:layer="layout" svg:x1="6.9cm" svg:y1="9.8cm" svg:x2="7.996cm" svg:y2="10.896cm">
            <text:p/>
          </draw:line>
          <draw:line draw:style-name="gr21" draw:text-style-name="P1" draw:layer="layout" svg:x1="7.011cm" svg:y1="9.911cm" svg:x2="8.05cm" svg:y2="10.95cm">
            <text:p/>
          </draw:line>
        </draw:g>
        <draw:g>
          <draw:line draw:style-name="gr20" draw:text-style-name="P1" draw:layer="layout" svg:x1="2.4cm" svg:y1="10.924cm" svg:x2="8.042cm" svg:y2="10.924cm">
            <text:p/>
          </draw:line>
          <draw:line draw:style-name="gr21" draw:text-style-name="P1" draw:layer="layout" svg:x1="2.4cm" svg:y1="10.924cm" svg:x2="8.042cm" svg:y2="10.924cm">
            <text:p/>
          </draw:line>
        </draw:g>
        <draw:line draw:style-name="gr25" draw:text-style-name="P1" draw:layer="layout" svg:x1="6.2cm" svg:y1="9.8cm" svg:x2="8.4cm" svg:y2="12cm">
          <text:p/>
        </draw:line>
        <draw:line draw:style-name="gr101" draw:text-style-name="P1" draw:layer="layout" svg:x1="6.6cm" svg:y1="9.801cm" svg:x2="12.15cm" svg:y2="15.35cm">
          <text:p/>
        </draw:line>
        <draw:g>
          <draw:line draw:style-name="gr20" draw:text-style-name="P1" draw:layer="layout" svg:x1="7cm" svg:y1="9.803cm" svg:x2="12.286cm" svg:y2="15.089cm">
            <text:p/>
          </draw:line>
          <draw:line draw:style-name="gr21" draw:text-style-name="P1" draw:layer="layout" svg:x1="7cm" svg:y1="9.795cm" svg:x2="12.305cm" svg:y2="15.1cm">
            <text:p/>
          </draw:line>
        </draw:g>
        <draw:g>
          <draw:g>
            <draw:line draw:style-name="gr20" draw:text-style-name="P1" draw:layer="layout" svg:x1="12.363cm" svg:y1="15.132cm" svg:x2="18.4cm" svg:y2="15.132cm">
              <text:p/>
            </draw:line>
            <draw:line draw:style-name="gr21" draw:text-style-name="P1" draw:layer="layout" svg:x1="12.35cm" svg:y1="15.132cm" svg:x2="18.4cm" svg:y2="15.132cm">
              <text:p/>
            </draw:line>
          </draw:g>
        </draw:g>
        <draw:g>
          <draw:path draw:style-name="gr70" draw:text-style-name="P1" draw:layer="layout" svg:width="1.529cm" svg:height="2.949cm" svg:x="17.251cm" svg:y="10.95cm" svg:viewBox="0 0 1530 2950" svg:d="M0 2950c2248 0 500-1850 500-1850 0 0-583-650 333-876s666-224 666-224">
            <text:p/>
          </draw:path>
          <draw:path draw:style-name="gr71" draw:text-style-name="P1" draw:layer="layout" svg:width="1.529cm" svg:height="2.949cm" svg:x="17.252cm" svg:y="10.95cm" svg:viewBox="0 0 1530 2950" svg:d="M0 2950c2248 0 500-1850 500-1850 0 0-583-650 333-876s666-224 666-224">
            <text:p/>
          </draw:path>
        </draw:g>
        <draw:line draw:style-name="gr7" draw:text-style-name="P1" draw:layer="layout" svg:x1="7.55cm" svg:y1="7.8cm" svg:x2="7.55cm" svg:y2="10.05cm">
          <text:p/>
        </draw:line>
        <draw:g>
          <draw:line draw:style-name="gr20" draw:text-style-name="P1" draw:layer="layout" svg:x1="17.2cm" svg:y1="13.897cm" svg:x2="18.401cm" svg:y2="15.098cm">
            <text:p/>
          </draw:line>
          <draw:line draw:style-name="gr21" draw:text-style-name="P1" draw:layer="layout" svg:x1="17.2cm" svg:y1="13.895cm" svg:x2="18.405cm" svg:y2="15.1cm">
            <text:p/>
          </draw:line>
        </draw:g>
        <draw:custom-shape draw:style-name="gr26" draw:text-style-name="P9" draw:layer="layout" svg:width="0.218cm" svg:height="0.7cm" draw:transform="rotate (1.5707963267949) translate (2.05cm 10.384cm)">
          <text:p/>
          <draw:enhanced-geometry svg:viewBox="0 0 21600 21600" draw:mirror-horizontal="true" draw:type="rectangle" draw:enhanced-path="M 0 0 L 21600 0 21600 21600 0 21600 0 0 Z N"/>
        </draw:custom-shape>
        <draw:frame draw:style-name="gr24" draw:text-style-name="P10" draw:layer="layout" svg:width="1.35cm" svg:height="0.625cm" svg:x="1.75cm" svg:y="9.65cm">
          <draw:text-box>
            <text:p text:style-name="P30"><text:span text:style-name="T4">Fuse</text:span></text:p>
          </draw:text-box>
        </draw:frame>
        <draw:line draw:style-name="gr25" draw:text-style-name="P1" draw:layer="layout" svg:x1="4.9cm" svg:y1="10.282cm" svg:x2="6.6cm" svg:y2="10.282cm">
          <text:p/>
        </draw:line>
        <draw:g>
          <draw:custom-shape draw:style-name="gr27" draw:text-style-name="P11" draw:layer="layout" svg:width="0.1cm" svg:height="0.1cm" svg:x="3.342cm" svg:y="10.23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7" draw:text-style-name="P11" draw:layer="layout" svg:width="0.1cm" svg:height="0.1cm" svg:x="3.742cm" svg:y="10.23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28" draw:text-style-name="P1" draw:layer="layout" svg:x1="3.35cm" svg:y1="10.382cm" svg:x2="3.8cm" svg:y2="10.382cm">
            <text:p/>
          </draw:line>
          <draw:line draw:style-name="gr28" draw:text-style-name="P1" draw:layer="layout" svg:x1="3.6cm" svg:y1="10cm" svg:x2="3.6cm" svg:y2="10.4cm">
            <text:p/>
          </draw:line>
          <draw:custom-shape draw:style-name="gr92" draw:text-style-name="P23" draw:layer="layout" svg:width="0.7cm" svg:height="0.3cm" svg:x="3.25cm" svg:y="9.95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line draw:style-name="gr101" draw:text-style-name="P1" draw:layer="layout" svg:x1="12.15cm" svg:y1="15.35cm" svg:x2="18.091cm" svg:y2="15.35cm">
          <text:p/>
        </draw:line>
        <draw:frame draw:style-name="gr24" draw:text-style-name="P8" draw:layer="layout" svg:width="3.45cm" svg:height="1.8cm" svg:x="3.8cm" svg:y="6cm">
          <draw:text-box>
            <text:p text:style-name="P32"><text:span text:style-name="T3">Power supply </text:span></text:p>
            <text:p text:style-name="P32"><text:span text:style-name="T3">100-150 W</text:span></text:p>
            <text:p text:style-name="P32"><text:span text:style-name="T3">12-24V</text:span></text:p>
          </draw:text-box>
        </draw:frame>
        <draw:g>
          <draw:custom-shape draw:style-name="gr27" draw:text-style-name="P11" draw:layer="layout" svg:width="0.1cm" svg:height="0.1cm" svg:x="4.443cm" svg:y="10.2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7" draw:text-style-name="P11" draw:layer="layout" svg:width="0.1cm" svg:height="0.1cm" svg:x="4.843cm" svg:y="10.22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28" draw:text-style-name="P1" draw:layer="layout" svg:x1="4.9cm" svg:y1="10.05cm" svg:x2="4.5cm" svg:y2="10.25cm">
            <text:p/>
          </draw:line>
        </draw:g>
        <draw:line draw:style-name="gr25" draw:text-style-name="P1" draw:layer="layout" svg:x1="3.8cm" svg:y1="10.282cm" svg:x2="4.5cm" svg:y2="10.282cm">
          <text:p/>
        </draw:line>
        <draw:line draw:style-name="gr23" draw:text-style-name="P1" draw:layer="layout" svg:x1="10.7cm" svg:y1="15.55cm" svg:x2="18.3cm" svg:y2="15.55cm">
          <text:p/>
        </draw:line>
        <draw:frame draw:style-name="gr24" draw:text-style-name="P12" draw:layer="layout" svg:width="0.669cm" svg:height="0.6cm" svg:x="0.981cm" svg:y="9.95cm">
          <draw:text-box>
            <text:p text:style-name="P30"><text:span text:style-name="T12">L</text:span></text:p>
          </draw:text-box>
        </draw:frame>
        <draw:frame draw:style-name="gr24" draw:text-style-name="P12" draw:layer="layout" svg:width="0.818cm" svg:height="0.6cm" svg:x="1.282cm" svg:y="10.3cm">
          <draw:text-box>
            <text:p text:style-name="P30"><text:span text:style-name="T12">N</text:span></text:p>
          </draw:text-box>
        </draw:frame>
        <draw:frame draw:style-name="gr24" draw:text-style-name="P12" draw:layer="layout" svg:width="1.118cm" svg:height="0.6cm" svg:x="1.582cm" svg:y="10.6cm">
          <draw:text-box>
            <text:p text:style-name="P30"><text:span text:style-name="T12">PE</text:span></text:p>
          </draw:text-box>
        </draw:frame>
        <draw:g>
          <draw:custom-shape draw:style-name="gr112" draw:text-style-name="P34" draw:layer="layout" svg:width="4.6cm" svg:height="1.95cm" svg:x="7.105cm" svg:y="7.95cm">
            <text:p/>
            <draw:enhanced-geometry svg:viewBox="0 0 21600 21600" draw:mirror-vertical="true" draw:glue-points="?f6 0 10800 ?f8 ?f11 10800 ?f9 21600 10800 ?f10 ?f5 10800" draw:text-areas="?f3 ?f3 ?f4 ?f4" draw:type="parallelogram" draw:modifiers="8041.9039339274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13" draw:text-style-name="P2" draw:layer="layout" svg:width="0.489cm" svg:height="0.3cm" svg:x="7.401cm" svg:y="7.85cm">
            <text:p/>
            <draw:enhanced-geometry svg:viewBox="0 0 21600 21600" draw:mirror-horizontal="true" draw:glue-points="?f7 0 ?f6 ?f1 0 ?f10 ?f6 21600 ?f4 ?f10 21600 ?f9" draw:path-stretchpoint-x="10800" draw:path-stretchpoint-y="10800" draw:text-areas="0 ?f1 ?f4 ?f12" draw:type="cube" draw:modifiers="12127.228915662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4" draw:text-style-name="P2" draw:layer="layout" svg:width="0.689cm" svg:height="0.55cm" svg:x="8.001cm" svg:y="7.65cm">
            <text:p/>
            <draw:enhanced-geometry svg:viewBox="0 0 21600 21600" draw:mirror-horizontal="true" draw:glue-points="?f7 0 ?f6 ?f1 0 ?f10 ?f6 21600 ?f4 ?f10 21600 ?f9" draw:path-stretchpoint-x="10800" draw:path-stretchpoint-y="10800" draw:text-areas="0 ?f1 ?f4 ?f12" draw:type="cube" draw:modifiers="8624.319419237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5" draw:text-style-name="P2" draw:layer="layout" svg:width="0.805cm" svg:height="0.45cm" svg:x="8.683cm" svg:y="7.763cm">
            <text:p/>
            <draw:enhanced-geometry svg:viewBox="0 0 21600 21600" draw:mirror-horizontal="true" draw:glue-points="?f7 0 ?f6 ?f1 0 ?f10 ?f6 21600 ?f4 ?f10 21600 ?f9" draw:path-stretchpoint-x="10800" draw:path-stretchpoint-y="10800" draw:text-areas="0 ?f1 ?f4 ?f12" draw:type="cube" draw:modifiers="12127.228915662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116" draw:text-style-name="P35" draw:layer="layout" svg:width="0.461cm" svg:height="0.534cm" svg:x="10.181cm" svg:y="9.35cm">
              <text:p/>
              <draw:enhanced-geometry svg:viewBox="0 0 21600 21600" draw:mirror-horizontal="true" draw:glue-points="?f7 0 ?f6 ?f1 0 ?f10 ?f6 21600 ?f4 ?f10 21600 ?f9" draw:path-stretchpoint-x="10800" draw:path-stretchpoint-y="10800" draw:text-areas="0 ?f1 ?f4 ?f12" draw:type="cube" draw:modifiers="8624.319419237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2" draw:layer="layout" svg:width="0.177cm" svg:height="0.178cm" svg:x="10.425cm" svg:y="9.615cm">
              <text:p/>
              <draw:enhanced-geometry svg:viewBox="0 0 21600 21600" draw:type="rectangle" draw:enhanced-path="M 0 0 L 21600 0 21600 21600 0 21600 0 0 Z N"/>
            </draw:custom-shape>
            <draw:custom-shape draw:style-name="gr34" draw:text-style-name="P2" draw:layer="layout" svg:width="0.106cm" svg:height="0.154cm" draw:transform="rotate (0.645771823237902) translate (10.337cm 9.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16" draw:text-style-name="P35" draw:layer="layout" svg:width="0.461cm" svg:height="0.534cm" svg:x="9.89cm" svg:y="9.35cm">
              <text:p/>
              <draw:enhanced-geometry svg:viewBox="0 0 21600 21600" draw:mirror-horizontal="true" draw:glue-points="?f7 0 ?f6 ?f1 0 ?f10 ?f6 21600 ?f4 ?f10 21600 ?f9" draw:path-stretchpoint-x="10800" draw:path-stretchpoint-y="10800" draw:text-areas="0 ?f1 ?f4 ?f12" draw:type="cube" draw:modifiers="8624.319419237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2" draw:layer="layout" svg:width="0.177cm" svg:height="0.178cm" svg:x="10.134cm" svg:y="9.615cm">
              <text:p/>
              <draw:enhanced-geometry svg:viewBox="0 0 21600 21600" draw:type="rectangle" draw:enhanced-path="M 0 0 L 21600 0 21600 21600 0 21600 0 0 Z N"/>
            </draw:custom-shape>
            <draw:custom-shape draw:style-name="gr34" draw:text-style-name="P2" draw:layer="layout" svg:width="0.106cm" svg:height="0.154cm" draw:transform="rotate (0.645771823237902) translate (10.046cm 9.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17" draw:text-style-name="P35" draw:layer="layout" svg:width="0.442cm" svg:height="0.513cm" svg:x="10.992cm" svg:y="9.359cm">
              <text:p/>
              <draw:enhanced-geometry svg:viewBox="0 0 21600 21600" draw:mirror-horizontal="true" draw:glue-points="?f7 0 ?f6 ?f1 0 ?f10 ?f6 21600 ?f4 ?f10 21600 ?f9" draw:path-stretchpoint-x="10800" draw:path-stretchpoint-y="10800" draw:text-areas="0 ?f1 ?f4 ?f12" draw:type="cube" draw:modifiers="8624.319419237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2" draw:layer="layout" svg:width="0.171cm" svg:height="0.17cm" svg:x="11.211cm" svg:y="9.614cm">
              <text:p/>
              <draw:enhanced-geometry svg:viewBox="0 0 21600 21600" draw:type="rectangle" draw:enhanced-path="M 0 0 L 21600 0 21600 21600 0 21600 0 0 Z N"/>
            </draw:custom-shape>
            <draw:custom-shape draw:style-name="gr34" draw:text-style-name="P2" draw:layer="layout" svg:width="0.103cm" svg:height="0.148cm" draw:transform="rotate (0.645771823237902) translate (11.127cm 9.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17" draw:text-style-name="P35" draw:layer="layout" svg:width="0.442cm" svg:height="0.513cm" svg:x="10.712cm" svg:y="9.359cm">
              <text:p/>
              <draw:enhanced-geometry svg:viewBox="0 0 21600 21600" draw:mirror-horizontal="true" draw:glue-points="?f7 0 ?f6 ?f1 0 ?f10 ?f6 21600 ?f4 ?f10 21600 ?f9" draw:path-stretchpoint-x="10800" draw:path-stretchpoint-y="10800" draw:text-areas="0 ?f1 ?f4 ?f12" draw:type="cube" draw:modifiers="8624.319419237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2" draw:layer="layout" svg:width="0.171cm" svg:height="0.17cm" svg:x="10.931cm" svg:y="9.614cm">
              <text:p/>
              <draw:enhanced-geometry svg:viewBox="0 0 21600 21600" draw:type="rectangle" draw:enhanced-path="M 0 0 L 21600 0 21600 21600 0 21600 0 0 Z N"/>
            </draw:custom-shape>
            <draw:custom-shape draw:style-name="gr34" draw:text-style-name="P2" draw:layer="layout" svg:width="0.103cm" svg:height="0.148cm" draw:transform="rotate (0.645771823237902) translate (10.847cm 9.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18" draw:text-style-name="P35" draw:layer="layout" svg:width="0.282cm" svg:height="0.327cm" svg:x="9.551cm" svg:y="9.557cm">
              <text:p/>
              <draw:enhanced-geometry svg:viewBox="0 0 21600 21600" draw:mirror-horizontal="true" draw:glue-points="?f7 0 ?f6 ?f1 0 ?f10 ?f6 21600 ?f4 ?f10 21600 ?f9" draw:path-stretchpoint-x="10800" draw:path-stretchpoint-y="10800" draw:text-areas="0 ?f1 ?f4 ?f12" draw:type="cube" draw:modifiers="8624.319419237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2" draw:layer="layout" svg:width="0.109cm" svg:height="0.109cm" svg:x="9.691cm" svg:y="9.719cm">
              <text:p/>
              <draw:enhanced-geometry svg:viewBox="0 0 21600 21600" draw:type="rectangle" draw:enhanced-path="M 0 0 L 21600 0 21600 21600 0 21600 0 0 Z N"/>
            </draw:custom-shape>
            <draw:custom-shape draw:style-name="gr34" draw:text-style-name="P2" draw:layer="layout" svg:width="0.065cm" svg:height="0.094cm" draw:transform="rotate (0.645771823237902) translate (9.638cm 9.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18" draw:text-style-name="P35" draw:layer="layout" svg:width="0.282cm" svg:height="0.327cm" svg:x="9.373cm" svg:y="9.557cm">
              <text:p/>
              <draw:enhanced-geometry svg:viewBox="0 0 21600 21600" draw:mirror-horizontal="true" draw:glue-points="?f7 0 ?f6 ?f1 0 ?f10 ?f6 21600 ?f4 ?f10 21600 ?f9" draw:path-stretchpoint-x="10800" draw:path-stretchpoint-y="10800" draw:text-areas="0 ?f1 ?f4 ?f12" draw:type="cube" draw:modifiers="8624.3194192377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2" draw:layer="layout" svg:width="0.109cm" svg:height="0.109cm" svg:x="9.513cm" svg:y="9.719cm">
              <text:p/>
              <draw:enhanced-geometry svg:viewBox="0 0 21600 21600" draw:type="rectangle" draw:enhanced-path="M 0 0 L 21600 0 21600 21600 0 21600 0 0 Z N"/>
            </draw:custom-shape>
            <draw:custom-shape draw:style-name="gr34" draw:text-style-name="P2" draw:layer="layout" svg:width="0.065cm" svg:height="0.094cm" draw:transform="skewX (-0.0106465084371653) rotate (0.645771823237902) translate (9.459cm 9.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9" draw:text-style-name="P36" draw:layer="layout" svg:width="0.889cm" svg:height="0.301cm" svg:x="8.39cm" svg:y="8.549cm">
            <text:p/>
            <draw:enhanced-geometry svg:viewBox="0 0 21600 21600" draw:mirror-horizontal="true" draw:glue-points="?f7 0 ?f6 ?f1 0 ?f10 ?f6 21600 ?f4 ?f10 21600 ?f9" draw:path-stretchpoint-x="10800" draw:path-stretchpoint-y="10800" draw:text-areas="0 ?f1 ?f4 ?f12" draw:type="cube" draw:modifiers="18882.11920529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0" draw:text-style-name="P36" draw:layer="layout" svg:width="0.399cm" svg:height="0.15cm" svg:x="9.629cm" svg:y="8.299cm">
            <text:p/>
            <draw:enhanced-geometry svg:viewBox="0 0 21600 21600" draw:mirror-horizontal="true" draw:glue-points="?f7 0 ?f6 ?f1 0 ?f10 ?f6 21600 ?f4 ?f10 21600 ?f9" draw:path-stretchpoint-x="10800" draw:path-stretchpoint-y="10800" draw:text-areas="0 ?f1 ?f4 ?f12" draw:type="cube" draw:modifiers="18882.11920529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0" draw:text-style-name="P36" draw:layer="layout" svg:width="0.399cm" svg:height="0.15cm" svg:x="9.929cm" svg:y="8.6cm">
            <text:p/>
            <draw:enhanced-geometry svg:viewBox="0 0 21600 21600" draw:mirror-horizontal="true" draw:glue-points="?f7 0 ?f6 ?f1 0 ?f10 ?f6 21600 ?f4 ?f10 21600 ?f9" draw:path-stretchpoint-x="10800" draw:path-stretchpoint-y="10800" draw:text-areas="0 ?f1 ?f4 ?f12" draw:type="cube" draw:modifiers="18882.11920529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0" draw:text-style-name="P36" draw:layer="layout" svg:width="0.399cm" svg:height="0.15cm" svg:x="10.229cm" svg:y="8.901cm">
            <text:p/>
            <draw:enhanced-geometry svg:viewBox="0 0 21600 21600" draw:mirror-horizontal="true" draw:glue-points="?f7 0 ?f6 ?f1 0 ?f10 ?f6 21600 ?f4 ?f10 21600 ?f9" draw:path-stretchpoint-x="10800" draw:path-stretchpoint-y="10800" draw:text-areas="0 ?f1 ?f4 ?f12" draw:type="cube" draw:modifiers="18882.11920529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1" draw:text-style-name="P36" draw:layer="layout" svg:width="0.454cm" svg:height="0.171cm" svg:x="10.573cm" svg:y="9.189cm">
            <text:p/>
            <draw:enhanced-geometry svg:viewBox="0 0 21600 21600" draw:mirror-horizontal="true" draw:glue-points="?f7 0 ?f6 ?f1 0 ?f10 ?f6 21600 ?f4 ?f10 21600 ?f9" draw:path-stretchpoint-x="10800" draw:path-stretchpoint-y="10800" draw:text-areas="0 ?f1 ?f4 ?f12" draw:type="cube" draw:modifiers="18882.11920529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2" draw:text-style-name="P36" draw:layer="layout" svg:width="0.49cm" svg:height="0.166cm" svg:x="9.705cm" svg:y="9.184cm">
            <text:p/>
            <draw:enhanced-geometry svg:viewBox="0 0 21600 21600" draw:mirror-horizontal="true" draw:glue-points="?f7 0 ?f6 ?f1 0 ?f10 ?f6 21600 ?f4 ?f10 21600 ?f9" draw:path-stretchpoint-x="10800" draw:path-stretchpoint-y="10800" draw:text-areas="0 ?f1 ?f4 ?f12" draw:type="cube" draw:modifiers="18882.11920529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3" draw:text-style-name="P36" draw:layer="layout" svg:width="0.445cm" svg:height="0.151cm" svg:x="9.135cm" svg:y="9.3cm">
            <text:p/>
            <draw:enhanced-geometry svg:viewBox="0 0 21600 21600" draw:mirror-horizontal="true" draw:glue-points="?f7 0 ?f6 ?f1 0 ?f10 ?f6 21600 ?f4 ?f10 21600 ?f9" draw:path-stretchpoint-x="10800" draw:path-stretchpoint-y="10800" draw:text-areas="0 ?f1 ?f4 ?f12" draw:type="cube" draw:modifiers="18882.11920529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line draw:style-name="gr60" draw:text-style-name="P1" draw:layer="layout" svg:x1="7.892cm" svg:y1="9.78cm" svg:x2="8.942cm" svg:y2="10.828cm">
          <text:p/>
        </draw:line>
        <draw:line draw:style-name="gr60" draw:text-style-name="P1" draw:layer="layout" svg:x1="8.95cm" svg:y1="10.824cm" svg:x2="12.15cm" svg:y2="10.824cm">
          <text:p/>
        </draw:line>
        <draw:line draw:style-name="gr61" draw:text-style-name="P1" draw:layer="layout" svg:x1="7.65cm" svg:y1="9.802cm" svg:x2="8.899cm" svg:y2="11.051cm">
          <text:p/>
        </draw:line>
        <draw:line draw:style-name="gr61" draw:text-style-name="P1" draw:layer="layout" svg:x1="8.9cm" svg:y1="11.05cm" svg:x2="12.67cm" svg:y2="11.08cm">
          <text:p/>
        </draw:line>
        <draw:line draw:style-name="gr61" draw:text-style-name="P1" draw:layer="layout" svg:x1="11.299cm" svg:y1="9.7cm" svg:x2="12.649cm" svg:y2="11.05cm">
          <text:p/>
        </draw:line>
        <draw:line draw:style-name="gr60" draw:text-style-name="P1" draw:layer="layout" svg:x1="10.999cm" svg:y1="9.7cm" svg:x2="12.149cm" svg:y2="10.85cm">
          <text:p/>
        </draw:line>
        <draw:line draw:style-name="gr25" draw:text-style-name="P1" draw:layer="layout" svg:x1="7.95cm" svg:y1="12.8cm" svg:x2="10.7cm" svg:y2="15.55cm">
          <text:p/>
        </draw:line>
        <draw:line draw:style-name="gr61" draw:text-style-name="P1" draw:layer="layout" svg:x1="10.499cm" svg:y1="9.7cm" svg:x2="11.35cm" svg:y2="10.551cm">
          <text:p/>
        </draw:line>
        <draw:line draw:style-name="gr60" draw:text-style-name="P1" draw:layer="layout" svg:x1="10.2cm" svg:y1="9.701cm" svg:x2="10.799cm" svg:y2="10.3cm">
          <text:p/>
        </draw:line>
        <draw:line draw:style-name="gr61" draw:text-style-name="P1" draw:layer="layout" svg:x1="10.185cm" svg:y1="12.85cm" svg:x2="12cm" svg:y2="12.861cm">
          <text:p/>
        </draw:line>
        <draw:g>
          <draw:custom-shape draw:style-name="gr124" draw:text-style-name="P37" draw:layer="layout" svg:width="2.4cm" svg:height="1.159cm" svg:x="8.55cm" svg:y="12.472cm">
            <text:p/>
            <draw:enhanced-geometry svg:viewBox="0 0 21600 21600" draw:mirror-horizontal="true" draw:glue-points="?f7 0 ?f6 ?f1 0 ?f10 ?f6 21600 ?f4 ?f10 21600 ?f9" draw:path-stretchpoint-x="10800" draw:path-stretchpoint-y="10800" draw:text-areas="0 ?f1 ?f4 ?f12" draw:type="cube" draw:modifiers="9430.1331464611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5" draw:text-style-name="P2" draw:layer="layout" svg:width="0.537cm" svg:height="0.299cm" svg:x="9.998cm" svg:y="12.347cm">
            <text:p/>
            <draw:enhanced-geometry svg:viewBox="0 0 21600 21600" draw:mirror-horizontal="true" draw:glue-points="?f7 0 ?f6 ?f1 0 ?f10 ?f6 21600 ?f4 ?f10 21600 ?f9" draw:path-stretchpoint-x="10800" draw:path-stretchpoint-y="10800" draw:text-areas="0 ?f1 ?f4 ?f12" draw:type="cube" draw:modifiers="12127.228915662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6" draw:text-style-name="P2" draw:layer="layout" svg:width="0.55cm" svg:height="0.307cm" svg:x="10.37cm" svg:y="12.638cm">
            <text:p/>
            <draw:enhanced-geometry svg:viewBox="0 0 21600 21600" draw:mirror-horizontal="true" draw:glue-points="?f7 0 ?f6 ?f1 0 ?f10 ?f6 21600 ?f4 ?f10 21600 ?f9" draw:path-stretchpoint-x="10800" draw:path-stretchpoint-y="10800" draw:text-areas="0 ?f1 ?f4 ?f12" draw:type="cube" draw:modifiers="12127.228915662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7" draw:text-style-name="P37" draw:layer="layout" svg:width="1.487cm" svg:height="0.717cm" svg:x="9.048cm" svg:y="12.258cm">
            <text:p/>
            <draw:enhanced-geometry svg:viewBox="0 0 21600 21600" draw:mirror-horizontal="true" draw:glue-points="?f7 0 ?f6 ?f1 0 ?f10 ?f6 21600 ?f4 ?f10 21600 ?f9" draw:path-stretchpoint-x="10800" draw:path-stretchpoint-y="10800" draw:text-areas="0 ?f1 ?f4 ?f12" draw:type="cube" draw:modifiers="15523.119777158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5" draw:text-style-name="P2" draw:layer="layout" svg:width="0.537cm" svg:height="0.299cm" svg:x="8.598cm" svg:y="12.346cm">
            <text:p/>
            <draw:enhanced-geometry svg:viewBox="0 0 21600 21600" draw:mirror-horizontal="true" draw:glue-points="?f7 0 ?f6 ?f1 0 ?f10 ?f6 21600 ?f4 ?f10 21600 ?f9" draw:path-stretchpoint-x="10800" draw:path-stretchpoint-y="10800" draw:text-areas="0 ?f1 ?f4 ?f12" draw:type="cube" draw:modifiers="12127.228915662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6" draw:text-style-name="P2" draw:layer="layout" svg:width="0.55cm" svg:height="0.307cm" svg:x="8.9cm" svg:y="12.63cm">
            <text:p/>
            <draw:enhanced-geometry svg:viewBox="0 0 21600 21600" draw:mirror-horizontal="true" draw:glue-points="?f7 0 ?f6 ?f1 0 ?f10 ?f6 21600 ?f4 ?f10 21600 ?f9" draw:path-stretchpoint-x="10800" draw:path-stretchpoint-y="10800" draw:text-areas="0 ?f1 ?f4 ?f12" draw:type="cube" draw:modifiers="12127.228915662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4" draw:text-style-name="P8" draw:layer="layout" svg:width="2.3cm" svg:height="0.7cm" svg:x="8.85cm" svg:y="12.945cm">
            <draw:text-box>
              <text:p text:style-name="P7"><text:span text:style-name="T3">AC SSR</text:span></text:p>
            </draw:text-box>
          </draw:frame>
          <draw:frame draw:style-name="gr24" draw:text-style-name="P8" draw:layer="layout" svg:width="0.7cm" svg:height="0.7cm" svg:x="9.01cm" svg:y="12cm">
            <draw:text-box>
              <text:p text:style-name="P7"><text:span text:style-name="T3">~</text:span></text:p>
            </draw:text-box>
          </draw:frame>
          <draw:frame draw:style-name="gr24" draw:text-style-name="P8" draw:layer="layout" svg:width="0.7cm" svg:height="0.7cm" svg:x="9.3cm" svg:y="12.255cm">
            <draw:text-box>
              <text:p text:style-name="P7"><text:span text:style-name="T3">~</text:span></text:p>
            </draw:text-box>
          </draw:frame>
          <draw:frame draw:style-name="gr24" draw:text-style-name="P8" draw:layer="layout" svg:width="0.7cm" svg:height="0.7cm" svg:x="9.85cm" svg:y="12.245cm">
            <draw:text-box>
              <text:p text:style-name="P7"><text:span text:style-name="T3">-</text:span></text:p>
            </draw:text-box>
          </draw:frame>
          <draw:frame draw:style-name="gr24" draw:text-style-name="P8" draw:layer="layout" svg:width="0.7cm" svg:height="0.7cm" svg:x="9.6cm" svg:y="12.045cm">
            <draw:text-box>
              <text:p text:style-name="P7"><text:span text:style-name="T3">+</text:span></text:p>
            </draw:text-box>
          </draw:frame>
          <draw:frame draw:style-name="gr24" draw:text-style-name="P8" draw:layer="layout" svg:width="0.7cm" svg:height="0.7cm" svg:x="9.75cm" svg:y="12.245cm">
            <draw:text-box>
              <text:p text:style-name="P7"><text:span text:style-name="T3">-</text:span></text:p>
            </draw:text-box>
          </draw:frame>
        </draw:g>
        <draw:line draw:style-name="gr25" draw:text-style-name="P1" draw:layer="layout" svg:x1="7.95cm" svg:y1="12.8cm" svg:x2="8.95cm" svg:y2="12.8cm">
          <text:p/>
        </draw:line>
        <draw:line draw:style-name="gr25" draw:text-style-name="P1" draw:layer="layout" svg:x1="8.4cm" svg:y1="12.5cm" svg:x2="8.7cm" svg:y2="12.5cm">
          <text:p/>
        </draw:line>
        <draw:line draw:style-name="gr25" draw:text-style-name="P1" draw:layer="layout" svg:x1="7.9cm" svg:y1="12cm" svg:x2="8.4cm" svg:y2="12cm">
          <text:p/>
        </draw:line>
        <draw:line draw:style-name="gr25" draw:text-style-name="P1" draw:layer="layout" svg:x1="7.9cm" svg:y1="12cm" svg:x2="8.4cm" svg:y2="12.5cm">
          <text:p/>
        </draw:line>
        <draw:line draw:style-name="gr61" draw:text-style-name="P1" draw:layer="layout" svg:x1="9.7cm" svg:y1="10.55cm" svg:x2="11.35cm" svg:y2="10.559cm">
          <text:p/>
        </draw:line>
        <draw:line draw:style-name="gr60" draw:text-style-name="P1" draw:layer="layout" svg:x1="9.15cm" svg:y1="10.324cm" svg:x2="10.8cm" svg:y2="10.324cm">
          <text:p/>
        </draw:line>
        <draw:custom-shape draw:style-name="gr128" draw:text-style-name="P37" draw:layer="layout" svg:width="1.1cm" svg:height="0.466cm" svg:x="9.35cm" svg:y="10.7cm">
          <text:p/>
          <draw:enhanced-geometry svg:viewBox="0 0 21600 21600" draw:mirror-vertical="true" draw:glue-points="?f6 0 10800 ?f8 ?f11 10800 ?f9 21600 10800 ?f10 ?f5 10800" draw:text-areas="?f3 ?f3 ?f4 ?f4" draw:type="parallelogram" draw:modifiers="8041.9039339274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61" draw:text-style-name="P1" draw:layer="layout" svg:x1="9.7cm" svg:y1="10.55cm" svg:x2="12cm" svg:y2="12.85cm">
          <text:p/>
        </draw:line>
        <draw:line draw:style-name="gr60" draw:text-style-name="P1" draw:layer="layout" svg:x1="9.15cm" svg:y1="10.351cm" svg:x2="11.249cm" svg:y2="12.45cm">
          <text:p/>
        </draw:line>
        <draw:line draw:style-name="gr7" draw:text-style-name="P1" draw:layer="layout" svg:x1="12.5cm" svg:y1="14.8cm" svg:x2="16.9cm" svg:y2="14.8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Axis" draw:style="rect" draw:dots1="1" draw:dots1-length="1cm" draw:dots2="1" draw:distance="0.15cm"/>
    <draw:stroke-dash draw:name="Dashed_20__28_var_29_" draw:display-name="Dashed (var)" draw:style="rect" draw:dots1="1" draw:dots1-length="350%" draw:distance="200%"/>
    <draw:stroke-dash draw:name="Dashed_20__28_var_29__20_3" draw:display-name="Dashed (var) 3"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3" svg:stroke-width="0.1cm" svg:stroke-color="#ffffff" draw:marker-start-width="0.36cm" draw:marker-start-center="false" draw:marker-end-width="0.36cm" draw:marker-end-center="false" draw:fill="solid" draw:fill-color="#fc5c00"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3" svg:stroke-color="#000000" draw:fill="none"/>
      <style:paragraph-properties>
        <style:tab-stops/>
      </style:paragraph-properties>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26T00:53:13.664000000</meta:creation-date>
    <dc:date>2018-01-28T04:32:35.451000000</dc:date>
    <meta:editing-duration>PT20H17M32S</meta:editing-duration>
    <meta:editing-cycles>211</meta:editing-cycles>
    <meta:generator>LibreOffice/5.4.4.2$Windows_X86_64 LibreOffice_project/2524958677847fb3bb44820e40380acbe820f960</meta:generator>
    <meta:document-statistic meta:object-count="634"/>
  </office:meta>
</office:document-meta>
</file>